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alibri" svg:font-family="Calibri, Arial" style:font-family-generic="roman"/>
    <style:font-face style:name="Cochin" svg:font-family="Cochin" style:font-pitch="variable"/>
    <style:font-face style:name="FrizQuadrataTurk" svg:font-family="FrizQuadrataTurk" style:font-pitch="variable"/>
    <style:font-face style:name="Lucida Grande" svg:font-family="'Lucida Grande'" style:font-pitch="variable"/>
    <style:font-face style:name="MGillSans" svg:font-family="MGillSans" style:font-pitch="variable"/>
    <style:font-face style:name="New York" svg:font-family="'New York'" style:font-pitch="variable"/>
    <style:font-face style:name="OptimaTurk" svg:font-family="OptimaTurk" style:font-pitch="variable"/>
    <style:font-face style:name="PalatinoTurk" svg:font-family="PalatinoTurk" style:font-pitch="variable"/>
    <style:font-face style:name="SnellRoundhandBold" svg:font-family="SnellRoundhandBold" style:font-pitch="variable"/>
    <style:font-face style:name="Times" svg:font-family="Times"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B.BASLIK">
      <style:paragraph-properties fo:line-height="150%"/>
      <style:text-properties fo:color="#000000" style:font-name="DejaVu Sans" style:font-name-complex="PalatinoTurk"/>
    </style:style>
    <style:style style:name="P2" style:family="paragraph" style:parent-style-name="RE_2053_9MALTI">
      <style:paragraph-properties fo:line-height="150%"/>
      <style:text-properties fo:color="#000000" style:font-name="DejaVu Sans" fo:language="en" fo:country="GB"/>
    </style:style>
    <style:style style:name="P3" style:family="paragraph" style:parent-style-name="RE_2053_9MALTI">
      <style:paragraph-properties fo:line-height="150%" fo:text-align="end" style:justify-single-word="false"/>
      <style:text-properties fo:color="#000000" style:font-name="DejaVu Sans" fo:language="en" fo:country="GB"/>
    </style:style>
    <style:style style:name="P4" style:family="paragraph" style:parent-style-name="RE_2053_9MALTI">
      <style:paragraph-properties fo:line-height="150%" fo:text-align="center" style:justify-single-word="false"/>
      <style:text-properties fo:color="#000000" style:font-name="DejaVu Sans" fo:language="en" fo:country="GB"/>
    </style:style>
    <style:style style:name="P5" style:family="paragraph" style:parent-style-name="RE_2053_9MALTI">
      <style:paragraph-properties fo:line-height="150%"/>
      <style:text-properties fo:color="#000000" style:font-name="DejaVu Sans" fo:font-size="7pt" style:font-size-asian="7pt"/>
    </style:style>
    <style:style style:name="P6" style:family="paragraph" style:parent-style-name="RE_2053_9MALTI">
      <style:paragraph-properties fo:line-height="150%"/>
      <style:text-properties fo:color="#000000" style:font-name="DejaVu Sans"/>
    </style:style>
    <style:style style:name="P7" style:family="paragraph" style:parent-style-name="RE_2053_9MALTI">
      <style:paragraph-properties fo:line-height="150%" fo:text-align="center" style:justify-single-word="false"/>
      <style:text-properties fo:color="#000000" style:font-name="DejaVu Sans"/>
    </style:style>
    <style:style style:name="P8" style:family="paragraph" style:parent-style-name="RE_2053_9MALTI">
      <style:paragraph-properties fo:line-height="150%" fo:text-align="end" style:justify-single-word="false"/>
      <style:text-properties fo:color="#000000" style:font-name="DejaVu Sans"/>
    </style:style>
    <style:style style:name="P9" style:family="paragraph" style:parent-style-name="RE_2053_9MALTI">
      <style:paragraph-properties fo:line-height="150%" fo:text-align="center" style:justify-single-word="false"/>
      <style:text-properties fo:color="#000000" style:font-name="DejaVu Sans" fo:font-size="18pt" style:font-size-asian="18pt" style:font-name-complex="PalatinoTurk"/>
    </style:style>
    <style:style style:name="P10" style:family="paragraph" style:parent-style-name="RE_2053_9MALTI">
      <style:paragraph-properties fo:line-height="150%" fo:text-align="center" style:justify-single-word="false"/>
      <style:text-properties fo:color="#000000" style:font-name="DejaVu Sans" fo:font-size="9pt" fo:language="en" fo:country="GB" fo:font-weight="normal" style:font-size-asian="9pt" style:font-weight-asian="normal" style:font-name-complex="PalatinoTurk"/>
    </style:style>
    <style:style style:name="P11" style:family="paragraph" style:parent-style-name="RE_2053_9MALTI">
      <style:paragraph-properties fo:line-height="150%"/>
      <style:text-properties fo:color="#000000" style:font-name="DejaVu Sans" fo:font-size="9pt" fo:language="en" fo:country="GB" style:font-size-asian="9pt"/>
    </style:style>
    <style:style style:name="P12" style:family="paragraph" style:parent-style-name="RE_2053_9MALTI">
      <style:paragraph-properties fo:line-height="150%" fo:text-align="end" style:justify-single-word="false"/>
      <style:text-properties fo:color="#000000" style:font-name="DejaVu Sans" fo:font-size="9pt" fo:language="en" fo:country="GB" style:font-size-asian="9pt"/>
    </style:style>
    <style:style style:name="P13" style:family="paragraph" style:parent-style-name="RE_2053_9MALTI">
      <style:paragraph-properties fo:line-height="150%"/>
      <style:text-properties fo:color="#000000" style:font-name="DejaVu Sans" fo:font-size="9pt" style:font-size-asian="9pt"/>
    </style:style>
    <style:style style:name="P14" style:family="paragraph" style:parent-style-name="RE_2053_9MALTI">
      <style:paragraph-properties fo:line-height="150%"/>
      <style:text-properties fo:color="#000000" style:font-name="DejaVu Sans" fo:font-size="7.5pt" style:font-size-asian="7.5pt"/>
    </style:style>
    <style:style style:name="P15" style:family="paragraph" style:parent-style-name="RE_2053_9MALTI">
      <style:paragraph-properties fo:line-height="150%"/>
      <style:text-properties fo:color="#000000" style:font-name="DejaVu Sans" fo:font-size="7.5pt" fo:language="en" fo:country="GB" style:font-size-asian="7.5pt"/>
    </style:style>
    <style:style style:name="P16" style:family="paragraph" style:parent-style-name="RE_2053_9MALTI">
      <style:paragraph-properties fo:line-height="150%"/>
    </style:style>
    <style:style style:name="P17" style:family="paragraph" style:parent-style-name="RE_2053_9MALTI">
      <style:paragraph-properties fo:line-height="150%"/>
      <style:text-properties style:font-name="DejaVu Sans"/>
    </style:style>
    <style:style style:name="P18" style:family="paragraph" style:parent-style-name="Standard">
      <style:paragraph-properties fo:line-height="150%"/>
    </style:style>
    <style:style style:name="P19" style:family="paragraph" style:parent-style-name="Standard">
      <style:paragraph-properties fo:line-height="150%" fo:text-align="center" style:justify-single-word="false"/>
    </style:style>
    <style:style style:name="P20" style:family="paragraph" style:parent-style-name="Standard" style:list-style-name="">
      <style:paragraph-properties fo:line-height="150%" fo:text-align="center" style:justify-single-word="false"/>
    </style:style>
    <style:style style:name="P21" style:family="paragraph" style:parent-style-name="Standard">
      <style:paragraph-properties fo:line-height="150%" fo:text-align="end" style:justify-single-word="false"/>
    </style:style>
    <style:style style:name="P22" style:family="paragraph" style:parent-style-name="Standard">
      <style:paragraph-properties fo:line-height="150%" fo:text-align="center" style:justify-single-word="false"/>
      <style:text-properties fo:color="#000000" style:font-name="PalatinoTurk" fo:font-size="8pt" fo:language="en" fo:country="GB" style:font-size-asian="8pt" style:font-name-complex="PalatinoTurk"/>
    </style:style>
    <style:style style:name="P23" style:family="paragraph" style:parent-style-name="Standard">
      <style:paragraph-properties fo:line-height="150%" fo:text-align="center" style:justify-single-word="false"/>
      <style:text-properties fo:color="#000000" style:font-name="GaramondTurk" fo:font-size="10pt" fo:language="en" fo:country="GB" fo:font-weight="bold" style:font-size-asian="10pt" style:font-weight-asian="bold" style:font-name-complex="GaramondTurk"/>
    </style:style>
    <style:style style:name="P24" style:family="paragraph" style:parent-style-name="Standard">
      <style:paragraph-properties fo:line-height="150%" fo:text-align="center" style:justify-single-word="false"/>
      <style:text-properties fo:color="#000000" fo:language="en" fo:country="GB"/>
    </style:style>
    <style:style style:name="P25" style:family="paragraph" style:parent-style-name="Standard">
      <style:paragraph-properties fo:line-height="150%"/>
      <style:text-properties fo:color="#000000" style:font-name="Helvetica[T]" fo:font-size="8.5pt" fo:language="en" fo:country="GB" style:font-size-asian="8.5pt" style:font-name-complex="Helvetica[T]"/>
    </style:style>
    <style:style style:name="P26" style:family="paragraph" style:parent-style-name="Standard">
      <style:paragraph-properties fo:line-height="150%"/>
      <style:text-properties fo:color="#000000" style:font-name="DejaVu Sans" fo:font-size="8.5pt" fo:language="en" fo:country="GB" style:font-size-asian="8.5pt" style:font-name-complex="PalatinoTurk"/>
    </style:style>
    <style:style style:name="P27" style:family="paragraph" style:parent-style-name="Standard">
      <style:paragraph-properties fo:line-height="150%" fo:text-align="center" style:justify-single-word="false"/>
      <style:text-properties fo:color="#000000" style:font-name="DejaVu Sans" fo:font-size="8.5pt" fo:language="en" fo:country="GB" style:font-size-asian="8.5pt" style:font-name-complex="PalatinoTurk"/>
    </style:style>
    <style:style style:name="P28" style:family="paragraph" style:parent-style-name="Standard">
      <style:paragraph-properties fo:line-height="150%" fo:text-align="center" style:justify-single-word="false"/>
      <style:text-properties fo:color="#000000" style:font-name="DejaVu Sans" fo:font-size="8pt" fo:language="en" fo:country="GB" style:font-size-asian="8pt" style:font-name-complex="PalatinoTurk"/>
    </style:style>
    <style:style style:name="P29" style:family="paragraph" style:parent-style-name="Standard">
      <style:paragraph-properties fo:line-height="150%" fo:text-align="center" style:justify-single-word="false"/>
      <style:text-properties fo:color="#000000" style:font-name="DejaVu Sans" fo:font-size="36pt" fo:language="en" fo:country="GB" fo:font-weight="bold" style:font-size-asian="36pt" style:font-weight-asian="bold" style:font-name-complex="GaramondTurk"/>
    </style:style>
    <style:style style:name="P30" style:family="paragraph" style:parent-style-name="Standard">
      <style:paragraph-properties fo:line-height="150%"/>
      <style:text-properties fo:color="#000000" style:font-name="DejaVu Sans" fo:font-size="18pt" fo:language="en" fo:country="GB" style:font-size-asian="18pt" style:font-name-complex="GaramondTurk"/>
    </style:style>
    <style:style style:name="P31" style:family="paragraph" style:parent-style-name="Standard">
      <style:paragraph-properties fo:line-height="150%" fo:text-align="center" style:justify-single-word="false"/>
      <style:text-properties fo:color="#000000" style:font-name="DejaVu Sans" fo:font-size="18pt" fo:language="en" fo:country="GB" fo:font-weight="bold" style:font-size-asian="18pt" style:font-weight-asian="bold" style:font-name-complex="PalatinoTurk"/>
    </style:style>
    <style:style style:name="P32" style:family="paragraph" style:parent-style-name="Standard" style:list-style-name="">
      <style:paragraph-properties fo:line-height="150%" fo:text-align="center" style:justify-single-word="false"/>
      <style:text-properties fo:color="#000000" style:font-name="DejaVu Sans" fo:font-size="18pt" fo:language="en" fo:country="GB" style:font-name-asian="Times New Roman" style:font-size-asian="18pt" style:font-name-complex="Times New Roman"/>
    </style:style>
    <style:style style:name="P33" style:family="paragraph" style:parent-style-name="Standard">
      <style:paragraph-properties fo:line-height="150%"/>
      <style:text-properties fo:color="#000000" style:font-name="DejaVu Sans" fo:language="en" fo:country="GB"/>
    </style:style>
    <style:style style:name="P34" style:family="paragraph" style:parent-style-name="Standard">
      <style:paragraph-properties fo:line-height="150%" fo:text-align="center" style:justify-single-word="false"/>
      <style:text-properties fo:color="#000000" style:font-name="DejaVu Sans" fo:language="en" fo:country="GB"/>
    </style:style>
    <style:style style:name="P35" style:family="paragraph" style:parent-style-name="Standard">
      <style:paragraph-properties fo:line-height="150%" fo:text-align="end" style:justify-single-word="false"/>
      <style:text-properties fo:color="#000000" style:font-name="DejaVu Sans" fo:language="en" fo:country="GB"/>
    </style:style>
    <style:style style:name="P36" style:family="paragraph" style:parent-style-name="Standard">
      <style:paragraph-properties fo:line-height="150%"/>
      <style:text-properties fo:color="#000000" style:font-name="DejaVu Sans" fo:language="en" fo:country="GB" fo:font-weight="bold" style:font-weight-asian="bold"/>
    </style:style>
    <style:style style:name="P37" style:family="paragraph" style:parent-style-name="Standard">
      <style:paragraph-properties fo:line-height="150%"/>
      <style:text-properties fo:color="#000000" style:font-name="DejaVu Sans" fo:language="en" fo:country="GB" fo:font-weight="bold" style:font-weight-asian="bold" style:font-name-complex="PalatinoTurk"/>
    </style:style>
    <style:style style:name="P38" style:family="paragraph" style:parent-style-name="Standard">
      <style:text-properties fo:color="#000000" style:font-name="DejaVu Sans" fo:font-size="9.5pt" fo:language="en" fo:country="GB" style:font-size-asian="9.5pt" style:font-name-complex="PalatinoTurk"/>
    </style:style>
    <style:style style:name="P39" style:family="paragraph" style:parent-style-name="Standard">
      <style:paragraph-properties fo:line-height="150%"/>
      <style:text-properties fo:color="#000000" style:font-name="DejaVu Sans" fo:font-size="10pt" fo:language="en" fo:country="GB" fo:font-weight="bold" style:font-size-asian="10pt" style:font-weight-asian="bold" style:font-name-complex="GaramondTurk"/>
    </style:style>
    <style:style style:name="P40" style:family="paragraph" style:parent-style-name="Standard">
      <style:paragraph-properties fo:line-height="150%"/>
      <style:text-properties fo:color="#000000" style:font-name="DejaVu Sans" fo:font-size="11pt" fo:language="en" fo:country="GB" fo:font-weight="bold" style:font-size-asian="11pt" style:font-weight-asian="bold" style:font-name-complex="PalatinoTurk"/>
    </style:style>
    <style:style style:name="P41" style:family="paragraph" style:parent-style-name="Standard">
      <style:paragraph-properties fo:line-height="150%" fo:text-align="center" style:justify-single-word="false"/>
      <style:text-properties fo:color="#000000" style:font-name="DejaVu Sans" fo:font-size="9pt" fo:language="en" fo:country="GB" fo:font-weight="bold" style:font-size-asian="9pt" style:font-weight-asian="bold" style:font-name-complex="PalatinoTurk"/>
    </style:style>
    <style:style style:name="P42" style:family="paragraph" style:parent-style-name="Standard">
      <style:paragraph-properties fo:line-height="150%"/>
      <style:text-properties fo:color="#000000" style:font-name="DejaVu Sans" fo:font-size="9pt" fo:language="en" fo:country="GB" style:font-size-asian="9pt"/>
    </style:style>
    <style:style style:name="P43" style:family="paragraph" style:parent-style-name="Standard">
      <style:text-properties style:font-name="DejaVu Sans"/>
    </style:style>
    <style:style style:name="P44" style:family="paragraph" style:parent-style-name="Standard">
      <style:paragraph-properties fo:line-height="150%"/>
      <style:text-properties style:font-name="DejaVu Sans"/>
    </style:style>
    <style:style style:name="P45" style:family="paragraph" style:parent-style-name="Standard">
      <style:text-properties style:font-name="DejaVu Sans" fo:language="en" fo:country="GB"/>
    </style:style>
    <style:style style:name="P46" style:family="paragraph" style:parent-style-name="Standard">
      <style:paragraph-properties fo:margin-left="0.3cm" fo:margin-right="0.3cm" fo:margin-top="0.199cm" fo:margin-bottom="0cm" loext:contextual-spacing="false" fo:line-height="150%" fo:text-align="center" style:justify-single-word="false" fo:text-indent="0cm" style:auto-text-indent="false"/>
      <style:text-properties fo:color="#000000" style:font-name="DejaVu Sans" fo:font-size="18pt" fo:language="en" fo:country="GB" fo:font-weight="bold" style:font-size-asian="18pt" style:font-weight-asian="bold" style:font-name-complex="FrizQuadrataTurk"/>
    </style:style>
    <style:style style:name="P47" style:family="paragraph" style:parent-style-name="Standard">
      <style:paragraph-properties fo:margin-top="0cm" fo:margin-bottom="0.499cm" loext:contextual-spacing="false" fo:line-height="150%" fo:text-align="center" style:justify-single-word="false"/>
    </style:style>
    <style:style style:name="P48" style:family="paragraph" style:parent-style-name="Standard">
      <style:paragraph-properties fo:margin-left="0cm" fo:margin-right="0cm" fo:line-height="150%" fo:text-align="justify" style:justify-single-word="false" fo:text-indent="0.399cm" style:auto-text-indent="false"/>
      <style:text-properties fo:color="#000000" style:font-name="DejaVu Sans" fo:font-size="8.5pt" fo:language="en" fo:country="GB" style:font-size-asian="8.5pt" style:font-name-complex="PalatinoTurk"/>
    </style:style>
    <style:style style:name="P49" style:family="paragraph" style:parent-style-name="Standard">
      <style:paragraph-properties fo:margin-left="0cm" fo:margin-right="0cm" fo:line-height="150%" fo:text-align="justify" style:justify-single-word="false" fo:text-indent="0.399cm" style:auto-text-indent="false"/>
      <style:text-properties style:font-name="DejaVu Sans"/>
    </style:style>
    <style:style style:name="P50" style:family="paragraph" style:parent-style-name="Standard">
      <style:paragraph-properties fo:margin-left="1.849cm" fo:margin-right="1.849cm" fo:line-height="150%" fo:text-align="center" style:justify-single-word="false" fo:text-indent="0cm" style:auto-text-indent="false"/>
    </style:style>
    <style:style style:name="P51" style:family="paragraph" style:parent-style-name="Standard">
      <style:paragraph-properties fo:margin-top="0.106cm" fo:margin-bottom="0.106cm" loext:contextual-spacing="false" fo:line-height="150%" fo:text-align="center" style:justify-single-word="false"/>
      <style:text-properties fo:color="#000000" style:font-name="DejaVu Sans" fo:font-size="18pt" fo:language="en" fo:country="GB" style:font-size-asian="18pt"/>
    </style:style>
    <style:style style:name="P52" style:family="paragraph" style:parent-style-name="Standard" style:master-page-name="Standard">
      <style:paragraph-properties fo:line-height="150%" style:page-number="auto"/>
    </style:style>
    <style:style style:name="P53" style:family="paragraph" style:parent-style-name="anametin">
      <style:paragraph-properties fo:line-height="150%"/>
    </style:style>
    <style:style style:name="P54" style:family="paragraph" style:parent-style-name="anametin">
      <style:paragraph-properties fo:line-height="150%"/>
      <style:text-properties fo:color="#000000" style:font-name="DejaVu Sans"/>
    </style:style>
    <style:style style:name="P55" style:family="paragraph" style:parent-style-name="anametin">
      <style:paragraph-properties fo:line-height="150%"/>
      <style:text-properties fo:color="#000000" style:font-name="DejaVu Sans" fo:language="en" fo:country="GB"/>
    </style:style>
    <style:style style:name="P56" style:family="paragraph" style:parent-style-name="anametin">
      <style:paragraph-properties fo:line-height="150%"/>
      <style:text-properties style:font-name="DejaVu Sans"/>
    </style:style>
    <style:style style:name="P57" style:family="paragraph" style:parent-style-name="anametin">
      <style:paragraph-properties fo:margin-top="0.099cm" fo:margin-bottom="0cm" loext:contextual-spacing="false" fo:line-height="150%"/>
      <style:text-properties fo:color="#000000" style:font-name="DejaVu Sans" fo:font-size="10.5pt" fo:language="en" fo:country="GB" fo:font-weight="bold" style:font-size-asian="10.5pt" style:font-weight-asian="bold" style:font-name-complex="Helvetica[T]"/>
    </style:style>
    <style:style style:name="P58" style:family="paragraph" style:parent-style-name="anametin">
      <style:paragraph-properties fo:margin-top="0.099cm" fo:margin-bottom="0cm" loext:contextual-spacing="false" fo:line-height="150%"/>
      <style:text-properties fo:color="#000000" style:font-name="DejaVu Sans" fo:font-size="8.5pt" style:font-size-asian="8.5pt"/>
    </style:style>
    <style:style style:name="P59" style:family="paragraph" style:parent-style-name="anametin">
      <style:paragraph-properties fo:margin-left="0cm" fo:margin-right="0cm" fo:line-height="150%" fo:text-align="center" style:justify-single-word="false" fo:text-indent="0cm" style:auto-text-indent="false"/>
      <style:text-properties fo:color="#000000" style:font-name="DejaVu Sans" fo:font-size="20pt" fo:font-weight="bold" style:font-size-asian="20pt" style:font-weight-asian="bold" style:font-name-complex="SnellRoundhandBold"/>
    </style:style>
    <style:style style:name="P60" style:family="paragraph" style:parent-style-name="anametin">
      <style:paragraph-properties fo:margin-left="0cm" fo:margin-right="0cm" fo:line-height="150%" fo:text-indent="0cm" style:auto-text-indent="false"/>
      <style:text-properties fo:color="#000000" style:font-name="DejaVu Sans" fo:font-size="17pt" fo:font-style="italic" fo:font-weight="bold" style:font-size-asian="17pt" style:font-style-asian="italic" style:font-weight-asian="bold" style:font-name-complex="Times"/>
    </style:style>
    <style:style style:name="P61" style:family="paragraph" style:parent-style-name="anametin">
      <style:paragraph-properties fo:margin-left="0cm" fo:margin-right="0cm" fo:line-height="150%" fo:text-align="center" style:justify-single-word="false" fo:text-indent="0cm" style:auto-text-indent="false"/>
      <style:text-properties fo:color="#000000" style:font-name="DejaVu Sans" fo:font-size="17pt" fo:font-style="italic" fo:font-weight="bold" style:font-size-asian="17pt" style:font-style-asian="italic" style:font-weight-asian="bold" style:font-name-complex="Times"/>
    </style:style>
    <style:style style:name="P62" style:family="paragraph" style:parent-style-name="anametin">
      <style:paragraph-properties fo:margin-left="0cm" fo:margin-right="0cm" fo:line-height="150%" fo:text-indent="0cm" style:auto-text-indent="false"/>
      <style:text-properties fo:color="#000000" style:font-name="DejaVu Sans" fo:font-size="9.5pt" fo:language="en" fo:country="GB" style:font-size-asian="9.5pt" style:font-name-complex="PalatinoTurk"/>
    </style:style>
    <style:style style:name="P63" style:family="paragraph" style:parent-style-name="anametin">
      <style:paragraph-properties fo:margin-left="0cm" fo:margin-right="0cm" fo:line-height="150%" fo:text-indent="0cm" style:auto-text-indent="false"/>
      <style:text-properties fo:color="#000000" style:font-name="DejaVu Sans"/>
    </style:style>
    <style:style style:name="P64" style:family="paragraph" style:parent-style-name="anametin">
      <style:paragraph-properties fo:margin-left="0cm" fo:margin-right="0cm" fo:line-height="150%" fo:text-align="start" style:justify-single-word="false" fo:text-indent="0cm" style:auto-text-indent="false"/>
      <style:text-properties fo:color="#000000" style:font-name="DejaVu Sans" fo:font-size="8.5pt" style:font-size-asian="8.5pt" style:font-name-complex="Helvetica[T]"/>
    </style:style>
    <style:style style:name="P65" style:family="paragraph" style:parent-style-name="anametin">
      <style:paragraph-properties fo:margin-left="0cm" fo:margin-right="0cm" fo:line-height="150%" fo:text-align="start" style:justify-single-word="false" fo:text-indent="0cm" style:auto-text-indent="false"/>
      <style:text-properties fo:color="#000000" style:font-name="DejaVu Sans" fo:font-size="8.5pt" fo:language="en" fo:country="GB" style:font-size-asian="8.5pt" style:font-name-complex="Helvetica[T]"/>
    </style:style>
    <style:style style:name="P66" style:family="paragraph" style:parent-style-name="anametin">
      <style:paragraph-properties fo:margin-left="0cm" fo:margin-right="0cm" fo:line-height="150%" fo:text-indent="0cm" style:auto-text-indent="false"/>
      <style:text-properties style:font-name="DejaVu Sans"/>
    </style:style>
    <style:style style:name="P67" style:family="paragraph" style:parent-style-name="anametin">
      <style:paragraph-properties fo:margin-left="0cm" fo:margin-right="0cm" fo:line-height="150%" fo:text-align="center" style:justify-single-word="false" fo:text-indent="0cm" style:auto-text-indent="false"/>
      <style:text-properties style:font-name="DejaVu Sans"/>
    </style:style>
    <style:style style:name="P68" style:family="paragraph" style:parent-style-name="anametin">
      <style:paragraph-properties fo:margin-left="0cm" fo:margin-right="0cm" fo:line-height="150%" fo:text-align="start" style:justify-single-word="false" fo:text-indent="0cm" style:auto-text-indent="false"/>
      <style:text-properties style:font-name="DejaVu Sans"/>
    </style:style>
    <style:style style:name="P69" style:family="paragraph" style:parent-style-name="anametin">
      <style:paragraph-properties fo:margin-left="0cm" fo:margin-right="0cm" fo:line-height="150%" fo:text-align="start" style:justify-single-word="false" fo:text-indent="0cm" style:auto-text-indent="false" fo:keep-with-next="always"/>
      <style:text-properties style:font-name="DejaVu Sans"/>
    </style:style>
    <style:style style:name="P70" style:family="paragraph" style:parent-style-name="ayet">
      <style:paragraph-properties fo:line-height="150%"/>
    </style:style>
    <style:style style:name="P71" style:family="paragraph" style:parent-style-name="bas_206c__3a_k_20_ALT">
      <style:paragraph-properties fo:line-height="150%"/>
      <style:text-properties fo:color="#000000" style:font-name="DejaVu Sans"/>
    </style:style>
    <style:style style:name="P72" style:family="paragraph" style:parent-style-name="bas_206c__3a_k_20_ALT">
      <style:paragraph-properties fo:line-height="150%"/>
      <style:text-properties fo:color="#000000" style:font-name="DejaVu Sans" fo:font-weight="bold" style:font-weight-asian="bold"/>
    </style:style>
    <style:style style:name="P73" style:family="paragraph" style:parent-style-name="bas_206c__3a_k_20_ALT">
      <style:paragraph-properties fo:line-height="150%"/>
      <style:text-properties style:font-name="DejaVu Sans"/>
    </style:style>
    <style:style style:name="P74" style:family="paragraph" style:parent-style-name="küçükbas_206c__3a_k">
      <style:paragraph-properties fo:line-height="150%"/>
      <style:text-properties fo:color="#000000" style:font-name="DejaVu Sans" fo:font-weight="bold" style:font-weight-asian="bold" style:font-name-complex="PalatinoTurk"/>
    </style:style>
    <style:style style:name="P75" style:family="paragraph" style:parent-style-name="küçükbas_206c__3a_k">
      <style:paragraph-properties fo:line-height="150%"/>
      <style:text-properties fo:color="#000000" style:font-name="DejaVu Sans" fo:font-weight="bold" style:font-weight-asian="bold"/>
    </style:style>
    <style:style style:name="P76" style:family="paragraph" style:parent-style-name="spot">
      <style:paragraph-properties fo:line-height="150%"/>
      <style:text-properties fo:color="#000000" style:font-name="DejaVu Sans"/>
    </style:style>
    <style:style style:name="P77" style:family="paragraph" style:parent-style-name="spot">
      <style:paragraph-properties fo:line-height="150%" fo:text-align="center" style:justify-single-word="false"/>
      <style:text-properties style:font-name="DejaVu Sans"/>
    </style:style>
    <style:style style:name="T1" style:family="text">
      <style:text-properties fo:font-weight="bold" style:font-weight-asian="bold"/>
    </style:style>
    <style:style style:name="T2" style:family="text">
      <style:text-properties fo:font-weight="bold" style:font-weight-asian="bold" style:font-name-complex="PalatinoTurk"/>
    </style:style>
    <style:style style:name="T3" style:family="text">
      <style:text-properties fo:font-weight="bold" style:font-weight-asian="bold" style:font-name-complex="Cochin"/>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fo:color="#000000" fo:font-weight="bold" style:font-weight-asian="bold" style:font-name-complex="PalatinoTurk"/>
    </style:style>
    <style:style style:name="T7" style:family="text">
      <style:text-properties fo:color="#000000" fo:font-size="10.5pt" style:font-size-asian="10.5pt" style:font-name-complex="Helvetica[T]"/>
    </style:style>
    <style:style style:name="T8" style:family="text">
      <style:text-properties fo:color="#000000" fo:font-size="10.5pt" fo:language="en" fo:country="GB" style:font-size-asian="10.5pt" style:font-name-complex="Helvetica[T]"/>
    </style:style>
    <style:style style:name="T9" style:family="text">
      <style:text-properties fo:color="#000000" fo:font-size="10.5pt" fo:language="en" fo:country="GB" fo:font-weight="bold" style:font-size-asian="10.5pt" style:font-weight-asian="bold" style:font-name-complex="Helvetica[T]"/>
    </style:style>
    <style:style style:name="T10" style:family="text">
      <style:text-properties fo:color="#000000" style:font-name="Helvetica[T]" fo:font-size="10.5pt" style:font-size-asian="10.5pt" style:font-name-complex="Helvetica[T]"/>
    </style:style>
    <style:style style:name="T11" style:family="text">
      <style:text-properties fo:color="#000000" style:font-name="Helvetica[T]" fo:font-size="10.5pt" fo:language="en" fo:country="GB" style:font-size-asian="10.5pt" style:font-name-complex="Helvetica[T]"/>
    </style:style>
    <style:style style:name="T12" style:family="text">
      <style:text-properties fo:color="#000000" style:font-name="Helvetica[T]" fo:font-size="10.5pt" fo:language="en" fo:country="GB" fo:font-weight="bold" style:font-size-asian="10.5pt" style:font-weight-asian="bold" style:font-name-complex="Helvetica[T]"/>
    </style:style>
    <style:style style:name="T13" style:family="text">
      <style:text-properties fo:color="#000000" style:font-name="Helvetica[T]" style:font-name-complex="Helvetica[T]"/>
    </style:style>
    <style:style style:name="T14" style:family="text">
      <style:text-properties fo:color="#000000" style:font-name="Helvetica[T]" fo:font-size="8.5pt" style:font-size-asian="8.5pt" style:font-name-complex="Helvetica[T]"/>
    </style:style>
    <style:style style:name="T15" style:family="text">
      <style:text-properties fo:color="#000000" style:font-name="Helvetica[T]" fo:font-size="8.5pt" fo:font-style="italic" style:font-size-asian="8.5pt" style:font-style-asian="italic" style:font-name-complex="Helvetica[T]"/>
    </style:style>
    <style:style style:name="T16" style:family="text">
      <style:text-properties fo:color="#000000" style:font-name="Helvetica[T]" fo:font-size="8.5pt" fo:language="en" fo:country="GB" style:font-size-asian="8.5pt" style:font-name-complex="Helvetica[T]"/>
    </style:style>
    <style:style style:name="T17" style:family="text">
      <style:text-properties fo:color="#000000" style:font-name="Helvetica[T]" fo:font-size="8.5pt" fo:language="en" fo:country="GB" fo:font-style="italic" style:font-size-asian="8.5pt" style:font-style-asian="italic" style:font-name-complex="Helvetica[T]"/>
    </style:style>
    <style:style style:name="T18" style:family="text">
      <style:text-properties fo:color="#000000" style:font-name-complex="Helvetica[T]"/>
    </style:style>
    <style:style style:name="T19" style:family="text">
      <style:text-properties fo:color="#000000" style:font-name="PalatinoTurk" fo:font-size="8.5pt" fo:language="en" fo:country="GB" style:font-size-asian="8.5pt" style:font-name-complex="PalatinoTurk"/>
    </style:style>
    <style:style style:name="T20" style:family="text">
      <style:text-properties fo:color="#000000" style:font-name="PalatinoTurk" fo:font-size="8.5pt" fo:language="en" fo:country="GB" fo:font-style="italic" style:font-size-asian="8.5pt" style:font-style-asian="italic" style:font-name-complex="PalatinoTurk"/>
    </style:style>
    <style:style style:name="T21" style:family="text">
      <style:text-properties fo:color="#000000" style:font-name="PalatinoTurk" fo:language="en" fo:country="GB" fo:font-weight="bold" style:font-weight-asian="bold" style:font-name-complex="PalatinoTurk"/>
    </style:style>
    <style:style style:name="T22" style:family="text">
      <style:text-properties fo:color="#000000" style:font-name="PalatinoTurk" fo:font-size="8pt" fo:language="en" fo:country="GB" style:font-size-asian="8pt" style:font-name-complex="PalatinoTurk"/>
    </style:style>
    <style:style style:name="T23" style:family="text">
      <style:text-properties fo:color="#000000" style:font-name="PalatinoTurk" fo:font-size="8pt" fo:language="en" fo:country="GB" style:font-name-asian="PalatinoTurk" style:font-size-asian="8pt" style:font-name-complex="PalatinoTurk"/>
    </style:style>
    <style:style style:name="T24" style:family="text">
      <style:text-properties fo:color="#000000" style:font-name="PalatinoTurk" fo:font-size="13pt" fo:language="en" fo:country="GB" fo:font-weight="bold" style:font-size-asian="13pt" style:font-weight-asian="bold" style:font-name-complex="PalatinoTurk"/>
    </style:style>
    <style:style style:name="T25" style:family="text">
      <style:text-properties fo:color="#000000" style:font-name="PalatinoTurk" fo:font-weight="bold" style:font-weight-asian="bold" style:font-name-complex="PalatinoTurk"/>
    </style:style>
    <style:style style:name="T26" style:family="text">
      <style:text-properties fo:color="#000000" style:font-name="PalatinoTurk" fo:font-size="7pt" fo:language="en" fo:country="GB" style:font-size-asian="7pt" style:font-name-complex="PalatinoTurk"/>
    </style:style>
    <style:style style:name="T27" style:family="text">
      <style:text-properties fo:color="#000000" style:font-name="PalatinoTurk" style:font-name-complex="PalatinoTurk"/>
    </style:style>
    <style:style style:name="T28" style:family="text">
      <style:text-properties fo:color="#000000" style:font-name="PalatinoTurk" fo:font-size="18pt" fo:language="en" fo:country="GB" fo:font-weight="bold" style:font-size-asian="18pt" style:font-weight-asian="bold" style:font-name-complex="PalatinoTurk"/>
    </style:style>
    <style:style style:name="T29" style:family="text">
      <style:text-properties fo:color="#000000" style:font-name="PalatinoTurk" fo:font-size="11pt" fo:language="en" fo:country="GB" fo:font-weight="bold" style:font-size-asian="11pt" style:font-weight-asian="bold" style:font-name-complex="PalatinoTurk"/>
    </style:style>
    <style:style style:name="T30" style:family="text">
      <style:text-properties fo:color="#000000" style:font-name="PalatinoTurk" fo:font-size="9pt" fo:language="en" fo:country="GB" fo:font-weight="bold" style:font-size-asian="9pt" style:font-weight-asian="bold" style:font-name-complex="PalatinoTurk"/>
    </style:style>
    <style:style style:name="T31" style:family="text">
      <style:text-properties fo:color="#000000" style:font-name="New York" fo:font-size="44pt" fo:language="en" fo:country="GB" fo:font-weight="bold" style:font-size-asian="44pt" style:font-weight-asian="bold" style:font-name-complex="New York"/>
    </style:style>
    <style:style style:name="T32" style:family="text">
      <style:text-properties fo:color="#000000" style:font-name="New York" fo:font-size="60pt" fo:language="en" fo:country="GB" fo:font-weight="bold" style:font-size-asian="60pt" style:font-weight-asian="bold" style:font-name-complex="New York"/>
    </style:style>
    <style:style style:name="T33" style:family="text">
      <style:text-properties fo:color="#000000" fo:language="en" fo:country="GB"/>
    </style:style>
    <style:style style:name="T34" style:family="text">
      <style:text-properties fo:color="#000000" fo:language="en" fo:country="GB" fo:font-weight="bold" style:font-weight-asian="bold" style:font-name-complex="PalatinoTurk"/>
    </style:style>
    <style:style style:name="T35" style:family="text">
      <style:text-properties fo:color="#000000" style:font-name="OptimaTurk" fo:font-size="20pt" fo:language="en" fo:country="GB" fo:font-weight="bold" style:font-size-asian="20pt" style:font-weight-asian="bold" style:font-name-complex="OptimaTurk"/>
    </style:style>
    <style:style style:name="T36" style:family="text">
      <style:text-properties fo:color="#000000" style:font-name="OptimaTurk" fo:font-size="15pt" fo:language="en" fo:country="GB" fo:font-style="italic" fo:font-weight="bold" style:font-size-asian="15pt" style:font-style-asian="italic" style:font-weight-asian="bold" style:font-name-complex="OptimaTurk"/>
    </style:style>
    <style:style style:name="T37" style:family="text">
      <style:text-properties fo:color="#000000" style:font-name="FrizQuadrataTurk" fo:font-size="18pt" fo:language="en" fo:country="GB" fo:font-weight="bold" style:font-size-asian="18pt" style:font-weight-asian="bold" style:font-name-complex="FrizQuadrataTurk"/>
    </style:style>
    <style:style style:name="T38" style:family="text">
      <style:text-properties fo:color="#000000" fo:font-size="8.5pt" style:font-size-asian="8.5pt" style:font-name-complex="Helvetica[T]"/>
    </style:style>
    <style:style style:name="T39" style:family="text">
      <style:text-properties fo:color="#000000" fo:font-size="8.5pt" fo:language="en" fo:country="GB" style:font-size-asian="8.5pt"/>
    </style:style>
    <style:style style:name="T40" style:family="text">
      <style:text-properties fo:color="#000000" fo:font-size="8.5pt" fo:language="en" fo:country="GB" style:font-size-asian="8.5pt" style:font-name-complex="PalatinoTurk"/>
    </style:style>
    <style:style style:name="T41" style:family="text">
      <style:text-properties fo:color="#000000" fo:font-size="8.5pt" fo:language="en" fo:country="GB" style:font-size-asian="8.5pt" style:font-name-complex="Helvetica[T]"/>
    </style:style>
    <style:style style:name="T42" style:family="text">
      <style:text-properties fo:color="#000000" fo:font-size="8.5pt" fo:language="en" fo:country="GB" fo:font-style="italic" style:font-size-asian="8.5pt" style:font-style-asian="italic" style:font-name-complex="PalatinoTurk"/>
    </style:style>
    <style:style style:name="T43" style:family="text">
      <style:text-properties fo:color="#000000" fo:font-size="8.5pt" fo:language="en" fo:country="GB" fo:font-style="italic" style:font-size-asian="8.5pt" style:font-style-asian="italic" style:font-name-complex="Helvetica[T]"/>
    </style:style>
    <style:style style:name="T44" style:family="text">
      <style:text-properties fo:color="#000000" fo:font-size="8.5pt" fo:font-style="italic" style:font-size-asian="8.5pt" style:font-style-asian="italic" style:font-name-complex="Helvetica[T]"/>
    </style:style>
    <style:style style:name="T45" style:family="text">
      <style:text-properties fo:color="#000000" fo:font-size="10pt" fo:language="en" fo:country="GB" fo:font-weight="bold" style:font-size-asian="10pt" style:font-weight-asian="bold"/>
    </style:style>
    <style:style style:name="T46" style:family="text">
      <style:text-properties fo:color="#000000" fo:font-size="10pt" fo:language="en" fo:country="GB" fo:font-weight="bold" style:font-size-asian="10pt" style:font-weight-asian="bold" style:font-name-complex="GaramondTurk"/>
    </style:style>
    <style:style style:name="T47" style:family="text">
      <style:text-properties fo:color="#000000" style:font-name="SnellRoundhandBold" fo:font-size="40pt" fo:language="en" fo:country="GB" fo:font-weight="bold" style:font-size-asian="40pt" style:font-weight-asian="bold" style:font-name-complex="SnellRoundhandBold"/>
    </style:style>
    <style:style style:name="T48" style:family="text">
      <style:text-properties fo:color="#000000" style:font-name="SnellRoundhandBold" fo:font-size="20pt" fo:font-weight="bold" style:font-size-asian="20pt" style:font-weight-asian="bold" style:font-name-complex="SnellRoundhandBold"/>
    </style:style>
    <style:style style:name="T49" style:family="text">
      <style:text-properties fo:color="#000000" style:font-name="GaramondTurk" fo:font-size="36pt" fo:language="en" fo:country="GB" fo:font-weight="bold" style:font-size-asian="36pt" style:font-weight-asian="bold" style:font-name-complex="GaramondTurk"/>
    </style:style>
    <style:style style:name="T50" style:family="text">
      <style:text-properties fo:color="#000000" style:font-name="GaramondTurk" fo:font-size="18pt" fo:language="en" fo:country="GB" style:font-size-asian="18pt" style:font-name-complex="GaramondTurk"/>
    </style:style>
    <style:style style:name="T51" style:family="text">
      <style:text-properties fo:color="#000000" style:font-name="GaramondTurk" fo:font-size="10pt" fo:language="en" fo:country="GB" fo:font-weight="bold" style:font-size-asian="10pt" style:font-weight-asian="bold" style:font-name-complex="GaramondTurk"/>
    </style:style>
    <style:style style:name="T52" style:family="text">
      <style:text-properties fo:color="#000000" style:font-name="Times" fo:font-size="17pt" fo:font-style="italic" fo:font-weight="bold" style:font-size-asian="17pt" style:font-style-asian="italic" style:font-weight-asian="bold" style:font-name-complex="Times"/>
    </style:style>
    <style:style style:name="T53" style:family="text">
      <style:text-properties fo:color="#000000" fo:font-style="italic" style:font-style-asian="italic"/>
    </style:style>
    <style:style style:name="T54" style:family="text">
      <style:text-properties fo:color="#000000" style:font-name-complex="PalatinoTurk"/>
    </style:style>
    <style:style style:name="T55" style:family="text">
      <style:text-properties fo:color="#000000" style:font-name-asian="PalatinoTurk"/>
    </style:style>
    <style:style style:name="T56" style:family="text">
      <style:text-properties fo:color="#000000" style:font-name="Cochin" fo:font-size="8pt" fo:language="en" fo:country="GB" fo:font-weight="bold" style:font-size-asian="8pt" style:font-weight-asian="bold" style:font-name-complex="Cochin"/>
    </style:style>
    <style:style style:name="T57" style:family="text">
      <style:text-properties fo:color="#000000" style:font-name="Cochin" fo:font-size="9pt" fo:language="en" fo:country="GB" fo:font-weight="bold" style:font-size-asian="9pt" style:font-weight-asian="bold" style:font-name-complex="Cochin"/>
    </style:style>
    <style:style style:name="T58" style:family="text">
      <style:text-properties fo:color="#000000" fo:font-size="7pt" style:font-size-asian="7pt"/>
    </style:style>
    <style:style style:name="T59" style:family="text">
      <style:text-properties fo:color="#000000" fo:font-size="9pt" fo:language="en" fo:country="GB" style:font-size-asian="9pt"/>
    </style:style>
    <style:style style:name="T60" style:family="text">
      <style:text-properties fo:color="#000000" fo:font-size="9pt" fo:language="en" fo:country="GB" fo:font-weight="bold" style:font-size-asian="9pt" style:font-weight-asian="bold" style:font-name-complex="Cochin"/>
    </style:style>
    <style:style style:name="T61" style:family="text">
      <style:text-properties fo:color="#000000" fo:font-size="7.5pt" style:font-size-asian="7.5pt"/>
    </style:style>
    <style:style style:name="T62" style:family="text">
      <style:text-properties fo:color="#000000" fo:font-size="7.5pt" fo:language="en" fo:country="GB" style:font-size-asian="7.5pt"/>
    </style:style>
    <style:style style:name="T63" style:family="text">
      <style:text-properties fo:color="#000000" fo:font-size="6pt" fo:language="en" fo:country="GB" style:font-size-asian="6pt"/>
    </style:style>
    <style:style style:name="T64" style:family="text">
      <style:text-properties fo:color="#000000" style:font-name="Calibri" fo:font-size="18pt" style:font-name-asian="Times New Roman" style:font-size-asian="18pt" style:font-name-complex="Times New Roman"/>
    </style:style>
    <style:style style:name="T65" style:family="text">
      <style:text-properties fo:color="#000000" style:font-name="Calibri" fo:font-size="18pt" fo:language="en" fo:country="GB" style:font-name-asian="Times New Roman" style:font-size-asian="18pt" style:font-name-complex="Times New Roman"/>
    </style:style>
    <style:style style:name="T66" style:family="text">
      <style:text-properties fo:color="#000000" fo:font-size="44pt" fo:language="en" fo:country="GB" fo:font-weight="bold" style:font-size-asian="44pt" style:font-weight-asian="bold" style:font-name-complex="New York"/>
    </style:style>
    <style:style style:name="T67" style:family="text">
      <style:text-properties fo:color="#000000" fo:font-size="60pt" fo:language="en" fo:country="GB" fo:font-weight="bold" style:font-size-asian="60pt" style:font-weight-asian="bold" style:font-name-complex="New York"/>
    </style:style>
    <style:style style:name="T68" style:family="text">
      <style:text-properties fo:color="#000000" fo:font-size="20pt" fo:language="en" fo:country="GB" fo:font-weight="bold" style:font-size-asian="20pt" style:font-weight-asian="bold" style:font-name-complex="OptimaTurk"/>
    </style:style>
    <style:style style:name="T69" style:family="text">
      <style:text-properties fo:color="#000000" fo:font-size="20pt" fo:font-weight="bold" style:font-size-asian="20pt" style:font-weight-asian="bold" style:font-name-complex="SnellRoundhandBold"/>
    </style:style>
    <style:style style:name="T70" style:family="text">
      <style:text-properties fo:color="#000000" fo:font-size="15pt" fo:language="en" fo:country="GB" fo:font-style="italic" fo:font-weight="bold" style:font-size-asian="15pt" style:font-style-asian="italic" style:font-weight-asian="bold" style:font-name-complex="OptimaTurk"/>
    </style:style>
    <style:style style:name="T71" style:family="text">
      <style:text-properties fo:color="#000000" fo:font-size="18pt" fo:language="en" fo:country="GB" fo:font-weight="bold" style:font-size-asian="18pt" style:font-weight-asian="bold" style:font-name-complex="FrizQuadrataTurk"/>
    </style:style>
    <style:style style:name="T72" style:family="text">
      <style:text-properties fo:color="#000000" fo:font-size="18pt" fo:language="en" fo:country="GB" fo:font-weight="bold" style:font-size-asian="18pt" style:font-weight-asian="bold" style:font-name-complex="PalatinoTurk"/>
    </style:style>
    <style:style style:name="T73" style:family="text">
      <style:text-properties fo:color="#000000" fo:font-size="18pt" fo:language="en" fo:country="GB" style:font-size-asian="18pt" style:font-name-complex="GaramondTurk"/>
    </style:style>
    <style:style style:name="T74" style:family="text">
      <style:text-properties fo:color="#000000" fo:font-size="18pt" fo:language="en" fo:country="GB" style:font-name-asian="Times New Roman" style:font-size-asian="18pt" style:font-name-complex="Times New Roman"/>
    </style:style>
    <style:style style:name="T75" style:family="text">
      <style:text-properties fo:color="#000000" fo:font-size="18pt" style:font-name-asian="Times New Roman" style:font-size-asian="18pt" style:font-name-complex="Times New Roman"/>
    </style:style>
    <style:style style:name="T76" style:family="text">
      <style:text-properties fo:color="#000000" fo:font-size="8pt" fo:language="en" fo:country="GB" style:font-size-asian="8pt" style:font-name-complex="PalatinoTurk"/>
    </style:style>
    <style:style style:name="T77" style:family="text">
      <style:text-properties fo:color="#000000" fo:font-size="8pt" fo:language="en" fo:country="GB" style:font-name-asian="PalatinoTurk" style:font-size-asian="8pt" style:font-name-complex="PalatinoTurk"/>
    </style:style>
    <style:style style:name="T78" style:family="text">
      <style:text-properties fo:color="#000000" fo:font-size="8pt" fo:language="en" fo:country="GB" fo:font-weight="bold" style:font-size-asian="8pt" style:font-weight-asian="bold" style:font-name-complex="Cochin"/>
    </style:style>
    <style:style style:name="T79" style:family="text">
      <style:text-properties fo:color="#000000" fo:font-size="40pt" fo:language="en" fo:country="GB" fo:font-weight="bold" style:font-size-asian="40pt" style:font-weight-asian="bold" style:font-name-complex="SnellRoundhandBold"/>
    </style:style>
    <style:style style:name="T80" style:family="text">
      <style:text-properties fo:color="#000000" fo:font-size="17pt" fo:font-style="italic" fo:font-weight="bold" style:font-size-asian="17pt" style:font-style-asian="italic" style:font-weight-asian="bold" style:font-name-complex="Times"/>
    </style:style>
    <style:style style:name="T81" style:family="text">
      <style:text-properties fo:color="#000000" fo:font-size="11pt" fo:language="en" fo:country="GB" fo:font-weight="bold" style:font-size-asian="11pt" style:font-weight-asian="bold" style:font-name-complex="PalatinoTurk"/>
    </style:style>
    <style:style style:name="T82" style:family="text">
      <style:text-properties fo:color="#000000" style:font-name="DejaVu Sans"/>
    </style:style>
    <style:style style:name="T83" style:family="text">
      <style:text-properties fo:color="#000000" style:font-name="DejaVu Sans" fo:font-weight="bold" style:font-weight-asian="bold"/>
    </style:style>
    <style:style style:name="T84" style:family="text">
      <style:text-properties fo:color="#000000" style:font-name="DejaVu Sans" fo:font-size="10.5pt" style:font-size-asian="10.5pt" style:font-name-complex="Helvetica[T]"/>
    </style:style>
    <style:style style:name="T85" style:family="text">
      <style:text-properties fo:color="#000000" style:font-name="DejaVu Sans" fo:font-size="10.5pt" fo:language="en" fo:country="GB" style:font-size-asian="10.5pt" style:font-name-complex="Helvetica[T]"/>
    </style:style>
    <style:style style:name="T86" style:family="text">
      <style:text-properties fo:color="#000000" style:font-name="DejaVu Sans" fo:font-size="10.5pt" fo:language="en" fo:country="GB" fo:font-weight="bold" style:font-size-asian="10.5pt" style:font-weight-asian="bold" style:font-name-complex="Helvetica[T]"/>
    </style:style>
    <style:style style:name="T87" style:family="text">
      <style:text-properties fo:color="#000000" style:font-name="DejaVu Sans" fo:font-size="44pt" fo:language="en" fo:country="GB" fo:font-weight="bold" style:font-size-asian="44pt" style:font-weight-asian="bold" style:font-name-complex="New York"/>
    </style:style>
    <style:style style:name="T88" style:family="text">
      <style:text-properties fo:color="#000000" style:font-name="DejaVu Sans" fo:font-size="60pt" fo:language="en" fo:country="GB" fo:font-weight="bold" style:font-size-asian="60pt" style:font-weight-asian="bold" style:font-name-complex="New York"/>
    </style:style>
    <style:style style:name="T89" style:family="text">
      <style:text-properties fo:color="#000000" style:font-name="DejaVu Sans" fo:font-size="20pt" fo:language="en" fo:country="GB" fo:font-weight="bold" style:font-size-asian="20pt" style:font-weight-asian="bold" style:font-name-complex="OptimaTurk"/>
    </style:style>
    <style:style style:name="T90" style:family="text">
      <style:text-properties fo:color="#000000" style:font-name="DejaVu Sans" fo:font-size="15pt" fo:language="en" fo:country="GB" fo:font-style="italic" fo:font-weight="bold" style:font-size-asian="15pt" style:font-style-asian="italic" style:font-weight-asian="bold" style:font-name-complex="OptimaTurk"/>
    </style:style>
    <style:style style:name="T91" style:family="text">
      <style:text-properties fo:color="#000000" style:font-name="DejaVu Sans" fo:font-size="18pt" fo:language="en" fo:country="GB" fo:font-weight="bold" style:font-size-asian="18pt" style:font-weight-asian="bold" style:font-name-complex="FrizQuadrataTurk"/>
    </style:style>
    <style:style style:name="T92" style:family="text">
      <style:text-properties fo:color="#000000" style:font-name="DejaVu Sans" fo:font-size="18pt" fo:language="en" fo:country="GB" fo:font-weight="bold" style:font-size-asian="18pt" style:font-weight-asian="bold" style:font-name-complex="PalatinoTurk"/>
    </style:style>
    <style:style style:name="T93" style:family="text">
      <style:text-properties fo:color="#000000" style:font-name="DejaVu Sans" fo:font-size="18pt" fo:language="en" fo:country="GB" style:font-name-asian="Times New Roman" style:font-size-asian="18pt" style:font-name-complex="Times New Roman"/>
    </style:style>
    <style:style style:name="T94" style:family="text">
      <style:text-properties fo:color="#000000" style:font-name="DejaVu Sans" fo:font-size="8pt" fo:language="en" fo:country="GB" style:font-size-asian="8pt" style:font-name-complex="PalatinoTurk"/>
    </style:style>
    <style:style style:name="T95" style:family="text">
      <style:text-properties fo:color="#000000" style:font-name="DejaVu Sans" fo:font-size="8pt" fo:language="en" fo:country="GB" style:font-name-asian="PalatinoTurk" style:font-size-asian="8pt" style:font-name-complex="PalatinoTurk"/>
    </style:style>
    <style:style style:name="T96" style:family="text">
      <style:text-properties fo:color="#000000" style:font-name="DejaVu Sans" fo:font-size="8pt" fo:language="en" fo:country="GB" fo:font-weight="bold" style:font-size-asian="8pt" style:font-weight-asian="bold" style:font-name-complex="Cochin"/>
    </style:style>
    <style:style style:name="T97" style:family="text">
      <style:text-properties fo:color="#000000" style:font-name="DejaVu Sans" fo:language="en" fo:country="GB"/>
    </style:style>
    <style:style style:name="T98" style:family="text">
      <style:text-properties fo:color="#000000" style:font-name="DejaVu Sans" fo:language="en" fo:country="GB" fo:font-weight="bold" style:font-weight-asian="bold" style:font-name-complex="PalatinoTurk"/>
    </style:style>
    <style:style style:name="T99" style:family="text">
      <style:text-properties fo:color="#000000" style:font-name="DejaVu Sans" fo:font-size="10pt" fo:language="en" fo:country="GB" fo:font-weight="bold" style:font-size-asian="10pt" style:font-weight-asian="bold"/>
    </style:style>
    <style:style style:name="T100" style:family="text">
      <style:text-properties fo:color="#000000" style:font-name="DejaVu Sans" fo:font-size="10pt" fo:language="en" fo:country="GB" fo:font-weight="bold" style:font-size-asian="10pt" style:font-weight-asian="bold" style:font-name-complex="GaramondTurk"/>
    </style:style>
    <style:style style:name="T101" style:family="text">
      <style:text-properties fo:color="#000000" style:font-name="DejaVu Sans" fo:font-size="40pt" fo:language="en" fo:country="GB" fo:font-weight="bold" style:font-size-asian="40pt" style:font-weight-asian="bold" style:font-name-complex="SnellRoundhandBold"/>
    </style:style>
    <style:style style:name="T102" style:family="text">
      <style:text-properties fo:color="#000000" style:font-name="DejaVu Sans" style:font-name-asian="PalatinoTurk"/>
    </style:style>
    <style:style style:name="T103" style:family="text">
      <style:text-properties fo:color="#000000" style:font-name="DejaVu Sans" fo:font-style="italic" style:font-style-asian="italic"/>
    </style:style>
    <style:style style:name="T104" style:family="text">
      <style:text-properties fo:color="#000000" style:font-name="DejaVu Sans" fo:font-size="9pt" fo:language="en" fo:country="GB" fo:font-weight="bold" style:font-size-asian="9pt" style:font-weight-asian="bold" style:font-name-complex="Cochin"/>
    </style:style>
    <style:style style:name="T105" style:family="text">
      <style:text-properties fo:color="#000000" style:font-name="DejaVu Sans" fo:font-size="9pt" fo:language="en" fo:country="GB" style:font-size-asian="9pt"/>
    </style:style>
    <style:style style:name="T106" style:family="text">
      <style:text-properties fo:color="#000000" style:font-name="DejaVu Sans" fo:font-size="7pt" style:font-size-asian="7pt"/>
    </style:style>
    <style:style style:name="T107" style:family="text">
      <style:text-properties fo:color="#000000" style:font-name="DejaVu Sans" fo:font-size="11pt" fo:language="en" fo:country="GB" fo:font-weight="bold" style:font-size-asian="11pt" style:font-weight-asian="bold" style:font-name-complex="PalatinoTurk"/>
    </style:style>
    <style:style style:name="T108" style:family="text">
      <style:text-properties fo:color="#000000" style:font-name="DejaVu Sans" fo:font-size="7.5pt" style:font-size-asian="7.5pt"/>
    </style:style>
    <style:style style:name="T109" style:family="text">
      <style:text-properties fo:color="#000000" style:font-name="DejaVu Sans" fo:font-size="7.5pt" fo:language="en" fo:country="GB" style:font-size-asian="7.5pt"/>
    </style:style>
    <style:style style:name="T110" style:family="text">
      <style:text-properties fo:color="#000000" style:font-name="DejaVu Sans" fo:font-size="6pt" fo:language="en" fo:country="GB" style:font-size-asian="6pt"/>
    </style:style>
    <style:style style:name="T111" style:family="text">
      <style:text-properties style:font-name="Helvetica[T]" style:font-name-complex="Helvetica[T]"/>
    </style:style>
    <style:style style:name="T112" style:family="text">
      <style:text-properties style:font-name-complex="Helvetica[T]"/>
    </style:style>
    <style:style style:name="T113" style:family="text">
      <style:text-properties fo:font-size="8.5pt" fo:language="en" fo:country="GB" style:font-size-asian="8.5pt" style:font-name-complex="PalatinoTurk"/>
    </style:style>
    <style:style style:name="T114" style:family="text">
      <style:text-properties style:font-name="PalatinoTurk" fo:font-size="8.5pt" fo:language="en" fo:country="GB" style:font-size-asian="8.5pt" style:font-name-complex="PalatinoTurk"/>
    </style:style>
    <style:style style:name="T115" style:family="text">
      <style:text-properties style:font-name="PalatinoTurk" fo:font-weight="bold" style:font-weight-asian="bold" style:font-name-complex="PalatinoTurk"/>
    </style:style>
    <style:style style:name="T116" style:family="text">
      <style:text-properties style:font-name="PalatinoTurk" fo:language="en" fo:country="GB" fo:font-weight="bold" style:font-weight-asian="bold" style:font-name-complex="PalatinoTurk"/>
    </style:style>
    <style:style style:name="T117" style:family="text">
      <style:text-properties style:font-name="PalatinoTurk" style:font-name-complex="PalatinoTurk"/>
    </style:style>
    <style:style style:name="T118" style:family="text">
      <style:text-properties style:font-name="PalatinoTurk" fo:font-size="18pt" fo:font-weight="bold" style:font-size-asian="18pt" style:font-weight-asian="bold" style:font-name-complex="PalatinoTurk"/>
    </style:style>
    <style:style style:name="T119" style:family="text">
      <style:text-properties style:font-name-complex="PalatinoTurk"/>
    </style:style>
    <style:style style:name="T120" style:family="text">
      <style:text-properties fo:language="en" fo:country="GB"/>
    </style:style>
    <style:style style:name="T121" style:family="text">
      <style:text-properties fo:language="en" fo:country="GB" fo:font-weight="bold" style:font-weight-asian="bold"/>
    </style:style>
    <style:style style:name="T122" style:family="text">
      <style:text-properties fo:language="en" fo:country="GB" fo:font-weight="bold" style:font-weight-asian="bold" style:font-name-complex="PalatinoTurk"/>
    </style:style>
    <style:style style:name="T123" style:family="text">
      <style:text-properties fo:language="en" fo:country="GB" fo:font-weight="bold" style:font-weight-asian="bold" style:font-name-complex="Cochin"/>
    </style:style>
    <style:style style:name="T124" style:family="text">
      <style:text-properties fo:font-style="italic" style:font-style-asian="italic"/>
    </style:style>
    <style:style style:name="T125" style:family="text">
      <style:text-properties fo:font-size="18pt" fo:font-weight="bold" style:font-size-asian="18pt" style:font-weight-asian="bold" style:font-name-complex="PalatinoTurk"/>
    </style:style>
    <style:style style:name="T126" style:family="text">
      <style:text-properties fo:font-size="8pt" fo:font-weight="bold" style:font-size-asian="8pt" style:font-weight-asian="bold" style:font-name-complex="Cochin"/>
    </style:style>
    <style:style style:name="T127" style:family="text">
      <style:text-properties fo:font-size="8pt" fo:language="en" fo:country="GB" fo:font-weight="bold" style:font-size-asian="8pt" style:font-weight-asian="bold" style:font-name-complex="Cochin"/>
    </style:style>
    <style:style style:name="T128" style:family="text">
      <style:text-properties fo:font-size="13pt" style:font-size-asian="13pt"/>
    </style:style>
    <style:style style:name="T129" style:family="text">
      <style:text-properties fo:font-size="7pt" style:font-size-asian="7pt"/>
    </style:style>
    <style:style style:name="T130" style:family="text">
      <style:text-properties fo:font-size="17pt" fo:font-style="italic" fo:font-weight="bold" style:font-size-asian="17pt" style:font-style-asian="italic" style:font-weight-asian="bold" style:font-name-complex="Times"/>
    </style:style>
    <style:style style:name="T131" style:family="text">
      <style:text-properties style:font-name="Times" fo:font-size="17pt" fo:font-style="italic" fo:font-weight="bold" style:font-size-asian="17pt" style:font-style-asian="italic" style:font-weight-asian="bold" style:font-name-complex="Times"/>
    </style:style>
    <style:style style:name="T132" style:family="text">
      <style:text-properties style:font-name-asian="Helvetica[T]Bold"/>
    </style:style>
    <style:style style:name="T133" style:family="text">
      <style:text-properties style:font-name="Cochin" fo:font-size="8pt" fo:font-weight="bold" style:font-size-asian="8pt" style:font-weight-asian="bold" style:font-name-complex="Cochin"/>
    </style:style>
    <style:style style:name="T134" style:family="text">
      <style:text-properties style:font-name="Cochin" fo:font-size="8pt" fo:language="en" fo:country="GB" fo:font-weight="bold" style:font-size-asian="8pt" style:font-weight-asian="bold" style:font-name-complex="Cochin"/>
    </style:style>
    <style:style style:name="T135" style:family="text">
      <style:text-properties style:font-name="Cochin" fo:font-size="9pt" fo:font-weight="bold" style:font-size-asian="9pt" style:font-weight-asian="bold" style:font-name-complex="Cochin"/>
    </style:style>
    <style:style style:name="T136" style:family="text">
      <style:text-properties style:font-name="Cochin" fo:font-size="9pt" fo:language="en" fo:country="GB" fo:font-weight="bold" style:font-size-asian="9pt" style:font-weight-asian="bold" style:font-name-complex="Cochin"/>
    </style:style>
    <style:style style:name="T137" style:family="text">
      <style:text-properties style:font-name="Cochin" fo:language="en" fo:country="GB" fo:font-weight="bold" style:font-weight-asian="bold" style:font-name-complex="Cochin"/>
    </style:style>
    <style:style style:name="T138" style:family="text">
      <style:text-properties style:font-name="Cochin" fo:font-weight="bold" style:font-weight-asian="bold" style:font-name-complex="Cochin"/>
    </style:style>
    <style:style style:name="T139" style:family="text">
      <style:text-properties fo:font-size="9pt" fo:font-weight="bold" style:font-size-asian="9pt" style:font-weight-asian="bold" style:font-name-complex="Cochin"/>
    </style:style>
    <style:style style:name="T140" style:family="text">
      <style:text-properties fo:font-size="9pt" fo:language="en" fo:country="GB" fo:font-weight="bold" style:font-size-asian="9pt" style:font-weight-asian="bold" style:font-name-complex="Cochin"/>
    </style:style>
    <style:style style:name="T141" style:family="text">
      <style:text-properties style:font-name="Calibri" style:font-name-asian="Times New Roman" style:font-name-complex="Times New Roman"/>
    </style:style>
    <style:style style:name="T142" style:family="text">
      <style:text-properties style:font-name-asian="Times New Roman" style:font-name-complex="Times New Roman"/>
    </style:style>
    <style:style style:name="T143" style:family="text">
      <style:text-properties style:font-name="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Normal1"><text:span text:style-name="T83">Back Cover:</text:span></text:span></text:p>
      <text:p text:style-name="P18"><text:span text:style-name="Normal1"><text:span text:style-name="T82">How is it possible to think that the balance in the world came about by coincidence when the extraordinary harmony of nature is observable even with the naked eye? It is the most unreasonable claim to say that the universe, each point of which evidences the existence of a Creator, has come into being on its own.</text:span></text:span></text:p>
      <text:p text:style-name="P18"><text:span text:style-name="Normal1"><text:span text:style-name="T82">There should be an owner of the balance visible everywhere from our body to the farthest corners of the inconceivably vast universe. He is Allah, the Compassionate and the Merciful, Who created the heavens and the Earth from nothing. His existence and glory reveals itself in countless proofs in the universe. </text:span></text:span></text:p>
      <text:p text:style-name="P18"><text:span text:style-name="Normal1"><text:span text:style-name="T82">This book is a summons to think about the universe and the living things Allah has created and to see the perfection in their Creation. Those who read this book will once more see the indisputable evidence of His existence and witness that His existence encompasses all things. Just as He has created this all-pervading order, He is the One Who also maintains it incessantly.</text:span></text:span></text:p>
      <text:p text:style-name="P18"><text:span text:style-name="Normal1"><text:span text:style-name="T82"/></text:span></text:p>
      <text:p text:style-name="P18"><text:span text:style-name="Normal1"><text:span text:style-name="T82"/></text:span></text:p>
      <text:p text:style-name="P18"><text:span text:style-name="Normal1"><text:span text:style-name="T83">About the Author - Cover</text:span></text:span></text:p>
      <text:p text:style-name="P18"><text:span text:style-name="Normal1"><text:span text:style-name="T82">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span></text:p>
      <text:p text:style-name="P18"><text:span text:style-name="Normal1"><text:span text:style-name="T82">All of the author’s works share one single goal: to convey the Qur'an's message, encourage readers to consider basic faith-related issues such as Allah's existence and unity and the Hereafter; and to expose irreligious systems' feeble foundations </text:span></text:span><text:soft-page-break/><text:span text:style-name="Normal1"><text:span text:style-name="T82">and perverted ideologies. His more than 300 works, translated into 63 different languages, enjoy a wide readership across the world.</text:span></text:span></text:p>
      <text:p text:style-name="P18"><text:span text:style-name="Normal1"><text:span text:style-name="T82">By the will of Allah, the books of Harun Yahya will be a means through which people in the twenty-first century will attain the peace, justice, and happiness promised in the Qur'an.</text:span></text:span></text:p>
      <text:p text:style-name="P18"><text:span text:style-name="Normal1"><text:span text:style-name="T82"/></text:span></text:p>
      <text:p text:style-name="P18"><text:span text:style-name="Normal1"><text:span text:style-name="T82"/></text:span></text:p>
      <text:p text:style-name="P53"><text:span text:style-name="Normal1"><text:span text:style-name="T84"/></text:span></text:p>
      <text:p text:style-name="P46">TO THE READER</text:p>
      <text:p text:style-name="P57"/>
      <text:p text:style-name="P58">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5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58">This and all the other books by the author can be read individually, or discussed in a group. Readers eager to profit from the books will find discussion very useful, letting them relate their reflections and experiences to one another. </text:p>
      <text:p text:style-name="P5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58">We hope the reader will look through the reviews of his other books at the back of this book. His rich source material on faith-related issues is very useful, and a pleasure to read. </text:p>
      <text:p text:style-name="P5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6"><text:soft-page-break/></text:p>
      <text:p text:style-name="P26"/>
      <text:p text:style-name="P26"/>
      <text:p text:style-name="P19"><text:span text:style-name="Normal1"><text:span text:style-name="T83">www.harunyahya.com - www.harunyahya.net</text:span></text:span></text:p>
      <text:p text:style-name="P19"><text:span text:style-name="Normal1"><text:span text:style-name="T83">en.harunyahya.tv</text:span></text:span></text:p>
      <text:p text:style-name="P19"><text:span text:style-name="Normal1"><text:span text:style-name="T83"/></text:span></text:p>
      <text:p text:style-name="P19"><text:span text:style-name="Normal1"><text:span text:style-name="T83"/></text:span></text:p>
      <text:p text:style-name="P19"><text:span text:style-name="Normal1"><text:span text:style-name="T87">EXISTENCE</text:span></text:span></text:p>
      <text:p text:style-name="P19"><text:span text:style-name="Normal1"><text:span text:style-name="T87">OF</text:span></text:span></text:p>
      <text:p text:style-name="P19"><text:span text:style-name="Normal1"><text:span text:style-name="T88">ALLAH</text:span></text:span></text:p>
      <text:p text:style-name="P19"><text:span text:style-name="Normal1"><text:span text:style-name="T88"/></text:span></text:p>
      <text:p text:style-name="P19"><text:span text:style-name="Normal1"><text:span text:style-name="T88"/></text:span></text:p>
      <text:p text:style-name="P19"><text:span text:style-name="Normal1"><text:span text:style-name="T89">HARUN YAHYA</text:span></text:span></text:p>
      <text:p text:style-name="P19"><text:span text:style-name="Normal1"><text:span text:style-name="T89">(ADNAN OKTAR)</text:span></text:span></text:p>
      <text:p text:style-name="P19"><text:span text:style-name="Normal1"><text:span text:style-name="T90">2010</text:span></text:span></text:p>
      <text:p text:style-name="P19"><text:span text:style-name="Normal1"><text:span text:style-name="T90"/></text:span></text:p>
      <text:p text:style-name="P19"><text:span text:style-name="Normal1"><text:span text:style-name="T90"/></text:span></text:p>
      <text:p text:style-name="P47"><text:span text:style-name="T91">ABOUT THE AUTHOR</text:span></text:p>
      <text:p text:style-name="P48">Now writing under the pen-name of HARUN YAHYA, Adnan Oktar was born in Ankara in 1956. Having completed his primary and secondary education in Ankara, he studied fine arts <text:soft-page-break/>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8">Harun Yahya's works, translated into 63 different languages, constitute a collection for a total of more than 55,000 pages with 40,000 illustrations. </text:p>
      <text:p text:style-name="P49"><text:span text:style-name="T40">His pen-name is a composite of the names Harun </text:span><text:span text:style-name="T42">(Aaron)</text:span><text:span text:style-name="T40"> and Yahya </text:span><text:span text:style-name="T42">(John)</text:span><text:span text:style-name="T40">,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48">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4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4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8">This is no doubt a result of the Qur'an's wisdom and lucidity. The author modestly intends to serve as a means in humanity's search for Allah's right path. No material gain is sought in the publication of these works.</text:p>
      <text:p text:style-name="P48">Those who encourage others to read these books, to open their minds and hearts and guide them to become more devoted servants of Allah, render an invaluable service. </text:p>
      <text:p text:style-name="P48">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text:soft-page-break/>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9"><text:span text:style-name="T40">In this effort, the books of Harun Yahya assume a leading role. By the will of Allah, these books will be a means through which people in the twenty-first century will attain the peace, justice, and happiness promised in the Qur'an.</text:span></text:p>
      <text:p text:style-name="P27"/>
      <text:p text:style-name="P27"/>
      <text:p text:style-name="P27"/>
      <text:p text:style-name="P19"><text:span text:style-name="Normal1"><text:span text:style-name="T94">Copyright© Harun Yahya </text:span></text:span></text:p>
      <text:p text:style-name="P50"><text:span text:style-name="Normal1"><text:span text:style-name="T98">GLOBAL </text:span></text:span></text:p>
      <text:p text:style-name="P50"><text:span text:style-name="Normal1"><text:span text:style-name="T98">PUBLISHING</text:span></text:span></text:p>
      <text:p text:style-name="P19"><text:span text:style-name="T95"><text:s/></text:span><text:span text:style-name="T94">Talatpasa Mah. Emirgazi Caddesi</text:span></text:p>
      <text:p text:style-name="P28">İbrahim Elmas İs Merkezi </text:p>
      <text:p text:style-name="P28">A. Blok Kat 4 Okmeydani - Istanbul <text:s/></text:p>
      <text:p text:style-name="P22"><text:span text:style-name="T143">Tel: (0 212) 222 00 88</text:span></text:p>
      <text:p text:style-name="P19"><text:span text:style-name="Normal1"><text:span text:style-name="T94"/></text:span></text:p>
      <text:p text:style-name="P19"><text:span text:style-name="Normal1"><text:span text:style-name="T94"/></text:span></text:p>
      <text:p text:style-name="P19"><text:span text:style-name="Normal1"><text:span text:style-name="T94"/></text:span></text:p>
      <text:p text:style-name="P19"><text:span text:style-name="Normal1"><text:span text:style-name="T94"/></text:span></text:p>
      <text:p text:style-name="P19"><text:span text:style-name="Normal1"><text:span text:style-name="T94">All rights reserved. No part of this publication may be reproduced, </text:span></text:span></text:p>
      <text:p text:style-name="P19"><text:span text:style-name="Normal1"><text:span text:style-name="T94">stored in any retrieval system or transmitted in any form or by any methods,</text:span></text:span></text:p>
      <text:p text:style-name="P19"><text:span text:style-name="Normal1"><text:span text:style-name="T94">electronic, mechanical, photocopying, recording</text:span></text:span></text:p>
      <text:p text:style-name="P19"><text:span text:style-name="Normal1"><text:span text:style-name="T94">or otherwise without the prior permission of the publishers.</text:span></text:span></text:p>
      <text:p text:style-name="P19"><text:span text:style-name="Normal1"><text:span text:style-name="T94"/></text:span></text:p>
      <text:p text:style-name="P19"><text:span text:style-name="Normal1"><text:span text:style-name="T94"/></text:span></text:p>
      <text:p text:style-name="P19"><text:span text:style-name="Normal1"><text:span text:style-name="T99">www.harunyahya.com - www.harunyahya.net</text:span></text:span></text:p>
      <text:p text:style-name="P19"><text:span text:style-name="Normal1"><text:span text:style-name="T99">http://en.harunyahya.tv</text:span></text:span></text:p>
      <text:p text:style-name="P19"><text:span text:style-name="Normal1"><text:span text:style-name="T99"/></text:span></text:p>
      <text:p text:style-name="P19"><text:span text:style-name="Normal1"><text:span text:style-name="T99"/></text:span></text:p>
      <text:p text:style-name="P19"><text:soft-page-break/><text:span text:style-name="T101">Contents</text:span></text:p>
      <text:p text:style-name="P29"/>
      <text:p text:style-name="P30"/>
      <text:p text:style-name="P30"/>
      <text:p text:style-name="P67"><text:span text:style-name="T69">Introduction <text:s text:c="2"/></text:span><text:span text:style-name="T80">10</text:span></text:p>
      <text:p text:style-name="P59"/>
      <text:p text:style-name="P67"><text:span text:style-name="T69">From Non-Being to Being <text:s text:c="2"/></text:span><text:span text:style-name="T80">14</text:span></text:p>
      <text:p text:style-name="P59"/>
      <text:p text:style-name="P59">The Signs in the Heavens and</text:p>
      <text:p text:style-name="P67"><text:span text:style-name="T69">on the Earth <text:s text:c="2"/></text:span><text:span text:style-name="T80">30</text:span></text:p>
      <text:p text:style-name="P59"/>
      <text:p text:style-name="P59">Scientists Confirm the</text:p>
      <text:p text:style-name="P67"><text:span text:style-name="T69">Signs of Allah <text:s text:c="2"/></text:span><text:span text:style-name="T80">62</text:span></text:p>
      <text:p text:style-name="P59"/>
      <text:p text:style-name="P67"><text:span text:style-name="T69">Conclusion <text:s text:c="2"/></text:span><text:span text:style-name="T80">69</text:span></text:p>
      <text:p text:style-name="P59"/>
      <text:p text:style-name="P77"><text:span text:style-name="T69">The Deception of Evolution <text:s text:c="2"/></text:span><text:span text:style-name="T80">72</text:span></text:p>
      <text:p text:style-name="P61"><text:soft-page-break/></text:p>
      <text:p text:style-name="P60">INTRODUCTION</text:p>
      <text:p text:style-name="P76">Take a look around you from where you sit. You will notice that everything in the room is "made": the walls, the upholstery, the ceiling, the chair where you sit, the booklet you hold in your hand, the glass on the table and countless other details. None of them happen to exist in your room of their own accord. Even the simple loops of the carpet were made by someone: they did not appear spontaneously or by chance.</text:p>
      <text:p text:style-name="P54">A person who is about to read a book knows that it has been written by an author for a specific reason. It would not even occur to him that this book might have come into being by chance. In the same manner, a person who sees a sculpture has no doubt whatsoever that it was made by a sculptor. And not just works of art: even a few bricks resting on top of one another make one think that they must have been brought to rest just so by someone within a certain plan. Therefore, everywhere where there is an order – either small or big – a founder and protector of this order must also exist. If, one day, somebody came forward and said that raw iron and coal came together to form steel by chance, which in turn constructed the Eiffel Tower again by chance, would not he and those who believed him be regarded as insane?</text:p>
      <text:p text:style-name="P54">The claim of the theory of evolution, the unique method of denying the existence of Allah, is no different from this. According to the theory, inorganic molecules formed amino acids by chance, amino acids formed proteins by chance, and finally proteins formed living creatures again by chance. However, the probability of a living creature being formed by coincidence is less than the probability of the Eiffel Tower being formed in the same manner, because even the simplest living cell is more sophisticated than any man-made structure in the world.</text:p>
      <text:p text:style-name="P54">How is it possible to think that the balance in the world came about by coincidence when the extraordinary harmony of nature is observable even with the naked eye? It is the most unreasonable claim to say that the universe, each point of which suggests the existence of its Creator, has come into being on its own.</text:p>
      <text:p text:style-name="P54">Therefore, there should be an originator of the balance visible everywhere from our body to the farthest corners of the inconceivably vast universe. So, who is this Creator that ordained everything so subtly and created all?</text:p>
      <text:p text:style-name="P54"><text:soft-page-break/>He cannot be any material being present within the universe, because His must be a will that existed before the universe and created the universe therewith. The Almighty Creator is One in Whom everything finds existence, yet Whose existence is without any beginning or end.</text:p>
      <text:p text:style-name="P54">Religion teaches us the identity of our Creator Whose existence we discover with our reason. Through what He has revealed to us as religion, we know that He is Allah, the Compassionate and the Merciful, Who created the heavens and the earth from nothing.</text:p>
      <text:p text:style-name="P54">Although most people have the capability to grasp this fact, they spend their lives unaware of it. When they look at a landscape painting, they wonder who its painter is. Later, they praise the artist at length for his beautiful work of art. Despite the fact that they face numerous originals of the natural world he painted the moment they turn around, they still disregard the existence of Allah, Who is the only owner of all these beauties. In truth, no lengthy research is needed to understand the existence of Allah. Even if one of us had to live in a room from the time he was born, countless pieces of evidence in this room alone would be enough for him to grasp the existence of Allah.</text:p>
      <text:p text:style-name="P54">The human body so overflows with evidence that it could not be contained in many multi-volumed encyclopaedias. Giving only a few minutes of conscientious thought to it all is enough to understand the existence of Allah. The present order is protected by Allah and maintained by Him.</text:p>
      <text:p text:style-name="P54">The human body is not the only food for thought. Life abides in every square millimetre of the earth, be it observable by men or not. The world overflows with many living beings, from unicellular organisms to plants, from insects to sea animals, and from birds to human beings. If you take a handful of soil and look at it, even therein you can discover manifold living creatures with diverse characteristics. The same is true also for the air you breathe. Even on your skin, there are many living creatures whose names are unknown to you. In the intestines of all living beings are millions of bacteria or unicellular organisms that help digestion. The animal population in the world is many times greater than the human population. When we also consider the plant world, we see that there is not a single spot on the earth where there is no life. All of these creatures that are spread over an area of millions of square kilometres have different body systems, different lives and different contributions to the ecological balance. It is preposterous to claim that all these have come into existence by chance with no aim or purpose. No living being has come to exist through its own accord or effort. And chance cannot bring about anything.</text:p>
      <text:p text:style-name="P56"><text:span text:style-name="T4">The existence and glory of Allah reveals itself in countless proofs in the universe. In fact, there is not even a single man on the earth who will not accept this evident </text:span><text:soft-page-break/><text:span text:style-name="T4">reality from the heart. Yet they still deny it </text:span><text:span text:style-name="T5">"in iniquity and arrogance, though their souls are convinced thereof" </text:span><text:span text:style-name="T4">as stated in the Qur'an. (Surat an-Naml, 14)</text:span></text:p>
      <text:p text:style-name="P54">This booklet is written to point out the reality from which some people turn away because their interests are at odds with it, and also to disclose the senseless deductions on which some systems of thought are based. This is why many diverse subjects are tackled in the booklet.</text:p>
      <text:p text:style-name="P54">Those who read this book will once more see the indisputable evidence of Allah's existence and witness that Allah's existence encompasses all things: the "reason" knows this. Just as He has created this all-pervading order, He is the One Who also maintains it incessantly.</text:p>
      <text:p text:style-name="P76"/>
      <text:p text:style-name="P76">FROM NON-BEING TO BEING</text:p>
      <text:p text:style-name="P76">The questions of how the universe originated, where it leads to, and how the laws maintaining its order and balance work have always been topics of interest. Scientists and thinkers have thought about this subject endlessly and have produced quite a few theories. </text:p>
      <text:p text:style-name="P54">The prevailing thought until the early 20th century was that the universe was of infinite size, that it had existed since eternity, and that it would continue to exist forever. According to this mistaken view, called the "static universe model", the universe had neither a beginning nor an end. </text:p>
      <text:p text:style-name="P54">Laying the groundwork for the materialist philosophy, this mistaken view foolishly denied the apparent existence of Allah while it maintained that the universe is a constant, stable, and unchanging collection of matter. </text:p>
      <text:p text:style-name="P54">Materialism is a false system of thought that holds matter to be an absolute being and denies the existence of anything but matter. Having its roots in ancient Greece and gaining ever-increasing acceptance in the 19th century, this system of thought became famous in the shape of the dialectical materialism of Karl Marx. </text:p>
      <text:p text:style-name="P56"><text:span text:style-name="T4">As we have stated earlier, the static universe model of the 19th century prepared the ground for the materialist philosophy. In his book </text:span><text:span text:style-name="T53">Principes Fondamentaux de Philosophie,</text:span><text:span text:style-name="T4"> George Politzer stated an erroneous idea concerning the basis of this unscientific universe model, i.e., that "the universe was not a created object", and added: </text:span></text:p>
      <text:p text:style-name="P18"><text:span text:style-name="T97">If it were, then it would have to be created instantaneously by God and brought into existence from nothing. To admit Creation, one </text:span><text:soft-page-break/><text:span text:style-name="T97">has to admit, in the first place, the existence of a moment when the universe did not exist, and that something came out of nothingness. This is something to which science cannot accede.</text:span><text:span text:style-name="dipnot"><text:span text:style-name="T97">1</text:span></text:span></text:p>
      <text:p text:style-name="P54">When Politzer asserted that the universe was not created out of nothingness, he was relying on the static universe model of the 19th century, and thinking that he was making a scientific claim. However, the 20th century's developing science and technology demolished primitive concepts such as the static universe model that had laid the ground for the materialists. Today, in the early 21st century, modern physics has proved with many experiments, observations and calculations that the universe had a beginning and that it was created out of nothing with a big explosion. </text:p>
      <text:p text:style-name="P54">That the universe had a beginning means that the cosmos was brought into being out of nothing, that is, that it was created. If a created thing exists (which did not exist beforehand), then it certainly should have a Creator. Being from non-being is something inconceivable to the human mind. Therefore, being from non-being is very different from bringing objects together to form a new object (such as works of art or technological inventions). It is a sign of Allah's Creation alone that everything formed perfectly all at once and in a single moment, when the created things had no previous examples and not even time and space existed in which to create them.</text:p>
      <text:p text:style-name="P54">The coming of the universe into being from non-being is the greatest proof possible that it has been created. Consideration of this fact will change a lot of things. It helps people understand the meaning of life and review their attitudes and purposes. This is why many scientific communities have tried to disregard the fact of Creation which they could not fully comprehend, even though its evidence was clear to them. The fact that all scientific evidence points to the existence of a Creator has compelled them to invent alternatives and thus create confusion in the minds of people. Nevertheless, the evidence of science itself puts a definite end to these theories.</text:p>
      <text:p text:style-name="P54">Now, let us take a brief look at the scientific developmental process through which the universe came about.</text:p>
      <text:p text:style-name="P54"/>
      <text:p text:style-name="P1">THE EXPANSION OF THE UNIVERSE</text:p>
      <text:p text:style-name="P54">In 1929, the American astronomer Edwin Hubble, working at the California Mount Wilson observatory, made one of the most important discoveries in the history of <text:soft-page-break/>astronomy. Observing a number of stars through his huge telescope, he discovered that their light was shifted towards the red end of the spectrum and, crucially, that this shift was directly related to the distance of the stars from earth. This discovery had an electrifying effect in the world of science, because according to the recognized rules of physics, the spectra of light beams travelling towards the point of observation tend towards violet while the spectra of light beams moving away from the point of observation tend towards red. During Hubble's observations, the light from stars was discovered to tend towards red. This meant that they were constantly moving away from us. </text:p>
      <text:p text:style-name="P54">Before long, Hubble made another important discovery; The stars weren't just racing away from Earth; they were racing away from each other as well. The only conclusion that could be derived from a universe where everything moves away from everything else is that the universe constantly "expands".</text:p>
      <text:p text:style-name="P54">To better understand, the universe can be thought of as the surface of a balloon being blown up. Just as the points on the surface of a balloon move apart from each other as the balloon is inflated, so do the objects in space move apart from each other as the universe keeps expanding.</text:p>
      <text:p text:style-name="P54">In fact, this had been theoretically discovered even earlier. Albert Einstein, who is considered the greatest scientist of the century, had concluded after the calculations he made in theoretical physics that the universe could not be static. However, he had laid his discovery to rest simply not to conflict with the widely recognised static universe model of his time. Later on, Einstein was to identify his act as "the greatest mistake of his career". Subsequently, it became definite by Hubble's observations, that the universe expands. </text:p>
      <text:p text:style-name="P54">What importance, then, did the fact that the universe expands have on the existence of the universe?</text:p>
      <text:p text:style-name="P54">The expansion of the universe implied that if it could travel backwards in time, the universe would prove to have originated from a single point. The calculations showed that this "single point" that harboured all the matter of the universe should have "zero volume" and "infinite density". The universe had come about by the explosion of this single point with zero volume. This great explosion that marked the beginning of the universe was named the "Big Bang" and the theory started to be so called. </text:p>
      <text:p text:style-name="P54">It has to be stated that "zero volume" is a theoretical expression used for descriptive purposes. Science can define the concept of "nothingness", which is beyond the limits of human comprehension, only by expressing it as "a point with zero volume". In truth, "a point with no volume" means "nothingness". The universe has come into being from nothingness. In other words, it was created. </text:p>
      <text:p text:style-name="P54"><text:soft-page-break/>The Big Bang theory showed that in the beginning all the objects in the universe were of one piece and then were parted. This fact, which was revealed by the Big Bang theory was stated in the Qur'an 14 centuries ago, when people had a very limited knowledge about the universe: </text:p>
      <text:p text:style-name="P33">Do not the Unbelievers see that the heavens and the earth were joined together (as one unit of Creation), before We clove them asunder? We made from water every living thing. Will they not then believe? (Surat al-Anbiya, 30)</text:p>
      <text:p text:style-name="P54">As stated in the verse, everything, even the "heavens and the earth" that were not yet created, were created with a Big Bang out of a single point, and began shaping the present universe by being parted from each other. </text:p>
      <text:p text:style-name="P54">When we compare the information given in the verse with the Big Bang theory, we see that they fully agree with each other. However, the Big Bang was introduced as a scientific theory only in the 20th century. </text:p>
      <text:p text:style-name="P54">The expansion of the universe is one of the most important pieces of evidence that the universe was created out of nothing. Although this fact was not discovered by science until the 20th century, Allah has informed us of this reality in the Qur'an revealed 1,400 years ago:</text:p>
      <text:p text:style-name="P36">It is We Who have built the universe with (Our creative) power, and, verily, it is We Who are steadily expanding it. (Surat adh-Dhariyat, 47)</text:p>
      <text:p text:style-name="P55"/>
      <text:p text:style-name="P1">THE BIG BANG IS PROVEN BY MUCH EVIDENCE</text:p>
      <text:p text:style-name="P53"><text:span text:style-name="T82">As clearly seen, the Big Bang theory proved that the universe was 'created from nothing', in other words, that it was created by Allah. For this reason, astronomers committed to the materialist philosophy continued to hold out against the Big Bang in their struggle to uphold a fundamental tenet of their ideology. The reason was made clear by the leading materialist physicist Arthur Eddington, who said: "Philosophically, the notion of an abrupt beginning to the present order of Nature is repugnant to me."</text:span><text:span text:style-name="dipnot"><text:span text:style-name="T97">2</text:span></text:span></text:p>
      <text:p text:style-name="P54"><text:soft-page-break/>Sir Fred Hoyle was one of those who were disturbed by the Big Bang theory. In the middle of the century, Hoyle championed a theory called "the steady-state theory" which was similar to the "constant universe" approach of the 19th century. The steady-state theory argued that the universe was both infinite in size and eternal in duration. With the sole visible aim of supporting the materialist philosophy, this theory was totally at variance with the 'Big Bang' theory, which held that the universe had a beginning. </text:p>
      <text:p text:style-name="P54">Those who defended the steady-state theory remained adamantly opposed to the Big Bang for years. Science, however, was working against them.</text:p>
      <text:p text:style-name="P54">In 1948, George Gamov came up with another idea concerning the Big Bang. If the universe was formed in a sudden, cataclysmic explosion, there ought to be a definite amount of radiation left over from that explosion. This radiation should be detectable and, furthermore, it should be uniform throughout the universe.</text:p>
      <text:p text:style-name="P54">This evidence which 'ought to have existed' was soon to be found.</text:p>
      <text:p text:style-name="P54"/>
      <text:p text:style-name="P1">AN IMPORTANT PIECE OF EVIDENCE:</text:p>
      <text:p text:style-name="P37">COSMIC BACKGROUND RADIATION</text:p>
      <text:p text:style-name="P54">In 1965, two researchers by the name of Arno Penzias and Robert Wilson discovered a form of radiation hitherto unnoticed. This radiation, called the "cosmic background radiation", did not seem to radiate from a particular source but rather pervaded the whole of space. It was soon realized that this radiation was the echo of the Big Bang, still reverberating since the first moments of that great explosion. Penzias and Wilson were awarded a Nobel Prize for their discovery. </text:p>
      <text:p text:style-name="P54">In 1989, NASA sent the Cosmic Background Explorer (COBE) satellite into space to do research on cosmic background radiation. It took only eight minutes for the sensitive instruments on board the satellite to detect and confirm the levels of radiation reported by Penzias and Wilson. The COBE had found the remains of the big explosion that had taken place at the outset of the universe. </text:p>
      <text:p text:style-name="P54">Defined as the greatest astronomic discovery of all times, this finding explicitly proved the Big Bang theory. The findings of the COBE 2 satellite which was sent into space after the COBE satellite also confirmed the calculations based on the Big Bang. </text:p>
      <text:p text:style-name="P54"><text:soft-page-break/>More evidence for the Big Bang was forthcoming. One piece had to do with the relative amounts of hydrogen and helium in the universe. Observations indicated that the hydrogen-helium concentration in the universe was in accord with theoretical calculations of what should have been remained after the Big Bang. That drove another stake into the heart of the steady state theory because if the universe had existed for eternity and never had a beginning, all of its hydrogen should have been burned into helium.</text:p>
      <text:p text:style-name="P54">All of this compelling evidence caused the Big Bang theory to be embraced by the scientific community. The Big Bang model was the latest point reached by science concerning the formation and beginning of the universe. </text:p>
      <text:p text:style-name="P53"><text:span text:style-name="T82">Defending the steady-state theory alongside Fred Hoyle for years, Dennis Sciama described the final position they had reached after all the evidence for the Big Bang theory was revealed. Sciama stated that he had taken part in the heated debate between the defenders of the steady-state theory and those who tested that theory with the hope of refuting it. He added that he had defended the steady-state theory, not because he deemed it valid, but because he wished that it were valid. Fred Hoyle stood out against all objections as evidence against this theory began to unfold. Sciama goes on to say that he had first taken a stand along with Hoyle but, as evidence began to pile up, he had to admit that the game was over and that the steady-state theory had to be dismissed.</text:span><text:span text:style-name="dipnot"><text:span text:style-name="T97">3</text:span></text:span></text:p>
      <text:p text:style-name="P54">Prof. George Abel from the University of California also states that currently available evidence shows that the universe originated billions of years ago with the Big Bang. He concedes that he has no choice but to accept the Big Bang theory. </text:p>
      <text:p text:style-name="P54">With the Big Bang's victory, the concept of 'eternal matter' that constituted the basis of the materialist philosophy is thrown into the trash-heap of history. What, then, was before the Big Bang and what was the power that brought the universe into 'being' with this big explosion when it was "non-existent"? This question certainly implies, in Arthur Eddington's words, the 'philosophically unfavourable' fact for the materialists, that is, of the existence of a Creator. Philosopher Antony Flew, a former atheist who subsequently announced that he believed in the apparent existence of Allah, comments on the issue: </text:p>
      <text:p text:style-name="P70"><text:span text:style-name="T82">Notoriously, confession is good for the soul. I will therefore begin by confessing that the Stratonician atheist has to be embarrassed by the contemporary cosmological consensus. For it seems that the cosmologists are providing a scientific proof of what St. Thomas contended could not be proved philosophically; namely, that the universe had a beginning. So long as the universe can be comfortably thought of as being not only without end but also without beginning, it remains easy to urge that its brute existence, and whatever are found to </text:span><text:soft-page-break/><text:span text:style-name="T82">be its most fundamental features, should be accepted as the explanatory ultimates. Although I believe that it remains still correct, it certainly is neither easy nor comfortable to maintain this position in the face of the Big Bang story.</text:span><text:span text:style-name="dipnot"><text:span text:style-name="T97">4</text:span></text:span></text:p>
      <text:p text:style-name="P54">Many scientists who do not blindly condition themselves to be atheists have admitted the role of an almighty Creator in the Creation of the universe. This Creator must be a being Who has created both matter and time, yet Who is independent of both. Well-known astrophysicist Hugh Ross has this to say: </text:p>
      <text:p text:style-name="P70"><text:span text:style-name="T82">If time's beginning is concurrent with the beginning of the universe, as the space-theorem says, then the cause of the universe must be some entity operating in a time dimension completely independent of and preexistent to the time dimension of the cosmos. This conclusion is powerfully important to our understanding of [God] … It tells us that God is not the universe itself, nor is God contained within the universe.</text:span><text:span text:style-name="dipnot"><text:span text:style-name="T97">5</text:span></text:span><text:span text:style-name="T82"> </text:span></text:p>
      <text:p text:style-name="P54">Matter and time are created by the almighty Creator Who is independent of all these notions. This Creator is Allah, Who is the Lord of the heavens and the earth. </text:p>
      <text:p text:style-name="P54"/>
      <text:p text:style-name="P54"/>
      <text:p text:style-name="P54"/>
      <text:p text:style-name="P54"/>
      <text:p text:style-name="P1">DELICATE BALANCES IN SPACE</text:p>
      <text:p text:style-name="P54">In truth, the Big Bang caused much greater trouble for the materialists than the above confessions of Antony Flew. For the Big Bang not only proves that the universe was created out of nothing, but also that it was brought into being in a very planned, systematic and controlled manner. </text:p>
      <text:p text:style-name="P56"><text:span text:style-name="T4">The Big Bang took place with the explosion of the point which contained all the matter and energy of the universe and its dispersion into space in all directions with a terrifying speed. Out of this matter and energy, there came about a great balance containing galaxies, stars, the Sun, the earth and all other heavenly bodies. Moreover, laws were formed called the 'laws of physics', which are uniform throughout the whole universe and do not change. All these indicate that a perfect order arose after the Big Bang.</text:span></text:p>
      <text:p text:style-name="P54"><text:soft-page-break/>Explosions, however, do not bring about order. All of the observable explosions tend to harm, disintegrate, and destroy what is present. For example, the atom and hydrogen bomb explosions, fire-damp explosions, volcanic explosions, natural gas explosions, solar explosions: they all have destructive effects. </text:p>
      <text:p text:style-name="P54">If we were to be introduced to a very detailed order after an explosion - for instance, if an explosion under the ground gave rise to perfect works of art, huge palaces, or imposing houses - we might conclude that there was a supreme Intellect behind this explosion and that all the pieces dispersed by the explosion had been made to move in a very controlled way.</text:p>
      <text:p text:style-name="P54">This quotation from Sir Fred Hoyle, who accepted his mistake after many years of opposition to the Big Bang Theory, expresses the situation very well:</text:p>
      <text:p text:style-name="P70"><text:span text:style-name="T82">The big bang theory holds that the universe began with a single explosion. Yet as can be seen below, an explosion merely throws matter apart, while the big bang has mysteriously produced the opposite effect - with matter clumping together in the form of galaxies.</text:span><text:span text:style-name="dipnot"><text:span text:style-name="T97">6</text:span></text:span></text:p>
      <text:p text:style-name="P54">While stating that the Big Bang's giving way to order is contradictory, he surely interprets the Big Bang with a materialistic bias and assumes that this was an "uncontrolled explosion". He, however, was in reality the one who became self-contradictory by making such a statement simply to dismiss the existence of a Creator. For if a great order arose with an explosion, then the concept of an "uncontrolled explosion" should have been set aside and it should be accepted that the explosion was extraordinarily controlled, in other words that Almighty Allah originated this explosion.</text:p>
      <text:p text:style-name="P54">Another aspect of this extraordinary order formed in the universe following the Big Bang is the Creation of a "habitable universe". The conditions for the formation of a habitable planet are so many and so complex that it is almost impossible to think that this formation is coincidental. </text:p>
      <text:p text:style-name="P54">Paul Davies, a renowned professor of theoretical physics, calculated how "fine tuned" the pace of expansion after the Big Bang was, and he reached an incredible conclusion. According to Davies, if the rate of expansion after the Big Bang had been different even by the ratio of one over a billion times a billion, no habitable star type would have been formed:</text:p>
      <text:p text:style-name="P70"><text:span text:style-name="T82">Careful measurement puts the rate of expansion very close to a critical value at which the universe will just escape its own gravity and expand forever. A little slower and the cosmos would collapse, a little faster and the cosmic material would have long ago completely dispersed. It is interesting to ask precisely how delicately the rate of expansion has been 'fine-tuned' to fall on this narrow dividing line between two catastrophes. If at time I S (by which time the pattern of expansion was </text:span><text:soft-page-break/><text:span text:style-name="T82">already firmly established) the expansion rate had differed from its actual value by more than 10-18, it would have been sufficient to throw the delicate balance out. … The big bang was not, evidently, any old bang, but an explosion of exquisitely arranged magnitude.</text:span><text:span text:style-name="dipnot"><text:span text:style-name="T97">7</text:span></text:span><text:span text:style-name="T82"> </text:span></text:p>
      <text:p text:style-name="P54">The laws of physics that emerged together with the Big Bang have not change at all over a period of 15 billion years. Furthermore, these laws stand on calculations so scrupulous that even a millimetre's variation from their current values can result in the destruction of the whole structure and configuration of the universe.</text:p>
      <text:p text:style-name="P56"><text:span text:style-name="T4">The famous physicist Prof. Stephen Hawking states in his book </text:span><text:span text:style-name="T53">A Brief History of Time</text:span><text:span text:style-name="T4">, that the universe is set on calculations and balances more finely tuned than we can conceive. Hawking states with reference to the rate of expansion of the universe:</text:span></text:p>
      <text:p text:style-name="P70"><text:span text:style-name="T82">If the rate of expansion one second after the big bang had been smaller by even one part in a hundred thousand million million, the universe would have recollapsed before it ever reached its present size.</text:span><text:span text:style-name="dipnot"><text:span text:style-name="T97">8</text:span></text:span><text:span text:style-name="T82"><text:tab/></text:span></text:p>
      <text:p text:style-name="P54">Paul Davies also explains the unavoidable consequence to be derived from these marvelously precise balances and calculations:</text:p>
      <text:p text:style-name="P70"><text:span text:style-name="T82">It is hard to resist the impression that the present structure of the universe, apparently so sensitive to minor alterations in the numbers, has been rather carefully thought out… The seemingly miraculous concurrence of numerical values that nature has assigned to her fundamental constants must remain the most compelling evidence for an element of cosmic design.</text:span><text:span text:style-name="dipnot"><text:span text:style-name="T97">9</text:span></text:span><text:span text:style-name="T82"> </text:span></text:p>
      <text:p text:style-name="P56"><text:span text:style-name="T4">In relation to the same conclusion, an American professor of Astronomy, George Greenstein, writes in his book </text:span><text:span text:style-name="T53">The Symbiotic Universe:</text:span></text:p>
      <text:p text:style-name="P70"><text:span text:style-name="T82">As we survey all the evidence, the thought insistently arises that some supernatural agency – or, rather Agency – must be involved.</text:span><text:span text:style-name="dipnot"><text:span text:style-name="T97">10</text:span></text:span></text:p>
      <text:p text:style-name="P54">This Mind is Almighty Allah, the Omnipotent. Allah is He Who creates all things with a perfect order and flawless measure. </text:p>
      <text:p text:style-name="P54"/>
      <text:p text:style-name="P1">THE CREATION OF MATTER</text:p>
      <text:p text:style-name="P54">The atom, the building-block of matter, came into being after the Big Bang. These atoms then came together to make up the universe with its stars, the Earth and the <text:soft-page-break/>Sun. Afterwards, the same atoms established life on the earth, everything you see around you: your body, the chair you sit on, the book you hold in your hand, the sky seen through the window, the soil, the concrete, the fruits, the plants, all living things and everything that you can imagine have come to life with the gathering of atoms. These things do not happen through the spontaneous combination of unconscious atoms, of course, but rather through Allah's sublime Creation. Allah has ordained a glorious order and perfect equilibrium in both the atom and in all things composed of atoms, in the whole world in other words.</text:p>
      <text:p text:style-name="P54">What then is the atom, the building block of everything, made of and what kind of a structure does it have?</text:p>
      <text:p text:style-name="P53"><text:span text:style-name="T82">When we examine the structure of atoms, we see that all of them have an outstanding order. In general terms, every atom has a nucleus in which there are certain numbers of protons and neutrons. In addition to these, there are electrons which move around the nucleus in a constant orbit with a speed of 1,000 kms per second.</text:span><text:span text:style-name="dipnot"><text:span text:style-name="T97">11</text:span></text:span><text:span text:style-name="T82"> Electrons and protons of an atom are equal in number, because positively charged protons and negatively charged electrons always balance each other. If one of these numbers were different, there would be no atom, since its electromagnetic balance would be disturbed. An atom's nucleus, the protons and the neutrons in it, and the electrons around it are always in motion. These revolve both around themselves and each other unerringly at certain speeds. These speeds are always proportionate to each other and provide the subsistence of the atom. No disorder, disparity, or change ever occurs.</text:span></text:p>
      <text:p text:style-name="P54">It is very remarkable that such highly ordered and determined entities could come into being after a great explosion that took place in non-being. If, as maintained by materialist scientists, the Big Bang were an uncontrolled, coincidental explosion, which is actually out of the question, then it ought to have been followed by random events and everything that formed subsequently ought to have been dispersed disorderly.</text:p>
      <text:p text:style-name="P54">In fact, a flawless order has prevailed at every point since the beginning of the existence of the universe. For example, although atoms are formed at different places and times, they are so organised that they seem as though they were produced from a single factory with an awareness of each kind. First, electrons find themselves a nucleus and start to turn around it. Later, atoms come together to form matter and all these bring about meaningful, purposeful and reasonable objects. Ambiguous, useless, abnormal and purposeless things never occur. Everything from the smallest unit to the biggest component is organised and has manifold purposes.</text:p>
      <text:p text:style-name="P54">All of this is solid evidence of the existence of Allah, our Creator, Who is exalted in power, and indicate the fact that everything comes into existence however He wants and whenever He wills. In the Qur'an, Allah refers to His Creation thus:</text:p>
      <text:p text:style-name="P71"><text:soft-page-break/>He it is Who has created the heavens and the earth with truth, and on the day He says: Be, it is. His word is the truth. (Surat al-An'am, 73)</text:p>
      <text:p text:style-name="P71"/>
      <text:p text:style-name="P54"/>
      <text:p text:style-name="P1">AFTER THE BIG BANG</text:p>
      <text:p text:style-name="P53"><text:span text:style-name="T82">As Roger Penrose, a physicist who has done extensive research on the origin of the universe, has stated the fact that the universe rests where it is not by mere coincidence shows that it definitely has a purpose. For some people, 'the universe is just there' and it just goes on being there. We just happened to find ourselves right in the middle of this whole thing. This viewpoint would probably not help us in understanding the universe. According to Penrose's view, there are many deep affairs going on within the universe whose existence we cannot today perceive.</text:span><text:span text:style-name="dipnot"><text:span text:style-name="T97">12</text:span></text:span></text:p>
      <text:p text:style-name="P54">The ideas of Roger Penrose are indeed good food for thought. As his words imply, many people wrongly entertain thoughts that the universe with all its perfect harmony exists for nothing and that they live in this universe for no particular reason or purpose.</text:p>
      <text:p text:style-name="P54">However, it can by no means be considered as ordinary that a quite perfect and wondrous order came about after a Big Bang, which is considered by the scientific community to be the means of the formation of the universe.</text:p>
      <text:p text:style-name="P54">Briefly, when we examine the glorious system in the universe, we see that the existence of the universe and its workings rest on extremely delicate balances and an order too complex to be explained away by coincidental causes. As is evident, it is by no means possible for this delicate balance and order to have been formed on its own and by coincidence after a great explosion. The formation of such an order following an explosion such as the Big Bang could only have been possible as a result of the sublime Creation by Allah. </text:p>
      <text:p text:style-name="P54">This matchless order in the universe once again proves the existence of our Creator with infinite knowledge, might and wisdom, Who has created matter from nothing and Who controls and manages it incessantly. This Creator is Allah, the Lord of the heavens, the earth and all that is in between. </text:p>
      <text:p text:style-name="P54"><text:soft-page-break/>All the evidence shows us how the claims of the materialist philosophy, which is simply a 19th century dogma, are invalidated by 20th century science. </text:p>
      <text:p text:style-name="P54">By revealing the great balance and order prevalent in the universe, modern science has yet again proved the existence of a Creator Who has created and continually rules all beings: that is, Allah. </text:p>
      <text:p text:style-name="P54">Holding sway over a great number of people for centuries and having even disguised itself with the mask of "science", materialism, by deeming everything to consist of nothing but matter, has made a great mistake and imprudently denied the existence of Allah, Who created and ordered matter from nothing. One day, materialism will be remembered in history as a primitive and superstitious belief opposed to both reason and science.<text:line-break/></text:p>
      <text:p text:style-name="P38">THE SIGNS IN THE HEAVENS AND ON THE EARTH</text:p>
      <text:p text:style-name="P62"/>
      <text:p text:style-name="P63">Assume that you set up a big city by bringing millions of sets of Lego together. Let there be in this city skyscrapers, twisting roads, railway stations, airports, shopping malls, subways and also rivers, lakes, forests and a beach. Let there also be living in it thousands of people wandering in its streets, sitting in their homes and working in their offices. Take every detail into account. Even the traffic lights, box offices, and the signboards at the bus stations.</text:p>
      <text:p text:style-name="P54">If someone came up to you and said that all the pieces of Lego of this city, which you had founded by planning it right down to the smallest detail, and each piece of which you had picked up and placed with great care and precision, had been brought together by sheer accident to produce this city, what would you think of the mental state of that person?</text:p>
      <text:p text:style-name="P54">Now, go back to the city you have built and consider that the whole city would be levelled to the ground if you had forgotten to put into place even a single Lego, or changed its place. Can you imagine what great balance and order you have had to establish?</text:p>
      <text:p text:style-name="P54">Life in the world where we live is also made possible by the accumulation of such a great number of details incomprehensible to the human mind. The absence of even one of these details might mean the end of life on the earth.</text:p>
      <text:p text:style-name="P56"><text:span text:style-name="T4">Everything, every detail from the atom, the smallest unit of matter, to the galaxies harbouring billions of stars, from the Moon, an inseparable adjunct of the world, to the solar system - all work in perfect harmony. This well-organised system runs flawlessly, just like a watch. People are so confident that this billions-of-years-old system will go on functioning without leaving out even the smallest detail that they can freely make plans about something they think will be realised in the next 10 years. No one is worried about whether the Sun will rise the next day. A great </text:span><text:soft-page-break/><text:span text:style-name="T4">majority of people do not think about "whether the world may ever break free from the gravitation of the Sun and start to move towards the unknown in the pitch-dark space"; or ask "What keeps this from happening?"</text:span></text:p>
      <text:p text:style-name="P54">In the same manner, when people are about to sleep, they are very confident that their hearts or respiratory systems will not relax as their brains do. However, even a few seconds' halt in any one of these two vital systems may well cause results that will cost one's life. </text:p>
      <text:p text:style-name="P54">When the "glasses of familiarity" which surround the whole of life and cause every event to be assessed as if 'it is taking place in its natural course' are taken off, one is free to see that everything is made up of such closely interdependent, meticulously organised systems that it is as if we were hanging on to life by the skin of our teeth. You notice an excellent order prevailing in every spot you turn your eyes on. Certainly, there is a great power that creates such an order and harmony. The possessor of this great power is Allah, Who created everything out of nothing. In the Qur'an, it is revealed:</text:p>
      <text:p text:style-name="P72">He Who has created seven heavens in full harmony with one another: no incongruity will you see in the Creation of the Most Gracious. And turn your vision (upon it) once more: can you see any flaw? Yea, turn your vision (upon it) again and yet again: (and every time) your vision will fall back upon you, dazzled and truly defeated. (Surat al-Mulk, 3-4)</text:p>
      <text:p text:style-name="P54">When we look at the phenomena in the heavens, on the earth and in all that lies between them, we see that they all prove the existence of Almighty Allah in their own right. In this chapter, we are going to dwell on the natural phenomena and living beings that every one sees, yet never thinks about, and how they have come into being and continue their existence. If we were to write down all the signs of Allah in the universe, they would fill many thousands of volumes of encyclopaedias. Therefore, in this chapter, we will only deal briefly with some subjects that deserve to be pondered upon at length.</text:p>
      <text:p text:style-name="P54">However, even these brief mentions will help the conscientious "men of understanding" to notice the most important fact of their lives or at least will help them remember it once again.</text:p>
      <text:p text:style-name="P54">For Allah Exists.</text:p>
      <text:p text:style-name="P54">To Him is due the primal origin of the heavens and the earth and He is known through reason.</text:p>
      <text:p text:style-name="P54"/>
      <text:p text:style-name="P1"><text:soft-page-break/>THE MIRACLES IN OUR BODY <text:s/></text:p>
      <text:p text:style-name="P74">'A Half-Developed Eye Cannot See'</text:p>
      <text:p text:style-name="P54">The eye is one of the most manifest pieces of evidence that living creatures are created. All sight organs, including animal eyes and the human eye, possess extremely striking features. This exceptional organ is so overwhelmingly complex that it surpasses even the most sophisticated man-made devices in the world.</text:p>
      <text:p text:style-name="P54">In order for an eye to see, all of its parts have to co-exist and work in harmony. For instance, if an eye happened to have lost its eyelid, but still had all the other parts such as the cornea, conjunctiva, iris, pupil, eye lenses, retina, choroid, eye muscles, and tear glands, it would still be greatly damaged and soon lose its seeing function. In the same manner, even if all its organelles were present, if the tear production were stopped, the eye would soon dry out and become blind.</text:p>
      <text:p text:style-name="P54">"The chain of coincidences" posited by evolutionists loses all its meaning against the complex structure of the eye. The eye has a multi-sectioned complex system and, as discussed above, all of these individual sections had to come into existence at the same time. An evolutionist scientist admits to this truth:</text:p>
      <text:p text:style-name="P53"><text:span text:style-name="T82">The common trait of the eyes and the wings is that they can only function if they are fully developed. In other words, a halfway-developed eye cannot see; a bird with half-formed wings cannot fly.</text:span><text:span text:style-name="dipnot"><text:span text:style-name="T97">13</text:span></text:span></text:p>
      <text:p text:style-name="P54">This shows that the eye appeared in s single moment and perfectly, together with all its component parts. In other words, like all our other organs, Allah has created the eye to be totally flawless. </text:p>
      <text:p text:style-name="P54"/>
      <text:p text:style-name="P74">A System Organised in its Every Detail</text:p>
      <text:p text:style-name="P54">Breathing, eating, walking, etc, are very natural human functions. But most people do not think how these basic actions take place. For example, when you eat a fruit, you do not think how it will be made useful to your body. The only thing on your mind is eating a healthy meal; at the same time, your body is involved in extremely detailed processes unimaginable to you in order to make this meal a health-giving thing.</text:p>
      <text:p text:style-name="P54">The digestive system where these detailed processes take place starts to function as soon as a piece of food is taken into the mouth. Being involved in the system right <text:soft-page-break/>at the outset, the saliva wets the food and helps it to be ground by the teeth and slide down the oesophagus.</text:p>
      <text:p text:style-name="P54">The oesophagus helps the food be transported to the stomach where a perfect balance is at work. Here, the food is digested by the hydrochloric acid present in the stomach. This acid is so strong that it has the capacity to dissolve not only the food but also the stomach walls. Of course, such a flaw is not permitted in this perfect system. A secretion called mucus which is secreted during digestion covers all the walls of the stomach and provides a perfect protection against the destructive effect of the hydrochloric acid. Thus the stomach is prevented from destroying itself.</text:p>
      <text:p text:style-name="P54">The rest of the digestive system is likewise planned. The useful food pieces broken down by the digestive system are absorbed by the small intestine walls and enter the blood stream. The inner surface of the small intestine is covered with tiny tendrils called 'villus'. On top of the cells over the villus are microscopic extensions called the microvillus. These extensions function as pumps to absorb the nutrition. This way the nutrition absorbed by these pumps is delivered all around the body by the circulatory system.</text:p>
      <text:p text:style-name="P54">The point that deserves attention here is that evolution can by no means explain the system briefly summarised earlier. Evolution maintains that today's complex organisms have evolved from primitive beings by the gradual accumulation of small structural changes. However, as stated clearly, the system in the stomach could in no way have been formed step by step. The absence of even one factor would bring about the death of the organism.</text:p>
      <text:p text:style-name="P54">When food is received into the stomach, the gastric juices acquire the ability to break down food as a result of a series of chemical changes. Now, imagine a living being in the so-called evolutionary process in whose body such a planned chemical transformation is not possible. This living being, unable to acquire this ability, would not be able to digest the food it ate and would starve to death with an undigested mass of food in its stomach.</text:p>
      <text:p text:style-name="P54">In addition, during the secretion of this dissolving acid, the stomach walls simultaneously have to produce the secretion called mucus. Otherwise, the acid in the stomach would destroy the stomach. Therefore, in order for life to continue, the stomach must secrete both fluids (acid and mucus) at the same time. This shows that not a step-by-step coincidental evolution but Creation with all its systems must, in effect, have been at work.</text:p>
      <text:p text:style-name="P54">What all this shows is that the human body resembles a huge factory made up of many small machines that work together in perfect harmony. Just as all factories have a designer, an engineer and a planner, the human body has an Exalted Creator. This Creator is Allah, the All-Wise. </text:p>
      <text:p text:style-name="P54"/>
      <text:p text:style-name="P74"><text:soft-page-break/>The Army Inside Man</text:p>
      <text:p text:style-name="P54">Every day, a war is fought in the innermost parts of your body unperceived by you. On the one side are viruses and bacteria that aim to intrude into your body and take it under control and on the other are the immunity cells that protect the body against these enemies.</text:p>
      <text:p text:style-name="P54">The enemies wait in an offensive state to make their way into the area they aim at and they head towards the target area at the first opportunity. However, the strong, organised and disciplined soldiers of the target area do not easily give in to the enemies. First, the soldiers who swallow and neutralise the enemy soldiers (phagocytes) arrive at the battleground. However, sometimes the fight is tougher than these soldiers can handle. On such occasions, other soldiers (macrophages) are summoned up. Their involvement causes alarm in the target area and other soldiers (helper T cells) are also called to battle.</text:p>
      <text:p text:style-name="P54">These soldiers are very familiar with the local populace. They quickly distinguish their own army from that of the enemy. They immediately activate the soldiers assigned to weapon production (B cells). These soldiers have extraordinary abilities. Although they never see the enemy, they can produce weapons which will render the enemy ineffectual. In addition, they carry the weapons they produce as far as they should be taken. During this journey, they succeed in the difficult task of not causing any harm either to themselves or to their allies. Later, the striker teams cut in (killer T cells). These discharge the poisonous material they carry on themselves at the most vital spot of the enemy. In case of victory, another group of soldiers arrives at the battleground (suppressor T cells) and sends all the warriors back to their camp. The soldiers who arrive at the battleground last (memory cells) record all relevant information about the enemy, so that it can be used in the event of a similar invasion in the future.</text:p>
      <text:p text:style-name="P56"><text:span text:style-name="T4">The excellent army discussed above is the immune system in the human body. Everything explained above is done by microscopic cells unobservable to the naked eye. (For more information please see </text:span><text:span text:style-name="T53">The Miracle of the Immune System</text:span><text:span text:style-name="T4"> by Harun Yahya)</text:span></text:p>
      <text:p text:style-name="P54">How many people are aware that they have such an organised, disciplined and perfect army inside their bodies? How many of them are aware that they are surrounded on all sides by microbes that, if unimpeded, would cause them to catch serious illnesses or even die? Indeed, there are many dangerous microbes in the air we breathe, the water we drink, the food we eat, and the surfaces we touch. While one is unaware of all that is going on, the cells in one's body make strenuous efforts to save one from an illness that may even bring about one's death.</text:p>
      <text:p text:style-name="P54">The ability of all immunity cells to distinguish enemy cells from body cells, the ability of B cells to prepare a weapon to neutralise the enemy that they have never <text:soft-page-break/>seen, their ability to carry these weapons as far as they have to be taken without adversely affecting any body cells, the signal-receiving cells' fulfilling their duty completely without making any objections, each of them knowing what to do, their returning to their places without any problem as soon as they are finished with their work, and the abilities of the memory cells are only some of the distinctive characteristics of this system.</text:p>
      <text:p text:style-name="P54">For all these reasons, the story of the formation of the immunity system is never taken up by any evolutionist writer.</text:p>
      <text:p text:style-name="P54">It is extremely difficult for a person without an immunity system or with an ill-functioning one to survive, since he would be exposed to all the microbes and viruses in the outside world. Today, such people can exist only in special enclosures with no direct contact with anyone or anything outside. Therefore, it is impossible for a person without an immunity system to survive in a primitive environment. This leads us to the conclusion that an extremely complex system such as the immune system could only have been created all at once and with all of its elements intact.</text:p>
      <text:p text:style-name="P54"/>
      <text:p text:style-name="P1">ANIMALS AND PLANTS</text:p>
      <text:p text:style-name="P54">Millions of plant and animal types present in the world stand out as evidence that proves the existence and might of our Creator.</text:p>
      <text:p text:style-name="P54">All of these living beings, a limited number of which will be described as examples here, deserve to be examined individually. They all have different body systems, diverse defence tactics, unique ways of feeding, and interesting reproduction methods. However, it is not possible to describe all living beings with all their features in a single book. Encyclopaedias of many volumes would not be enough for this task.</text:p>
      <text:p text:style-name="P54">However, even the few examples we will discuss here will be sufficient to prove that life on Earth can in no way be explained by coincidences or accidental happenings.</text:p>
      <text:p text:style-name="P54"/>
      <text:p text:style-name="P74">From Caterpillar to Butterfly</text:p>
      <text:p text:style-name="P54">If you had 450-500 eggs and if you had to preserve them outdoors, what would you do? The wisest course for you would be to take precautions to prevent them from being scattered around, say, by the wind, or other environmental factors. Being <text:soft-page-break/>one of the animals that lay the most eggs at one time (450-500), the silkworms use a very intelligent way to protect their eggs: they unite the eggs with a viscous thread-like substance, which they secrete to prevent them from being scattered around.</text:p>
      <text:p text:style-name="P53"><text:span text:style-name="T82">The caterpillars that pop out of their eggs first find a safe branch for themselves and then get tied to this branch with the same thread. Later, to promote their own development, they start to spin a cocoon for themselves with the thread they secrete. It takes 3-4 days for a caterpillar that has opened its eyes to life very recently to complete this process. During this period, the caterpillar makes thousands of turns and produces a thread an average of 900-1,500 metres long.</text:span><text:span text:style-name="dipnot"><text:span text:style-name="T97">14</text:span></text:span><text:span text:style-name="T82"> At the end of this process, it starts a new task through which it undergoes a metamorphosis to become an elegant butterfly.</text:span></text:p>
      <text:p text:style-name="P54">Neither the action taken by the mother silkworm to protect its eggs, nor the behaviour of a tiny caterpillar devoid of any awareness, education or knowledge can be explained by evolution. First of all, the ability of the mother to produce the thread it uses to secure its eggs is miraculous. The newly-born caterpillar's knowing the most suitable environment for itself, its spinning a cocoon in accordance with it, its undergoing a metamorphosis, and its coming through this metamorphosis without any problem are beyond human comprehension. Hence, we can simply say that each caterpillar is born into the world with a foreknowledge of what to do, which means that it was "taught" all of these things before it was born. </text:p>
      <text:p text:style-name="P54">Let us explain this with an example. What would you think if you saw a new-born baby standing up a few hours after his birth, getting together the things he needs to make his bed (like quilt, pillow, mattress), and later putting all these together neatly, making his bed and lying down on it? After you recover from the shock of the event, you would probably think that the baby must have been taught in an extraordinary way in his mother's womb to perform such a process. The case of the caterpillars is no different from the baby in this example. </text:p>
      <text:p text:style-name="P54">This again leads us to the same conclusions: these living creatures come into life, behave and live in the way determined by Allah Who has created them. The Qur'anic verses stating that Allah has inspired the honeybee and commanded it to make honey (Surat an-Nahl, 68-69) provides an example of the great secret of the world of living beings. This secret is that all living beings have bowed to Allah's will and follow the fate determined by Him. This is why the honeybee makes honey and the silkworm produces silk.</text:p>
      <text:p text:style-name="P54"/>
      <text:p text:style-name="P74">The Symmetry in Wings</text:p>
      <text:p text:style-name="P54">When we look at the butterfly wings in the pictures, we see a perfect symmetry prevailing over them. These lace-like wings are so adorned with patterns, spots and colours that each of them is like a work of art.</text:p>
      <text:p text:style-name="P54"><text:soft-page-break/>When you look at the wings of these butterflies, you notice that the patterns and colours on left and right are perfect reflections of each other, no matter how intricate they may seem. Even the smallest dot is present on both wings, thereby introducing a flawless order and symmetry.</text:p>
      <text:p text:style-name="P54">In addition, none of the colours on these thin wings mixes with the other, each being sharply set apart from the other. Actually, these colours are formed by the amassing of tiny scales clustered one on top of another. Isn't it a wonder how these small scales that are easily dispersed with your hand's slightest touch can be arranged on both wings without any mistake in their disposal so as to produce exactly the same pattern. Even the replacement of a single scale would destroy the symmetry in the wings and impair their aesthetics. However, you never see any muddle in the wings of any butterfly on the earth. They are as neat and elegant as if made by an artist. And they are indeed made by an Exalted Creator.</text:p>
      <text:p text:style-name="P74"/>
      <text:p text:style-name="P74">The Animal with the Longest Neck: The Giraffe</text:p>
      <text:p text:style-name="P54">Giraffes have many amazing characteristics. One of these is that their neck stands on 7 vertebrae, just like that of all other mammals, even though it is so long. Another amazing fact about giraffes is that they do not have any problem pumping blood up to their brain on top of their long neck. A little thinking would make one notice how difficult it must be to have the blood pumped so high. But giraffes do not have any problem about this, because their hearts are equipped with features to pump blood as high as necessary. This enables them to carry on with their lives effortlessly.</text:p>
      <text:p text:style-name="P54">Yet they still face another problem while they drink water. Essentially, giraffes should have died of high blood pressure every time they bent down to drink water. However, the perfect system in their necks completely eliminates this risk. When they bend down, the valves in their neck vessels are shut down and they prevent excess blood from flowing to the brain.</text:p>
      <text:p text:style-name="P54">There is no doubt that the giraffes did not acquire these traits by planning themselves in accordance with their needs. It is even more implausible to say that all these vital features were shaped over time through a gradual and accidental evolutionary process. In order for a giraffe to stay alive, it is vital for it to have a pumping system to transmit blood to the brain and a valve system to prevent high blood pressure the minute it bends down. If any one of these characteristics did not exist or did not function properly, then it would be impossible for the giraffe to go on living.</text:p>
      <text:p text:style-name="P54">The conclusion to be derived from all this is that the giraffe species was born into the world with all the characteristics vital for its living already there. It is impossible <text:soft-page-break/>for a non-existent being to master its body and acquire essential traits consciously. So, the very existence of giraffes unquestionably proves that they are created by Allah, Who is All-Powerful.</text:p>
      <text:p text:style-name="P54"/>
      <text:p text:style-name="P74">Sea Turtles</text:p>
      <text:p text:style-name="P53"><text:span text:style-name="T82">Sea turtles living in the oceans surge in crowds towards the beach when it is time for them to reproduce. This is no ordinary beach though. The beach they arrive at to reproduce has to be the one where they were born.</text:span><text:span text:style-name="dipnot"><text:span text:style-name="T97">15</text:span></text:span><text:span text:style-name="T82"> Sometimes sea turtles have to travel as far as 800 kilometres to return there. But a long and tough journey does not change the situation. They arrive at the beach where they were born to give birth to their offspring, no matter what.</text:span></text:p>
      <text:p text:style-name="P53"><text:span text:style-name="T82">It is quite unaccountable in terms of evolution or chance how a living being can find its way back to the very same beach 20-25 years after its departure from there.</text:span><text:span text:style-name="dipnot"><text:span text:style-name="T97">16</text:span></text:span><text:span text:style-name="T82"> It is all the more extraordinary that it can find the direction of its birthplace in the depths of the ocean where so little light penetrates, and then spot it from among numerous similar beaches.</text:span></text:p>
      <text:p text:style-name="P54">Finally, thousands of travellers with no compass, meet on the same beach at the same time. Initially a mystery, the reasons underlying this insistent meeting came as a great surprise when finally revealed. Since turtles know that their offspring cannot survive in sea conditions, they bury their eggs under the sand on the beach. But why do all of them meet on the same beach, at the same time? Would not the hatchlings survive if they did the same thing at different times and on different beaches? Those who did research on this topic were faced with a very interesting situation. Thousands of offspring under the sand have to overcome a number of formidable obstacles after breaking their eggs with the hard lump on their head. The hatchlings of an average of 31 grams cannot dig the earth layer above them on their own and they all help each other. When thousands of hatchlings on the beach start to dig the earth, they make it to the sand surface in a few days. Yet before they appear on the surface, they wait for a while for nightfall. For in the day time, there is the danger of falling prey to predators. In addition, it would be quite difficult for them to proceed by crawling on sands scorched by the sunlight. When night falls, they go up to the surface after completing the digging process. Although it is dark, they rush to the sea and depart from the beach to return there as much as 20-25 years later.</text:p>
      <text:p text:style-name="P56"><text:span text:style-name="T4">It is impossible for these hatchlings to know that they have to dig their way up after they pop out of their eggs and wait for a while at a certain distance from the sea. It is by no means possible for them to know, when they are still buried in the earth, whether it is day or night, that predators exist outside and that they could fall a prey to them, that the sand is scorching because of the Sun, that this could harm </text:span><text:soft-page-break/><text:span text:style-name="T4">them, and that they must rush to the sea. So, how does this conscious conduct come about?</text:span></text:p>
      <text:p text:style-name="P54">The only answer to this question is that these hatchlings have been "created" to behave in this way, which means that Allah, Who created them, has inspired in them the instinct that helps them protect their lives.</text:p>
      <text:p text:style-name="P54"/>
      <text:p text:style-name="P74">Bombardier Beetle</text:p>
      <text:p text:style-name="P54">The bombardier beetle is an insect on which an enormous amount of research has been done. The trait that renders this insect so popular is that it uses chemical methods to protect itself from its enemies. </text:p>
      <text:p text:style-name="P53"><text:span text:style-name="T82">In moments of danger, the insect squirts hydrogen peroxide and hydroquinone stored in its body towards the enemy to protect itself. Prior to battle, specialised structures called secretory lobes make a very concentrated mixture of these two chemicals. The mixture is stored in a separate compartment called the storage chamber. This compartment is connected to a second one called the explosion chamber. The two compartments are kept separate from one another by a sphincter muscle. The moment the insect senses danger, it squeezes the muscles surrounding the storage chamber while simultaneously relaxing the sphincter muscle, and the chemical in the storage chamber is transferred to the explosion chamber. A large quantity of heat is released and a vaporisation occurs. The released vapour and the oxygen gas exert pressure on the walls of the explosion chamber and this chemical is squirted at the enemy through a channel leading outward from the beetle's body.</text:span><text:span text:style-name="dipnot"><text:span text:style-name="T97">17</text:span></text:span></text:p>
      <text:p text:style-name="P54">It is still a great mystery to researchers how an insect can harbour inside itself a powerful system potent enough to trigger a chemical reaction that could easily cause it harm while also isolating itself from the effects of that system. It is clear that the existence and working of this system is too complicated to be attributed to the insect itself. It is still a matter of discussion how the bombardier beetle makes such a system work within its tiny body measuring about 2 cm in length, when human experts can perform it only in laboratories.</text:p>
      <text:p text:style-name="P54">The only apparent truth here is that this insect is a concrete example completely refuting the theory of evolution, because it is impossible for this complex chemical system to have been shaped by a series of coincidental variations and passed on to future generations. Even a minor deficiency or 'defect' in a single piece of the system would leave the animal defenceless, so that it would soon be killed or it would cause it to blow itself up. Therefore, the only explanation is that the chemical weapon in the insect's body had come into being with all its parts all at once and without any defect.</text:p>
      <text:p text:style-name="P54"/>
      <text:p text:style-name="P74"><text:soft-page-break/>Termite Nests</text:p>
      <text:p text:style-name="P54">No one can help feeling surprised at the sight of a termite nest erected on the ground by termites. These nests are architectural wonders, rising as high as 5 or 6 metres.</text:p>
      <text:p text:style-name="P54">When you compare the size of a termite and its nest, you will see that the termite has successfully completed an architectural project about 300 times bigger than itself. But what is even more astonishing is that the termites are blind.</text:p>
      <text:p text:style-name="P54">A person who has never seen the huge nests built by blind termites would probably think that they are made up of sand piles heaped upon each other. However, a termite nest proves to be of a structure so marvellous it is difficult to comprehend: inside there are intersecting tunnels, corridors, ventilation systems, special fungus production yards and safety exits.</text:p>
      <text:p text:style-name="P54">If you assemble thousands of blind people and give them all kinds of technical tools, you can never make them set up a nest similar to the one made by the termite colony. So, just think:</text:p>
      <text:p text:style-name="P54">- How could a termite measuring 1-2 cm. in length have learnt the architectural and engineering information needed to make such a subtle structure?</text:p>
      <text:p text:style-name="P54">- How could thousands of blind termites manage to work in harmony to build this construction which is an artistic wonder?</text:p>
      <text:p text:style-name="P54">-If you divide a termite nest into two during the first stages of its construction, and then reunite it, you will see that all passage-ways, canals and roads fit each other. How can this miraculous event be explained?</text:p>
      <text:p text:style-name="P54">The conclusion to be derived from this example is that Allah has created all living species uniquely and without the need of any prior example. Even one termite nest is enough for a person to comprehend Allah and believe that He is the One Who created all.</text:p>
      <text:p text:style-name="P54"/>
      <text:p text:style-name="P74">The Woodpecker</text:p>
      <text:p text:style-name="P53"><text:span text:style-name="T82">As we all know, woodpeckers build their nests by boring holes in tree trunks with their beaks. This may sound familiar to most people. But the point many people fail to examine is why woodpeckers suffer no brain haemorrhage when they beat a tattoo so vigorously with their heads. What the woodpecker does is in a way similar to a human being driving a nail into the wall with his head. If a man ventured to do something like that, he would probably undergo a brain shock followed by a brain haemorrhage. However, a woodpecker can peck a hard tree trunk 38-43 times in just two or three seconds and nothing happens to it.</text:span><text:span text:style-name="dipnot"><text:span text:style-name="T97">18</text:span></text:span></text:p>
      <text:p text:style-name="P53"><text:span text:style-name="T82">Nothing happens because the head structure of woodpeckers is ideally created for such a task. The skull of the woodpecker has a remarkable suspension system that </text:span><text:soft-page-break/><text:span text:style-name="T82">absorbs the force of the blows. Its forehead and some skull muscles adjoined to its beak and the jaw joint are so robust that they help lessen the effect of the forceful strokes during pecking.</text:span><text:span text:style-name="dipnot"><text:span text:style-name="T97">19</text:span></text:span></text:p>
      <text:p text:style-name="P54">Calculation and order do not end here. Preferring primarily pine trees, a certain species of woodpecker checks the age of the trees before boring a hole in them and picks those older than 100 years, because pine trees older than 100 years suffer an illness that causes the hard and thick bark to soften. This was only recently discovered by science and perhaps you may be reading of it here for the first time in your life; woodpeckers have known it for centuries.</text:p>
      <text:p text:style-name="P54">This is not the only reason why the woodpeckers prefer pine trees. Woodpeckers dig cavities around their nests, the function of which was not originally understood. These cavities were later understood to protect them from a great danger. Over time, the sticky resin that leaks from the pine trees fills up the cavities and the outpost of the woodpecker's nest is thus filled with a pool whereby woodpeckers can be protected from snakes, their greatest enemies.</text:p>
      <text:p text:style-name="P53"><text:span text:style-name="T82">Another interesting feature of woodpeckers is that their tongues are thin enough to penetrate even ants' nests in the trees. Their tongues are also sticky, which allows them to collect the ants that live there. The perfection in their Creation is further revealed by the fact that their tongues have a structure which prevents them from being harmed by the acid in the bodies of the ants.</text:span><text:span text:style-name="dipnot"><text:span text:style-name="T97">20</text:span></text:span></text:p>
      <text:p text:style-name="P54">These woodpeckers, each of whose characteristics is discussed in a different paragraph above, prove with all their detailed features that they are 'created'. If woodpeckers had evolved coincidentally as the theory of evolution claims, they would have died before they acquired such extraordinarily consistent traits and they would be extinct. However, as they were created by Allah, they started their lives by bearing all the vital characteristics suitable for their life.</text:p>
      <text:p text:style-name="P54"/>
      <text:p text:style-name="P74">Camouflage</text:p>
      <text:p text:style-name="P54">One of the defence strategies of animals is camouflage. Some animals have the special protection of a body structure and coloration which are totally adapted to their habitat. The bodies of these living beings are in appearance so harmonious with their environment that when you look at their pictures, you cannot tell if they are plants or animals, or distinguish them from their surroundings.</text:p>
      <text:p text:style-name="P54">As is seen in the preceding pages, the spectacular similarity of an insect to a leaf helps it escape the notice of its enemies. It is obvious that this tiny animal has not made its body look like a leaf. Maybe it is not even aware that it is being protected because it looks like a leaf. However, the camouflage is so deft that it readily impresses the observer as a defence tactic specially "created".</text:p>
      <text:p text:style-name="P54"/>
      <text:p text:style-name="P74"><text:soft-page-break/>False Eyes</text:p>
      <text:p text:style-name="P54">There are some wonderful and unimaginably interesting defence methods in the animal world. One of these is false eyes. With such false eyes, various butterflies, caterpillars and fish species convince their enemies that they are "dangerous".</text:p>
      <text:p text:style-name="P54">The butterflies in the pictures on the left open their wings as soon as they sense danger and display a pair of eyes on each of their wings which appear quite threatening to their enemies.</text:p>
      <text:p text:style-name="P54">Let us take our time and think: can these extremely convincing eyes be the result of a coincidence? How does the butterfly know that a pair of scary eyes appears when it opens its wings and that the sight of them would frighten its enemy? Has the butterfly happened to see the pattern on its wings and decided that this pattern was frightening and that it could use it in a moment of danger?</text:p>
      <text:p text:style-name="P54">Such a convincing pattern can be the result only of sublime Creation, not of coincidences. Moreover, it is by no means possible to think that the butterfly is aware of the patterns on its wings and discovered this as a defence tactic by itself. It is obvious that Allah, Who created the butterfly, bestowed on its body such a pattern and inspired in the animal the instinct to use it in moments of danger.</text:p>
      <text:p text:style-name="P74">Water Lilies</text:p>
      <text:p text:style-name="P54">Little flowers on the earth are mostly considered commonplace by people, notwithstanding their overall perfection. What prevents people from grasping the Creation miracles in these flowers is the familiarity brought about by seeing them everywhere and every day. Therefore, flowers that grow in a totally different place, under totally different conditions and in totally different sizes will be assessed without the "glasses of familiarity" and thus help us grasp the existence of Allah.</text:p>
      <text:p text:style-name="P54">Amazon water lilies that grow in the sticky mud covering the bottom of the Amazon River are interesting enough to remove the 'glasses of familiarity' from people, because they continue their lives not in the way people are accustomed to and witness everyday, but with a very different struggle.</text:p>
      <text:p text:style-name="P54">These plants start to grow in the mud at the bottom of the Amazon River, and then reach out towards the river surface. Their goal is to reach the sunlight which is vital to their existence. When they finally reach the water's surface, they stop growing and develop thorny, round buds. The buds develop into gigantic leaves with a reach of 2 metres, in as short a time as a couple of hours. "Knowing" that the more they cover the river surface with abundant leaves, the more will they be able to make use of sunlight, these water lilies make ample use of daylight to perform photosynthesis. They "know" that otherwise they will not be able to survive at the bottom of the river due to the scarcity of light. It is certainly quite inspiring for a plant to employ such an "intelligent" tactic.</text:p>
      <text:p text:style-name="P53"><text:soft-page-break/><text:span text:style-name="T82">However, sunlight alone does not suffice for the Amazon water lilies. They also need oxygen equally, yet it is obvious that this oxygen does not exist in the muddy ground in which their roots are located. This is why water lilies stretch out stems developing from their roots upwards towards the water surface where their leaves float. Sometimes these stems grow as tall as 11 metres; they are tied to the leaves and function as oxygen-carriers between the leaves and the root.</text:span><text:span text:style-name="dipnot"><text:span text:style-name="T97">21</text:span></text:span></text:p>
      <text:p text:style-name="P56"><text:span text:style-name="T4">How can a bud in its initial stages of life in the depths of a river know that it needs oxygen and sunlight to survive, that it would not be able to live in their absence, and that everything it needs is present on the water surface? A being recently introduced to life is aware neither of the fact that this water has an ending point, nor of the existence of the Sun or oxygen.</text:span></text:p>
      <text:p text:style-name="P54">Therefore, if the whole event is assessed from the standpoint of evolutionists, these plants should long before have been defeated by environmental conditions and become extinct. Nevertheless, water lilies are still present today in all their perfection.</text:p>
      <text:p text:style-name="P54">The amazing life struggle of water lilies continues well after they reach light and oxygen on the water surface, where they curl the brims of their huge leaves upward to prevent them from sinking.</text:p>
      <text:p text:style-name="P54">They can continue their lives with all these precautions, yet they also know that these are not enough for their reproduction. They need a living being that will carry their pollen to another water lily, and this living being is a beetle (coleopteran) which has been created with a special weakness for white colour. They prefer these white water lilies out of all the attractive flowers of the Amazon River. When Amazon water lilies are visited by creatures which will continue their species, they close all their leaves, imprison them, and offer them ample pollen. They let them free after keeping them for one night, and then change their colour so that they do not bring the same pollen back to them. The once pure white, glorious water lilies will now go on adorning the Amazon river in pink. </text:p>
      <text:p text:style-name="P54">Such flawless and finely calculated plans are certainly not the work of a bud unaware of everything. They are the work of the wisdom of Allah, Who created all things. All the details summarised here show that plants, like all other living beings in the universe, were created by Allah, Who is All-Wise and All-Powerful.</text:p>
      <text:p text:style-name="P54"/>
      <text:p text:style-name="P1">CONCLUSION</text:p>
      <text:p text:style-name="P54"><text:soft-page-break/>Can the wind form an airplane by coincidence?</text:p>
      <text:p text:style-name="P56"><text:span text:style-name="T4">The famous physicist Sir Fred Hoyle makes a very striking observation about the origin of life. In his book </text:span><text:span text:style-name="T53">The Intelligent Universe </text:span><text:span text:style-name="T4">he writes:</text:span></text:p>
      <text:p text:style-name="P70"><text:span text:style-name="T82">The chance that higher life forms might have emerged in this way (by coincidence) is comparable with the chance that a tornado sweeping through a junk-yard might assemble a Boeing 747 from the materials therein.</text:span><text:span text:style-name="dipnot"><text:span text:style-name="T97">22</text:span></text:span></text:p>
      <text:p text:style-name="P54">This comparison of Hoyle's is quite inspiring. The examples that we have discussed above also reveal that both the existence of life and the perfection of its present systems force us to look for the great power making these come into being. Just as a hurricane cannot produce an airplane as a result of coincidences, neither is it possible for the universe to have come into being as a result of unanticipated happenings and moreover to harbour extremely complex structures therein. In truth, the universe is furnished with myriad systems of an infinitely greater complexity than those of an airplane</text:p>
      <text:p text:style-name="P54">Everything we have said in this chapter confronts us with the evidence of the flawless planning not only in our immediate surroundings but also in the depths of space. One who assesses these signs which are so evident as to be undeniable by both reason and conscience can come to only one conclusion: there is no room for coincidence in the universe; the universe was Created with all the minutiae contained in it.</text:p>
      <text:p text:style-name="P54">And Allah, the Creator of this flawless system, is He Who has infinite might and knowledge.</text:p>
      <text:p text:style-name="P63"/>
      <text:p text:style-name="P63">SCIENTISTS CONFIRM THE SIGNS OF ALLAH</text:p>
      <text:p text:style-name="P63"/>
      <text:p text:style-name="P63">What we have covered so far shows us that the attributes of the universe discovered by science point to the existence of Allah. Science leads us to the conclusion that the universe has a Creator and this Creator is Almighty Allah, perfect in might, wisdom and knowledge. It is religion that shows us the way to knowing Allah in the way one should. It is therefore possible to say that science is a method we use to better see and investigate the realities addressed by religion. Nevertheless, today, some of the scientists who step forth in the name of science hold a seriously mistaken idea. In their view, scientific discoveries do not imply the Creation of Allah. They have, on the contrary, projected an atheistic understanding of science by claiming that it is not possible to understand Allah's apparent existence through scientific data: they maintain the erroneous idea that science and religion are two clashing notions.</text:p>
      <text:p text:style-name="P54">As a matter of fact, this atheistic understanding of science is quite recent. Until a few centuries ago, science and religion were never thought to clash with each other, <text:soft-page-break/>and science was accepted as a method of proving the existence of Allah. The so-called atheistic understanding of science flourished only after the materialist and positivist philosophies swept through the world of science in the 18th and 19th centuries. </text:p>
      <text:p text:style-name="P54">Particularly after Charles Darwin postulated the theory of evolution in 1859, circles holding a materialistic world view started to ideologically defend this theory, which they looked upon as an alternative to religion. The theory of evolution argued that the universe was not created by Allah but came into being by chance. As a result, it was asserted that religion was in conflict with science. The British researchers Michael Baigent, Richard Leigh and Henry Lincoln wrote on this issue: <text:tab/></text:p>
      <text:p text:style-name="P70"><text:span text:style-name="T82">…</text:span><text:span text:style-name="T102"> </text:span><text:span text:style-name="T82">a century and a half before Darwin, science was not separate from religion but, on the contrary, an aspect of religion, and ultimately subservient to it… But the science of Darwin's time became precisely that, divorcing itself from the context in which it had previously existed and establishing itself as a rival absolute, an alternative repository of meaning. As a result, … humanity was increasingly forced to choose between them.</text:span><text:span text:style-name="dipnot"><text:span text:style-name="T97">23</text:span></text:span><text:span text:style-name="T82"><text:tab/></text:span></text:p>
      <text:p text:style-name="P54">As we stated before, the so-called split between science and religion was totally ideological. Some scientists, who earnestly believed in materialism, conditioned themselves to prove, in their own eyes, the lie that the universe had no creator and they devised various invalid theories in this context. The theory of evolution was the most famous and the most important of them. In the field of astronomy as well certain theories were developed such as the "steady-state theory" or the "chaos theory". However, all of these theories that denied Creation were demolished by science itself, as we have clearly shown in the previous chapters.</text:p>
      <text:p text:style-name="P54">Today, scientists who still keep to these theories and insist on denying all things religious, are dogmatic and bigoted people, who have conditioned themselves not to believe in Allah. The famous English zoologist and evolutionist D.M.S. Watson confesses to this dogmatism as he explains why he and his colleagues accept the theory of evolution:</text:p>
      <text:p text:style-name="P70"><text:span text:style-name="T102"><text:s/></text:span><text:span text:style-name="T82">If so, it will present a parallel to the theory of evolution itself, a theory universally accepted, not because it can be proved by logically coherent evidence to be true, but because the only alternative, special Creation, is clearly incredible.</text:span><text:span text:style-name="dipnot"><text:span text:style-name="T97">24</text:span></text:span></text:p>
      <text:p text:style-name="P54">What Watson means by "special Creation" is Allah's Creation. As acknowledged, this scientist finds this "unacceptable" in his own eyes. But why? Is it because science says so? Actually it does not. On the contrary, science proves the truth of Creation. The only reason why Watson looks upon this fact as unacceptable is <text:soft-page-break/>because he has conditioned himself to deny the existence of Allah. All other evolutionists take the same stand. </text:p>
      <text:p text:style-name="P54">Evolutionists rely not on science but on materialist philosophy and they distort science to make it agree with this philosophy. A geneticist and an outspoken evolutionist from Harvard University, Richard Lewontin, confesses to this truth:</text:p>
      <text:p text:style-name="P70"><text:span text:style-name="T82">…</text:span><text:span text:style-name="T102"> </text:span><text:span text:style-name="T82">we have a prior commitment, a commitment to materialism. It is not that the methods and institutions of science somehow compel us to accept a material explanation of the phenomenal world, but, on the contrary, that we are forced by our </text:span><text:span text:style-name="T103">a priori</text:span><text:span text:style-name="T82"> adherence to material causes to create an apparatus of investigation and a set of concepts that produce material explanations…. Moreover, that materialism is absolute, for we cannot allow a Divine [intervention] …</text:span><text:span text:style-name="dipnot"><text:span text:style-name="T97">25</text:span></text:span></text:p>
      <text:p text:style-name="P56"><text:span text:style-name="T4">On the other hand, today, just as in history, there are, as opposed to this dogmatic materialist group, scientists who confirm Allah's existence, and regard science as a way of knowing Him. Creationism, which is increasingly growing particularly in the USA, proves by scientific evidence that all living things were created by Allah.</text:span></text:p>
      <text:p text:style-name="P54">This shows us that science and religion are not conflicting sources of information, but that, on the contrary, science is a method that verifies the absolute truths provided by religion. Moreover, Islam particularly advocates scientific enquiry, and announces that probing the universe is a method to explore the Creation of Allah. This issue is addressed in the following verses of the Qur’an;</text:p>
      <text:p text:style-name="P71">Do they not look at the sky above them? How We have built it and adorned it, and there are no rifts therein? And the earth - We have spread it out, and set thereon mountains standing firm, and caused it to bring forth plants of beauteous kinds (in pairs). (Surah Qaf, 6-7)</text:p>
      <text:p text:style-name="P71">And We send down from the sky blessed water whereby We give growth unto gardens and the grain of crops. And tall palm-trees, with shoots of fruit-stalks, piled one over another. (Surah Qaf, 9-10) </text:p>
      <text:p text:style-name="P53"><text:span text:style-name="T82">As implied in the above verses, in the Qur'an people are always urged to think, to reason and to explore everything in the world in which they live. This is because science supports religion, saves the individual from ignorance, and causes him to think more consciously; it opens wide one's world of thought and helps one grasp the signs of Creation by Almighty Allah self-evident in the universe. Prominent German </text:span><text:soft-page-break/><text:span text:style-name="T82">physicist Max Planck said that "everyone who, regardless of his field, studies science seriously is to read the following phrase on the door of the temple of science: 'Have faith'". According to him, faith is an essential attribute of a scientist.</text:span><text:span text:style-name="dipnot"><text:span text:style-name="T97">26</text:span></text:span></text:p>
      <text:p text:style-name="P54">All the issues we have treated so far simply put it that the existence of the universe and all living things cannot be explained by coincidences. Many scientists who have left their mark on the world of science have confirmed, and still confirm this great reality. The more people learn about the universe, the higher does their admiration for its flawless order become. Every newly-discovered detail supports Creation in an unquestionable way.</text:p>
      <text:p text:style-name="P54">The great majority of modern physicists accept the fact of Creation as we set foot in the 21st century. David Darling, astronomer and author, says:</text:p>
      <text:p text:style-name="P70"><text:span text:style-name="T82">There were no landmarks here. No galaxies, no stars. Only a heartbeat ago the universe itself began in the most titanic of explosions, an explosion in which all the matter and energy there would ever be spontaneously appeared and was borne swiftly out upon the stretching fabric of space. One second old was the universe, and it was filled exclusively with the steaming, fertile brew of creation.</text:span><text:span text:style-name="dipnot"><text:span text:style-name="T97">27</text:span></text:span></text:p>
      <text:p text:style-name="P54">Besides, it is already known that almost all the founders of diverse scientific branches believed in Allah and His Divine books. The greatest physicists in history, Newton, Faraday, Kelvin and Maxwell are a few examples of such scientists.</text:p>
      <text:p text:style-name="P54">In the time of Isaac Newton, the great physicist, scientists believed that the movements of the heavenly bodies and planets could be explained by different laws. Nevertheless, Newton believed that the Creator of Earth and space was the same, and therefore they had to be explained by the same laws. He wrote:</text:p>
      <text:p text:style-name="P70"><text:span text:style-name="T82">This most beautiful system of the Sun, planets, and comets could only proceed from the counsel and dominion of an intelligent and powerful Being. </text:span><text:span text:style-name="dipnot"><text:span text:style-name="T97">28</text:span></text:span></text:p>
      <text:p text:style-name="P54">As is evident, thousands of scientists who have been doing research in the fields of physics, mathematics, and astronomy since the Middle Ages all agree on the idea that the universe is created by a single Creator and always focus on the same point. The founder of physical astronomy, Johannes Kepler, stated his strong belief in Allah in one of his books in which he wrote: </text:p>
      <text:p text:style-name="P70"><text:span text:style-name="T82">Since we astronomers are priests of … God …, it befits us to be thoughtful, not of the glory of our minds, but rather, above all else, of the glory of God.</text:span><text:span text:style-name="dipnot"><text:span text:style-name="T97">29</text:span></text:span></text:p>
      <text:p text:style-name="P53"><text:span text:style-name="T82">The great physicist, William Thompson (Lord Kelvin), who established thermodynamics on a formal scientific basis, was a Christian who believed in Allah. He had strongly opposed Darwin's theory of evolution and totally rejected it. He </text:span><text:soft-page-break/><text:span text:style-name="T82">explained shortly before his death that "With regard to the origin of life, science… positively affirms creative power."</text:span><text:span text:style-name="dipnot"><text:span text:style-name="T97">30</text:span></text:span><text:span text:style-name="T82"> </text:span></text:p>
      <text:p text:style-name="P54">One of the professors of physics at Oxford University, Robert Matthews, states the same fact in his book published in 1992 where he explains that DNA molecules were created by Allah:</text:p>
      <text:p text:style-name="P70"><text:span text:style-name="T82">The whole process normally takes place in perfect harmony, producing a foetus, then a living baby, a child and finally an adult. Like so much in biology, the whole process is seemingly miraculous. How can such stunning complexity be produced from such simple beginnings? How, in short, does a single cell far smaller than the dot of this letter "i" produce a sentient being? Many of the processes involved remain mysterious, and constitute one of the most fascinating of all the Outstanding Mysteries.</text:span><text:span text:style-name="dipnot"><text:span text:style-name="T97">31</text:span></text:span></text:p>
      <text:p text:style-name="P54">Some other scientists who admit that the universe is created by Allah and who are known by their cited attributes are:</text:p>
      <text:p text:style-name="P54">Robert Boyle (the father of modern chemistry)</text:p>
      <text:p text:style-name="P54">Iona William Petty (known for his studies on statistics and modern economy)</text:p>
      <text:p text:style-name="P54">Michael Faraday (one of the greatest physicists of all times)</text:p>
      <text:p text:style-name="P54">Gregory Mendel (the father of genetics; he invalidated Darwinism with his discoveries in the science of genetics)</text:p>
      <text:p text:style-name="P54">Louis Pasteur (the greatest name in bacteriology; he declared war on Darwinism)</text:p>
      <text:p text:style-name="P54">John Dalton (the father of atomic theory)</text:p>
      <text:p text:style-name="P54">Blaise Pascal (one of the most important mathematicians)</text:p>
      <text:p text:style-name="P54">John Ray (the most important name in British natural history)</text:p>
      <text:p text:style-name="P54">Nicolaus Steno (a famous stratiographer who investigated earth layers)</text:p>
      <text:p text:style-name="P54">Carolus Linnaeus (the father of biological classification)</text:p>
      <text:p text:style-name="P54">Georges Cuvier (the founder of comparative anatomy)</text:p>
      <text:p text:style-name="P54">Matthew Maury (the founder of oceanography)</text:p>
      <text:p text:style-name="P54">Thomas Anderson (one the pioneers in the field of organic chemistry) </text:p>
      <text:p text:style-name="P54">Sir Charles Bell (a pioneer in the study of the human brain and nervous system)</text:p>
      <text:p text:style-name="P54">Jean-Henri Fabre (the founder of modern entomology)</text:p>
      <text:p text:style-name="P54">John Ambrose Fleming (the father of modern electronics)</text:p>
      <text:p text:style-name="P54">James Clerk Maxwell (a physicist who formulated electromagnetic theory linking electromagnetism with light)</text:p>
      <text:p text:style-name="P54"/>
      <text:p text:style-name="P54">CONCLUSION</text:p>
      <text:p text:style-name="P54"/>
      <text:p text:style-name="P63"><text:soft-page-break/>Unquestionably, nothing can be more important than the Creation of man and his knowing Almighty Allah. What we have done throughout the booklet is to try to comprehend a subject that is an issue of the utmost importance for every person.</text:p>
      <text:p text:style-name="P54">We think it necessary to remind the reader at this point that one does not need reams of information to grasp that the universe and everything in it, including oneself, have been created. It is as much within the scope of the conscience and reason of a small child as it is within that of an adult to grasp that he was created. The Prophet Abraham's (as) words in the Qur'an are a very good example of what we mean. </text:p>
      <text:p text:style-name="P54">The Prophet Abraham (as) once lived in a community that did not believe in Allah and worshipped totem poles instead. Although he had never received any teaching about the existence of Allah, he had grasped with his reason and conscience that he had been created–moreover, that he had been created by Allah, Who created the heavens and the earth. In the Qur'an it is related like this: </text:p>
      <text:p text:style-name="P73"><text:span text:style-name="T4">When the night covered him over, he saw a star. He said: "This is my Lord." But when it set, he said: "I love not those that set." When he saw the Moon rising in splendour, he said: "This is my Lord." But when the Moon set, he said: "Unless my Lord guides me, I shall surely be among those who go astray." When he saw the Sun rising in splendour, he said: "This is my Lord; this is the greatest (of all)." But when the Sun set, he said: "O my people! I am indeed free from your (guilt) of giving partners to Allah. For me, I have set my face, firmly and truly, towards Him Who created the heavens and the earth, and never shall I ascribe partners to Allah." (Surat al-An'am, 76-79)</text:span></text:p>
      <text:p text:style-name="P54">As we see in the example of the Prophet Abraham (as), everyone who has reason and conscience and, more importantly, who "does not reject in iniquity and arrogance" is capable of understanding that the universe was created and, moreover, that it was created with a great order and plan. </text:p>
      <text:p text:style-name="P54">No doubt the state of those who reject the existence of Allah, despite all the manifest signs displayed for all to see, is quite astonishing to those who have reason and conscience. In the Qur'an, the following is stated about those who do not believe in Allah's power of Creation: </text:p>
      <text:p text:style-name="P71">If you marvel (at their want of faith), strange is their saying: "When we are (actually) dust, shall we indeed then be in a Creation <text:soft-page-break/>renewed?" They are those who deny their Lord! They are those round whose necks will be yokes (of servitude): they will be companions of the fire, to dwell therein (forever)! (Surat ar-Rad, 5)</text:p>
      <text:p text:style-name="P54">The things related in this booklet are more important than anything else in your life. Perhaps you have so far failed to give due consideration to the importance of this subject or perhaps you may never have even thought about it before. However, be assured that to recognise Allah, Who has created you, is more important and urgent than anything else you can do.</text:p>
      <text:p text:style-name="P54">Think about what He has granted you: you live in a world subtly-organised down to its slightest detail and created specially for you. You had no part in this process. You opened your eyes one day and found yourself amidst countless blessings. You can see, you can hear, you can feel…</text:p>
      <text:p text:style-name="P54">And it is so because Allah willed such a Creation. In a verse it is said:</text:p>
      <text:p text:style-name="P71">It is He Who brought you forth from the wombs of your mothers when you knew nothing; and He gave you hearing and sight and intelligence and affections: that you may give thanks (to Allah). (Surat an-Nahl, 78)</text:p>
      <text:p text:style-name="P54">As stated in the verse, it is none but Allah Who has given you everything you own and Who created the universe you live in. Therefore, come and submit your whole self to Allah and be grateful to Him for all the blessings He has endowed you with and thereby earn an eternal reward. If you do the opposite, you will be showing ingratitude and exposing yourself to a penalty that, by the will of Allah, shall last forever.</text:p>
      <text:p text:style-name="P54">Be assured: Allah does exist and He is very close to you…</text:p>
      <text:p text:style-name="P54">He sees and knows everything that you do, and hears every word you utter…</text:p>
      <text:p text:style-name="P54">And be assured that everyone, including you, will soon give account to Him…</text:p>
      <text:p text:style-name="P63"/>
      <text:p text:style-name="P63">THE DECEPTION OF EVOLUTION</text:p>
      <text:p text:style-name="P63"/>
      <text:p text:style-name="P66"><text:span text:style-name="T4">Darwinism, in other words the theory of evolution, was put forward with the aim of denying the fact of Creation, but is in truth nothing but failed, unscientific nonsense. </text:span><text:span text:style-name="T5">This theory, which claims that life emerged by chance from inanimate matter, was invalidated by the scientific evidence of miraculous order in the universe and in living things, as well as by the discovery of about 300 million fossils revealing that evolution never happened.</text:span><text:span text:style-name="T4"> In this way, </text:span><text:span text:style-name="T5">science confirmed the fact that Allah created the universe and the living things in it.</text:span><text:span text:style-name="T4"> The propaganda carried out today in order to keep the theory of evolution alive is </text:span><text:soft-page-break/><text:span text:style-name="T4">based solely on the distortion of the scientific facts, biased interpretation, and lies and falsehoods disguised as science.</text:span></text:p>
      <text:p text:style-name="P56"><text:span text:style-name="T4">Yet this propaganda cannot conceal the truth. The fact that </text:span><text:span text:style-name="T5">the theory of evolution is the greatest deception in the history of science</text:span><text:span text:style-name="T4">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54">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4"/>
      <text:p text:style-name="P74">The Scientific Collapse of Darwinism</text:p>
      <text:p text:style-name="P56"><text:span text:style-name="T4">As </text:span><text:span text:style-name="T5">a pagan doctrine</text:span><text:span text:style-name="T4">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5">Darwin's theory was not based on any concrete scientific finding; as he also accepted, it was just an "assumption."</text:span><text:span text:style-name="T4"> Moreover, as Darwin confessed in the long </text:span><text:span text:style-name="T5">chapter of his book titled "Difficulties on Theory," the theory failed in the face of many critical questions. </text:span></text:p>
      <text:p text:style-name="P5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4">1) The theory cannot explain how life originated on Earth. </text:p>
      <text:p text:style-name="P54">2) No scientific finding shows that the "evolutionary mechanisms" proposed by the theory have any evolutionary power at all. </text:p>
      <text:p text:style-name="P54">3) The fossil record proves the exact opposite of what the theory suggests.</text:p>
      <text:p text:style-name="P54">In this section, we will examine these three basic points in general outlines:</text:p>
      <text:p text:style-name="P54"/>
      <text:p text:style-name="P74">The First Insurmountable Step: The Origin of Life</text:p>
      <text:p text:style-name="P56"><text:soft-page-break/><text:span text:style-name="T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5">How did this "first cell" originate?</text:span></text:p>
      <text:p text:style-name="P56"><text:span text:style-name="T5">Since the theory of evolution ignorantly denies Creation, it maintains that the "first cell" originated as a product of blind coincidences within the laws of nature, without any plan or arrangement. </text:span><text:span text:style-name="T4">According to the theory, inanimate matter must have produced a living cell as a result of coincidences. Such a claim, however, is inconsistent with the most unassailable rules of biology. </text:span></text:p>
      <text:p text:style-name="P54"/>
      <text:p text:style-name="P74">"Life Comes From Life"</text:p>
      <text:p text:style-name="P5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6"><text:span text:style-name="T4">Similarly, maggots developing in rotting meat was assumed to be evidence of spontaneous generation. However, </text:span><text:span text:style-name="T5">it was later understood that worms did not appear on meat spontaneously, but were carried there by flies in the form of larvae, invisible to the naked eye. </text:span></text:p>
      <text:p text:style-name="P54">Even when Darwin wrote The Origin of Species, the belief that bacteria could come into existence from non-living matter was widely accepted in the world of science. </text:p>
      <text:p text:style-name="P53"><text:span text:style-name="T82">However, </text:span><text:span text:style-name="T83">five years after the publication of Darwin's book, Louis Pasteur announced his results after long studies and experiments, that disproved spontaneous generation, a cornerstone of Darwin's theory. </text:span><text:span text:style-name="T82">In his triumphal lecture at the Sorbonne in 1864, </text:span><text:span text:style-name="T83">Pasteur said: "Never will the doctrine of spontaneous generation recover from the mortal blow struck by this simple experiment."</text:span><text:span text:style-name="dipnot"><text:span text:style-name="T85">32</text:span></text:span></text:p>
      <text:p text:style-name="P5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54"><text:soft-page-break/></text:p>
      <text:p text:style-name="P74">Inconclusive Efforts of the Twentieth Century</text:p>
      <text:p text:style-name="P5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53"><text:span text:style-name="T82">Unfortunately, however, the problem of the origin of the cell is perhaps the most obscure point in the whole study of the evolution of organisms.</text:span><text:span text:style-name="dipnot"><text:span text:style-name="T85">33</text:span></text:span></text:p>
      <text:p text:style-name="P5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53"><text:span text:style-name="T82">Barely a few years had passed before it was revealed that </text:span><text:span text:style-name="T83">this experiment, which was then presented as an important step in the name of evolution, was invalid, for the atmosphere used in the experiment was very different from the real Earth conditions.</text:span><text:span text:style-name="dipnot"><text:span text:style-name="T85">34</text:span></text:span></text:p>
      <text:p text:style-name="P53"><text:span text:style-name="T82">After a long silence, </text:span><text:span text:style-name="T83">Miller confessed that the atmosphere medium he used was unrealistic.</text:span><text:span text:style-name="dipnot"><text:span text:style-name="T97">35</text:span></text:span></text:p>
      <text:p text:style-name="P56"><text:span text:style-name="T5">All the evolutionists' efforts throughout the twentieth century to explain the origin of life ended in failure. </text:span><text:span text:style-name="T4">The geochemist Jeffrey Bada, from the San Diego Scripps Institute accepts this fact in an article published in </text:span><text:span text:style-name="T53">Earth</text:span><text:span text:style-name="T4"> magazine in 1998:</text:span></text:p>
      <text:p text:style-name="P70"><text:span text:style-name="T82">Today as we leave the twentieth century, we still face the biggest unsolved problem that we had when we entered the twentieth century: How did life originate on Earth?</text:span><text:span text:style-name="dipnot"><text:span text:style-name="T97">36</text:span></text:span></text:p>
      <text:p text:style-name="P53"><text:span text:style-name="dipnot"><text:span text:style-name="T97"/></text:span></text:p>
      <text:p text:style-name="P74">The Complex Structure of Life </text:p>
      <text:p text:style-name="P56"><text:span text:style-name="T4">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5">Today, even in the most developed laboratories of the world, a living cell cannot be produced by bringing organic chemicals together.</text:span></text:p>
      <text:p text:style-name="P53"><text:span text:style-name="T82">The conditions required for the formation of a cell are too great in quantity to be explained away by coincidences. The probability of proteins, the building blocks of a </text:span><text:soft-page-break/><text:span text:style-name="T82">cell, being synthesized coincidentally, is 1 in 10</text:span><text:span text:style-name="dipnot"><text:span text:style-name="T86">950</text:span></text:span><text:span text:style-name="T82"> for an average protein made up of 500 amino acids. In mathematics, a probability smaller than 1 over 10</text:span><text:span text:style-name="dipnot"><text:span text:style-name="T86">50</text:span></text:span><text:span text:style-name="T82"> is considered to be impossible in practical terms.</text:span></text:p>
      <text:p text:style-name="P54">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56"><text:span text:style-name="T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53">Scientific American</text:span><text:span text:style-name="T4"> magazine:</text:span></text:p>
      <text:p text:style-name="P53"><text:span text:style-name="T83">It is extremely improbable that proteins and nucleic acids, both of which are structurally complex, arose spontaneously in the same place at the same time. Yet </text:span><text:span text:style-name="T82">it also seems impossible to have one without the other. And so, at first glance, one might have to conclude that life could never, in fact, have originated by chemical means.</text:span><text:span text:style-name="dipnot"><text:span text:style-name="T97">37</text:span></text:span></text:p>
      <text:p text:style-name="P56"><text:span text:style-name="T4">No doubt, if it is impossible for life to have originated spontaneously as a result of blind coincidences, then it has to be accepted that life was </text:span><text:span text:style-name="T5">"created."</text:span><text:span text:style-name="T4"> This fact explicitly invalidates the theory of evolution, whose main purpose is to deny Creation. </text:span></text:p>
      <text:p text:style-name="P54"/>
      <text:p text:style-name="P74">Imaginary Mechanism of Evolution </text:p>
      <text:p text:style-name="P54">The second important point that negates Darwin's theory is that both concepts put forward by the theory as "evolutionary mechanisms" were understood to have, in reality, no evolutionary power. </text:p>
      <text:p text:style-name="P54">Darwin based his evolution allegation entirely on the mechanism of "natural selection." The importance he placed on this mechanism was evident in the name of his book: The Origin of Species, By Means of Natural Selection…</text:p>
      <text:p text:style-name="P5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6"><text:soft-page-break/><text:span text:style-name="T4">Therefore, </text:span><text:span text:style-name="T5">the mechanism of natural selection has no evolutionary power. Darwin was also aware of this fact </text:span><text:span text:style-name="T4">and had to state this in his book The Origin of Species:</text:span></text:p>
      <text:p text:style-name="P70"><text:span text:style-name="T82">Natural selection can do nothing until favourable individual differences or variations occur.</text:span><text:span text:style-name="dipnot"><text:span text:style-name="T97">38</text:span></text:span></text:p>
      <text:p text:style-name="P74">Lamarck's Impact</text:p>
      <text:p text:style-name="P5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53"><text:span text:style-name="T82">Darwin also gave similar examples. In his book The Origin of Species, for instance, he said that some bears going into water to find food transformed themselves into whales over time.</text:span><text:span text:style-name="dipnot"><text:span text:style-name="T97">39</text:span></text:span></text:p>
      <text:p text:style-name="P5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54"/>
      <text:p text:style-name="P74">Neo-Darwinism and Mutations</text:p>
      <text:p text:style-name="P5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6"><text:span text:style-name="T4">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5">Mutations do not cause living beings to develop; on the contrary, they are always harmful. </text:span></text:p>
      <text:p text:style-name="P56"><text:span text:style-name="T4">The reason for this is very simple: </text:span><text:span text:style-name="T5">DNA has a very complex structure, and random effects can only harm it. </text:span><text:span text:style-name="T4">The American geneticist B. G. Ranganathan explains this as follows:</text:span></text:p>
      <text:p text:style-name="P70"><text:soft-page-break/><text:span text:style-name="T8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85">40</text:span></text:span></text:p>
      <text:p text:style-name="P56"><text:span text:style-name="T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5">there is no "evolutionary mechanism" in nature.</text:span><text:span text:style-name="T4"> Since no evolutionary mechanism exists, no such any imaginary process called "evolution" could have taken place. </text:span></text:p>
      <text:p text:style-name="P54"/>
      <text:p text:style-name="P75">The Fossil Record: No Sign of Intermediate Forms</text:p>
      <text:p text:style-name="P54">The clearest evidence that the scenario suggested by the theory of evolution did not take place is the fossil record. </text:p>
      <text:p text:style-name="P5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4">Had this been the case, numerous intermediary species should have existed and lived within this long transformation period. </text:p>
      <text:p text:style-name="P5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6"><text:span text:style-name="T5">If such animals ever really existed, there should be millions and even billions of them in number and variety. More importantly, the remains of these strange creatures should be present in the fossil record.</text:span><text:span text:style-name="T4"> In The Origin of Species, Darwin explained:</text:span></text:p>
      <text:p text:style-name="P70"><text:soft-page-break/><text:span text:style-name="T82">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85">41</text:span></text:span></text:p>
      <text:p text:style-name="P56"><text:span text:style-name="T4">However, </text:span><text:span text:style-name="T5">Darwin was well aware that no fossils of these intermediate forms had yet been found.</text:span><text:span text:style-name="T4"> He regarded this as a major difficulty for his theory. In one chapter of his book titled "Difficulties on Theory," he wrote:</text:span></text:p>
      <text:p text:style-name="P70"><text:span text:style-name="T82">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Geology assuredly does not reveal any such finely graduated organic chain; and this, perhaps, is the most obvious and gravest objection which can be urged against my theory.</text:span><text:span text:style-name="dipnot"><text:span text:style-name="T85">42</text:span></text:span></text:p>
      <text:p text:style-name="P70"><text:span text:style-name="dipnot"><text:span text:style-name="T85"/></text:span></text:p>
      <text:p text:style-name="P74">Darwin's Hopes Shattered</text:p>
      <text:p text:style-name="P56"><text:span text:style-name="T4">However, although evolutionists have been making strenuous efforts to find fossils since the middle of the nineteenth century all over the world, </text:span><text:span text:style-name="T5">no transitional forms have yet been uncovered.</text:span><text:span text:style-name="T4"> All of the fossils, contrary to the evolutionists' expectations, show that </text:span><text:span text:style-name="T5">life appeared on Earth all of a sudden and fully-formed. </text:span></text:p>
      <text:p text:style-name="P54">One famous British paleontologist, Derek V. Ager, admits this fact, even though he is an evolutionist:</text:p>
      <text:p text:style-name="P70"><text:span text:style-name="T82">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97">43</text:span></text:span></text:p>
      <text:p text:style-name="P56"><text:span text:style-name="T4">This means that in </text:span><text:span text:style-name="T5">the fossil record, all living species suddenly emerge as fully formed, without any intermediate forms in between.</text:span><text:span text:style-name="T4"> This is just the opposite of Darwin's assumptions. Also, this is very strong evidence that </text:span><text:span text:style-name="T5">all living things are created. </text:span><text:span text:style-name="T4">The only explanation of a living species emerging suddenly and complete in every detail without any evolutionary ancestor is that it was created. This fact is admitted also by the widely known evolutionist biologist Douglas Futuyma:</text:span></text:p>
      <text:p text:style-name="P70"><text:soft-page-break/><text:span text:style-name="T8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97">44</text:span></text:span></text:p>
      <text:p text:style-name="P56"><text:span text:style-name="T5">Fossils show that living beings emerged fully developed and in a perfect state on the Earth.</text:span><text:span text:style-name="T4"> That means that "the origin of species," contrary to Darwin's supposition, is not evolution, but </text:span><text:span text:style-name="T5">Creation.</text:span></text:p>
      <text:p text:style-name="P54"/>
      <text:p text:style-name="P74">The Tale of Human Evolution</text:p>
      <text:p text:style-name="P54">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54">1. Australopithecus </text:p>
      <text:p text:style-name="P54">2. Homo habilis</text:p>
      <text:p text:style-name="P54">3. Homo erectus</text:p>
      <text:p text:style-name="P54">4. Homo sapiens</text:p>
      <text:p text:style-name="P53"><text:span text:style-name="T82">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97">45</text:span></text:span></text:p>
      <text:p text:style-name="P53"><text:span text:style-name="T82">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97">46</text:span></text:span></text:p>
      <text:p text:style-name="P53"><text:soft-page-break/><text:span text:style-name="T82">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97">47</text:span></text:span></text:p>
      <text:p text:style-name="P53"><text:span text:style-name="T82">Moreover, a certain segment of humans classified as Homo erectus have lived up until very modern times. </text:span><text:span text:style-name="T83">Homo sapiens neandarthalensis and Homo sapiens sapiens (present-day man) co-existed in the same region.</text:span><text:span text:style-name="dipnot"><text:span text:style-name="T97">48</text:span></text:span></text:p>
      <text:p text:style-name="P54">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70"><text:span text:style-name="T8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97">49</text:span></text:span></text:p>
      <text:p text:style-name="P56"><text:span text:style-name="T4">Put briefly, the scenario of human evolution, which is "upheld" with the help of various drawings of some "half ape, half human" creatures appearing in the media and course books, that is, frankly, by means of propaganda, is nothing but </text:span><text:span text:style-name="T5">a tale with no scientific foundation. </text:span></text:p>
      <text:p text:style-name="P56"><text:span text:style-name="T4">Lord Solly Zuckerman, one of the most famous and respected scientists in the U.K., who carried out research on this subject for years and studied Australopithecus fossils for 15 years, finally concluded, despite being an evolutionist himself, </text:span><text:span text:style-name="T5">that there is, in fact, no such family tree branching out from ape-like creatures to man. </text:span></text:p>
      <text:p text:style-name="P5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70"><text:span text:style-name="T8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97">50</text:span></text:span></text:p>
      <text:p text:style-name="P56"><text:soft-page-break/><text:span text:style-name="T5">The tale of human evolution</text:span><text:span text:style-name="T4"> boils down to nothing but the prejudiced interpretations of some fossils unearthed by certain people, who blindly adhere to their theory.</text:span></text:p>
      <text:p text:style-name="P54"/>
      <text:p text:style-name="P74">Darwinian Formula!</text:p>
      <text:p text:style-name="P54">Besides all the technical evidence we have dealt with so far, let us now for once, examine what kind of a superstition the evolutionists have with an example so simple as to be understood even by children:</text:p>
      <text:p text:style-name="P54">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53"><text:span text:style-name="T8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dipnot"><text:span text:style-name="T85">950</text:span></text:span><text:span text:style-name="T8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83">No matter what they do, they cannot produce from these barrels a human, say a professor that examines his cell structure under the electron microscope. </text:span><text:span text:style-name="T82">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6"><text:span text:style-name="T4">Briefly, </text:span><text:span text:style-name="T5">unconscious atoms cannot form the cell</text:span><text:span text:style-name="T4"> by coming together. They cannot take a new decision and divide this cell into two, then take other decisions and create the professors who first invent the electron microscope and then examine </text:span><text:soft-page-break/><text:span text:style-name="T4">their own cell structure under that microscope. </text:span><text:span text:style-name="T5">Matter is an unconscious, lifeless heap, and it comes to life with Allah's superior Creation. </text:span></text:p>
      <text:p text:style-name="P54">The theory of evolution, which claims the opposite, is a total fallacy completely contrary to reason. Thinking even a little bit on the claims of evolutionists discloses this reality, just as in the above example.</text:p>
      <text:p text:style-name="P54"/>
      <text:p text:style-name="P74">Technology in the Eye and the Ear</text:p>
      <text:p text:style-name="P54">Another subject that remains unanswered by evolutionary theory is the excellent quality of perception in the eye and the ear. </text:p>
      <text:p text:style-name="P5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6"><text:span text:style-name="T5">The brain is insulated from light.</text:span><text:span text:style-name="T4">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6"><text:span text:style-name="T5">The image formed in the eye is so sharp and distinct that even the technology of the twentieth century has not been able to attain it.</text:span><text:span text:style-name="T4">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5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text:soft-page-break/>it been possible to produce a sharp and distinct vision like that of the eye. In both the camera and the television, there is a loss of image quality.</text:p>
      <text:p text:style-name="P5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6"><text:span text:style-name="T4">If a device producing a more primitive image than </text:span><text:span text:style-name="T5">the eye could not have been formed by chance,</text:span><text:span text:style-name="T4">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6"><text:span text:style-name="T4">The situation in the eye is also true for the ear. That is, </text:span><text:span text:style-name="T5">the brain is insulated from sound</text:span><text:span text:style-name="T4"> just as it is from light. It does not let any sound in. Therefore, no matter how noisy is the outside, the inside of the brain is completely silent. Nevertheless, the sharpest sounds are perceived in the brain. </text:span><text:span text:style-name="T5">In your completely silent brain, you listen to symphonies, and hear all of the noises in a crowded place. </text:span><text:span text:style-name="T4">However, were the sound level in your brain measured by a precise device at that moment, complete silence would be found to be prevailing there. </text:span></text:p>
      <text:p text:style-name="P56"><text:span text:style-name="T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5">the Creation of man.</text:span></text:p>
      <text:p text:style-name="P54">So far, no man-made visual or recording apparatus has been as sensitive and successful in perceiving sensory data as are the eye and the ear. However, as far as seeing and hearing are concerned, a far greater truth lies beyond all this. </text:p>
      <text:p text:style-name="P54"/>
      <text:p text:style-name="P74"><text:soft-page-break/>To Whom Does the Consciousness that Sees and Hears within the Brain Belong? </text:p>
      <text:p text:style-name="P54">Who watches an alluring world in the brain, listens to symphonies and the twittering of birds, and smells the rose?</text:p>
      <text:p text:style-name="P56"><text:span text:style-name="T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5">There is a consciousness in the brain that perceives all this without feeling any need for an eye, an ear, and a nose.</text:span><text:span text:style-name="T4"> To whom does this consciousness belong? Of course it does not belong to the nerves, the fat layer, and neurons comprising the brain. This is why Darwinist-materialists, who believe that everything is comprised of matter, cannot answer these questions. </text:span></text:p>
      <text:p text:style-name="P56"><text:span text:style-name="T4">For </text:span><text:span text:style-name="T5">this consciousness is the spirit created by Allah, </text:span><text:span text:style-name="T4">which needs neither the eye to watch the images nor the ear to hear the sounds. Furthermore, it does not need the brain to think. </text:span></text:p>
      <text:p text:style-name="P54">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4"/>
      <text:p text:style-name="P74">A Materialist Faith</text:p>
      <text:p text:style-name="P56"><text:span text:style-name="T4">The information we have presented so far shows us that </text:span><text:span text:style-name="T5">the theory of evolution is incompatible with scientific findings.</text:span><text:span text:style-name="T4"> The theory's claim regarding the origin of life is inconsistent with science, the evolutionary mechanisms it proposes have no evolutionary power, and fossils demonstrate that </text:span><text:span text:style-name="T5">the required intermediate forms have never existed.</text:span><text:span text:style-name="T4"> So, it certainly follows that the theory of evolution should be pushed aside as an unscientific idea. This is how many ideas, such as the Earth-centered universe model, have been taken out of the agenda of science throughout history. </text:span></text:p>
      <text:p text:style-name="P54">However, the theory of evolution is kept on the agenda of science. Some people even try to represent criticisms directed against it as an "attack on science." Why?</text:p>
      <text:p text:style-name="P56"><text:span text:style-name="T4">The reason is that this theory is an indispensable dogmatic belief for some circles. These circles are </text:span><text:span text:style-name="T5">blindly devoted </text:span><text:span text:style-name="T18">t</text:span><text:span text:style-name="T4">o materialist philosophy and adopt Darwinism because it is the only materialist explanation that can be put forward to explain the workings of nature.</text:span></text:p>
      <text:p text:style-name="P54"><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70"><text:span text:style-name="T8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97">51</text:span></text:span></text:p>
      <text:p text:style-name="P56"><text:span text:style-name="T4">These are explicit statements that </text:span><text:span text:style-name="T5">Darwinism is a dogma</text:span><text:span text:style-name="T4">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56"><text:span text:style-name="T4">Anyone who does not look at the origin of living beings with a materialist prejudice sees this evident truth: </text:span><text:span text:style-name="T5">All living beings are works of a Creator, </text:span><text:span text:style-name="T4">Who is All-Powerful, All-Wise, and All-Knowing. </text:span><text:span text:style-name="T5">This Creator is Allah</text:span><text:span text:style-name="T4">, Who created the whole universe from non-existence, in the most perfect form, and fashioned all living beings.</text:span></text:p>
      <text:p text:style-name="P54"/>
      <text:p text:style-name="P74">The Theory of Evolution: The Most Potent Spell in the World </text:p>
      <text:p text:style-name="P5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text:soft-page-break/>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some among the people of Prophet Musa (as) worshipping the Golden Calf.</text:p>
      <text:p text:style-name="P54">In fact, Allah has pointed to this lack of reason in the Qur'an. In many verses, He reveals that some peoples' minds will be closed and that they will be powerless to see the truth. Some of these verses are as follows:</text:p>
      <text:p text:style-name="P73"><text:span text:style-name="T5">As for those who do not believe, it makes no difference to them whether you warn them or do not warn them, they will not believe. Allah has sealed up their hearts and hearing and over their eyes is a blindfold. They will have a terrible punishment. (Surat</text:span><text:span text:style-name="T4"> al-Baqara, 6-7)</text:span></text:p>
      <text:p text:style-name="P71">…<text:span text:style-name="T132"> </text:span>They have hearts with which they do not understand. They have eyes with which they do not see. They have ears with which they do not hear. Such people are like cattle. No, they are even further astray! They are the unaware. (Surat al-A'raf, 179)</text:p>
      <text:p text:style-name="P71">Even if We opened up to them a door into heaven, and they spent the day ascending through it, they would only say: "Our eyesight is befuddled! Or rather we have been put under a spell!" (Surat al-Hijr, 14-15) </text:p>
      <text:p text:style-name="P5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4">In fact, the Qur'an relates the incident of Prophet Musa (as) and Pharaoh to show that some people who support atheistic philosophies actually influence others by magic. When Pharaoh was told about the true religion, he told Prophet Musa (as) to <text:soft-page-break/>meet with his own magicians. When Musa (as) did so, he told them to demonstrate their abilities first. The verses continue:</text:p>
      <text:p text:style-name="P71">He said: "You throw." And when they threw, they cast a spell on the people's eyes and caused them to feel great fear of them. They produced an extremely powerful magic. (Surat al-A'raf, 116)</text:p>
      <text:p text:style-name="P54">As we have seen, Pharaoh's magicians were able to deceive everyone, apart from Musa (as) and those who believed in him. However, his evidence broke the spell, or "swallowed up what they had forged," as revealed in the verse:</text:p>
      <text:p text:style-name="P71">We revealed to Musa: "Throw down your staff." And it immediately swallowed up what they had forged. So the Truth took place and what they did was shown to be false. (Surat al-A'raf, 117-118)</text:p>
      <text:p text:style-name="P54">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70"><text:span text:style-name="T8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97">52</text:span></text:span></text:p>
      <text:p text:style-name="P68"><text:span text:style-name="T4">That future is not far off: On the contrary, people will soon see that "chance" is not a deity, and will look back on</text:span><text:span text:style-name="T5"> the theory of evolution as the worst deceit and the most terrible spell in the world. </text:span><text:span text:style-name="T4">That spell is already rapidly beginning to be lifted from the shoulders of people all over the world. Many people who see its true face are wondering with amazement how they could ever have been taken in by it.<text:line-break/></text:span><text:span text:style-name="T38">1. George Politzer, Principes Fondamentaux de Philosophie, Editions Sociales, Paris, 1954, p. 84</text:span></text:p>
      <text:p text:style-name="P64">2. Recounted in Jaki, S. (1980) Cosmos and Creator, Regnery Gateway, Chicago </text:p>
      <text:p text:style-name="P68"><text:span text:style-name="T38">3. Stephen Hawking, A Brief History of Time: A Reader’s Companion, (Edited by Stephen Hawking; prepared by Gene Stone,) New York, Bantam Books,1982, p. 62-63</text:span></text:p>
      <text:p text:style-name="P64">4. Henry Margenau and Roy Abraham Varghese, eds., Cosmos, Bios, Theos, La Salle, IL: Open Court Publishing, 1992, p. 241</text:p>
      <text:p text:style-name="P64"><text:soft-page-break/>5. Hugh Ross, Ph.D., The Creator and the Cosmos, Navpress, 1995, p. 76</text:p>
      <text:p text:style-name="P64">6. W.R. Bird, The Origin of Species Revisited , <text:s/>Nashville: Thomas Nelson, 1991; originally published by Philosophical Library in 1987, p. 462</text:p>
      <text:p text:style-name="P64">7. W.R. Bird, The Origin of Species Revisited , <text:s/>Nashville: Thomas Nelson, 1991; originally published by Philosophical Library in 1987, pp. 405-406</text:p>
      <text:p text:style-name="P64">8. Stephen W. Hawking, A Brief History of Time , Bantam Books, April, 1988, p. 121</text:p>
      <text:p text:style-name="P64">9. Paul Davies, God and the New Physics, New York: Simon &amp; Schuster, 1983, p. 189</text:p>
      <text:p text:style-name="P64">10. Hugh Ross, The Fingerprint of God, 2nd. Ed., Orange, CA: Promise Publishing Co., 1991, pp. 114-115</text:p>
      <text:p text:style-name="P64">11. A Dorling Kindersley Book ñ The Science, published in the United States by Dorling Kindersley Inc., p. 24</text:p>
      <text:p text:style-name="P68"><text:span text:style-name="T38">12. Stephen Hawking, A Brief History of Time: A Reader’s Companion, (Edited by Stephen Hawking; prepared by Gene Stone,) New York, Bantam Books,1982, p. 143</text:span></text:p>
      <text:p text:style-name="P64">13. Bilim ve Teknik magazine (Science and Technology Magazine), vol. 203, p. 25</text:p>
      <text:p text:style-name="P64">14. Larousse Dictionary and Encyclopedia, Vol. II, p. 5734</text:p>
      <text:p text:style-name="P64">15. Maurice Burton, C.B.P.C. Publishing Limited, Encyclopedia of Animals, Reptiles, p. 120</text:p>
      <text:p text:style-name="P64">16. Ibid, p. 120</text:p>
      <text:p text:style-name="P69"><text:span text:style-name="T38">17. Michael J. Behe, Darwin’s Black Box, New York: Free Press, 1996, p. 232-233</text:span></text:p>
      <text:p text:style-name="P64">18. Grzimeks Tierleben Vögel 3, Deutscher Taschen Buch Verlag, Oktober 1993, p. 92</text:p>
      <text:p text:style-name="P64">19. Ibid, p. 89</text:p>
      <text:p text:style-name="P64">20. Ibid, p. 87-88</text:p>
      <text:p text:style-name="P64">21. David Attenborough, The Private Life of Plants, Princeton University Press, 1995, p. 291</text:p>
      <text:p text:style-name="P64">22. Nature, 12 November, 1981</text:p>
      <text:p text:style-name="P64">23. Michael Baigent, Richard Leigh, Henry Lincoln, The Messianic Legacy, Gorgi Books, London: 1991, p. 177-178. </text:p>
      <text:p text:style-name="P64">24. D.M.S. Watson, "Adaptation", Nature, no. 124, p. 233</text:p>
      <text:p text:style-name="P64">25. Richard Lewontin, "Billions and Billions of Demons", New York Review of Books <text:s/>, January 9, 1997, p. 28 </text:p>
      <text:p text:style-name="P64">26. Max Planck, Where Is Science Going?, Allen &amp; Unwin, 1933, p.214.</text:p>
      <text:p text:style-name="P64">27. David Darling, Deep Time, Bantam Press, 1989, </text:p>
      <text:p text:style-name="P64">28. Newton, Principia, 2nd edition; J. De Vries, Essentials of Physical Science, B. Eerdmans Pub.Co., Grand Rapids, SD, 1958, p.15</text:p>
      <text:p text:style-name="P64">29. Henry M. Morris, Men of Science Men of God, Master Books, 1992, p.13</text:p>
      <text:p text:style-name="P64">30. Henry M. Morris, Men of Science Men of God, Master Books, 1992, p.66</text:p>
      <text:p text:style-name="P64">31. Robert Matthews, Unraveling The Mind of God, p.8</text:p>
      <text:p text:style-name="P68"><text:span text:style-name="T38">32. Sidney Fox, Klaus Dose, </text:span><text:span text:style-name="T44">Molecular Evolution and The Origin of Life</text:span><text:span text:style-name="T38">, W. H. Freeman and Company, San Francisco, 1972, p. 4.</text:span></text:p>
      <text:p text:style-name="P68"><text:span text:style-name="T38">33. Alexander I. Oparin, </text:span><text:span text:style-name="T44">Origin of Life</text:span><text:span text:style-name="T38">, Dover Publications, NewYork, 1936, 1953 (reprint), p. 196.</text:span></text:p>
      <text:p text:style-name="P68"><text:span text:style-name="T38">34. "New Evidence on Evolution of Early Atmosphere and Life," </text:span><text:span text:style-name="T44">Bulletin of the American Meteorological Society</text:span><text:span text:style-name="T38">, vol 63, November 1982, 1328-1330. </text:span></text:p>
      <text:p text:style-name="P68"><text:span text:style-name="T38">35. Stanley Miller, </text:span><text:span text:style-name="T44">Molecular Evolution of Life: Current Status of the Prebiotic Synthesis of Small Molecules</text:span><text:span text:style-name="T38">, 1986, p. 7.</text:span></text:p>
      <text:p text:style-name="P68"><text:soft-page-break/><text:span text:style-name="T38">36. Jeffrey Bada, </text:span><text:span text:style-name="T44">Earth</text:span><text:span text:style-name="T38">, February 1998, p. 40.</text:span></text:p>
      <text:p text:style-name="P68"><text:span text:style-name="T38">37. Leslie E. Orgel, "The Origin of Life on Earth," </text:span><text:span text:style-name="T44">Scientific American</text:span><text:span text:style-name="T38">, vol. 271, October 1994, p. 78.</text:span></text:p>
      <text:p text:style-name="P68"><text:span text:style-name="T38">38. Charles Darwin, </text:span><text:span text:style-name="T44">The Origin of Species by Means of Natural Selection</text:span><text:span text:style-name="T38">, The Modern Library, New York, p. 127.</text:span></text:p>
      <text:p text:style-name="P68"><text:span text:style-name="T38">39. Charles Darwin, </text:span><text:span text:style-name="T44">The Origin of Species: A Facsimile of the First Edition</text:span><text:span text:style-name="T38">, Harvard University Press, 1964, p. 184.</text:span></text:p>
      <text:p text:style-name="P68"><text:span text:style-name="T38">40. B. G. Ranganathan, </text:span><text:span text:style-name="T44">Origins?</text:span><text:span text:style-name="T38">, Pennsylvania: The Banner of Truth Trust, 1988, p. 7.</text:span></text:p>
      <text:p text:style-name="P68"><text:span text:style-name="T38">41. Charles Darwin, </text:span><text:span text:style-name="T44">The Origin of Species: A Facsimile of the First Edition</text:span><text:span text:style-name="T38">, p. 179.</text:span></text:p>
      <text:p text:style-name="P68"><text:span text:style-name="T38">42. Charles Darwin, </text:span><text:span text:style-name="T44">The Origin of Species</text:span><text:span text:style-name="T38">, p. 172.</text:span></text:p>
      <text:p text:style-name="P68"><text:span text:style-name="T38">43. Derek A. Ager, "The Nature of the Fossil Record," </text:span><text:span text:style-name="T44">Proceedings of the British Geological Association</text:span><text:span text:style-name="T38">, vol 87, 1976, p. 133.</text:span></text:p>
      <text:p text:style-name="P68"><text:span text:style-name="T38">44. Douglas J. Futuyma, </text:span><text:span text:style-name="T44">Science on Trial</text:span><text:span text:style-name="T38">, Pantheon Books, New York, 1983, p. 197.</text:span></text:p>
      <text:p text:style-name="P68"><text:span text:style-name="T38">45. Solly Zuckerman, </text:span><text:span text:style-name="T44">Beyond The Ivory Tower</text:span><text:span text:style-name="T38">, Toplinger Publications, New York, 1970, 75-14; Charles E. Oxnard, "The Place of Australopithecines in Human Evolution: Grounds for Doubt", </text:span><text:span text:style-name="T44">Nature</text:span><text:span text:style-name="T38">, vol 258, 389.</text:span></text:p>
      <text:p text:style-name="P68"><text:span text:style-name="T38">46. "Could science be brought to an end by scientists' belief that they have final answers or by society's reluctance to pay the bills?" </text:span><text:span text:style-name="T44">Scientific American</text:span><text:span text:style-name="T38">, December 1992, p. 20.</text:span></text:p>
      <text:p text:style-name="P68"><text:span text:style-name="T38">47. Alan Walker, </text:span><text:span text:style-name="T44">Science</text:span><text:span text:style-name="T38">, vol. 207, 7 March 1980, p. 1103; A. J. Kelso, </text:span><text:span text:style-name="T44">Physical Antropology</text:span><text:span text:style-name="T38">, 1st ed., J. B. Lipincott Co., New York, 1970, p. 221; M. D. Leakey, </text:span><text:span text:style-name="T44">Olduvai Gorge</text:span><text:span text:style-name="T38">, vol. 3, Cambridge University Press, Cambridge, 1971, p. 272.</text:span></text:p>
      <text:p text:style-name="P68"><text:span text:style-name="T38">48. Jeffrey Kluger, "Not So Extinct After All: The Primitive Homo Erectus May Have Survived Long Enough To Coexist With Modern Humans," </text:span><text:span text:style-name="T44">Time</text:span><text:span text:style-name="T38">, 23 December 1996.</text:span></text:p>
      <text:p text:style-name="P68"><text:span text:style-name="T38">49. S. J. Gould, </text:span><text:span text:style-name="T44">Natural History</text:span><text:span text:style-name="T38">, vol. 85, 1976, p. 30.</text:span></text:p>
      <text:p text:style-name="P68"><text:span text:style-name="T38">50. Solly Zuckerman, </text:span><text:span text:style-name="T44">Beyond The Ivory Tower</text:span><text:span text:style-name="T38">, p. 19.</text:span></text:p>
      <text:p text:style-name="P68"><text:span text:style-name="T38">51. Richard Lewontin, "The Demon-Haunted World," </text:span><text:span text:style-name="T44">The New York Review of Books</text:span><text:span text:style-name="T38">, January 9, 1997, p. 28.</text:span></text:p>
      <text:p text:style-name="P44"><text:span text:style-name="T41">52. Malcolm Muggeridge, </text:span><text:span text:style-name="T43">The End of Christendom</text:span><text:span text:style-name="T41">, Grand Rapids: Eerdmans, 1980, p. 43.</text:span></text:p>
      <text:p text:style-name="P65"/>
      <text:p text:style-name="P68"><text:span text:style-name="T38">Resimaltı:</text:span></text:p>
      <text:p text:style-name="P25"><text:span text:style-name="Normal1"><text:span text:style-name="T96"/></text:span></text:p>
      <text:p text:style-name="P18"><text:span text:style-name="Normal1"><text:span text:style-name="T96">13: His command when He desires a thing is just to say to it, "Be!" and it is. (Surah Ya Sin, 82)</text:span></text:span></text:p>
      <text:p text:style-name="P18"><text:span text:style-name="Normal1"><text:span text:style-name="T96"/></text:span></text:p>
      <text:p text:style-name="P18"><text:span text:style-name="T97">17: Edwin Hubble, next to his giant telescope.</text:span></text:p>
      <text:p text:style-name="P2"/>
      <text:p text:style-name="P24"><text:span text:style-name="Normal1"><text:span text:style-name="T96"/></text:span></text:p>
      <text:p text:style-name="P19"><text:span text:style-name="Normal1"><text:span text:style-name="T96"/></text:span></text:p>
      <text:p text:style-name="P18"><text:span text:style-name="T97">19: Research has shown that stars and galaxies move away both from us and from one another, that is, the universe expands. This </text:span><text:soft-page-break/><text:span text:style-name="T97">suggests that when moved backwards in time, the universe proves to have started from a single point. </text:span></text:p>
      <text:p text:style-name="P2"/>
      <text:p text:style-name="P24"><text:span text:style-name="Normal1"><text:span text:style-name="T96"/></text:span></text:p>
      <text:p text:style-name="P21"><text:span text:style-name="Normal1"><text:span text:style-name="T104">29: </text:span></text:span><text:span text:style-name="T97">The order in the structure of the atom rules the whole universe. With the atom and its particles moving in a certain order, the mountains are not scattered, lands do not break apart, the sky is not split asunder and, in short, matter is held together and is constant.</text:span></text:p>
      <text:p text:style-name="P3"/>
      <text:p text:style-name="P24"><text:span text:style-name="Normal1"><text:span text:style-name="T96"/></text:span></text:p>
      <text:p text:style-name="P16"><text:span text:style-name="T106">33: vitreous</text:span></text:p>
      <text:p text:style-name="P5"/>
      <text:p text:style-name="P5"/>
      <text:p text:style-name="P5">sclera</text:p>
      <text:p text:style-name="P5"/>
      <text:p text:style-name="P5"/>
      <text:p text:style-name="P5">cornea</text:p>
      <text:p text:style-name="P5"/>
      <text:p text:style-name="P5"/>
      <text:p text:style-name="P5">choroid</text:p>
      <text:p text:style-name="P5"/>
      <text:p text:style-name="P5"/>
      <text:p text:style-name="P5">iris</text:p>
      <text:p text:style-name="P5"/>
      <text:p text:style-name="P5"/>
      <text:p text:style-name="P5">retina</text:p>
      <text:p text:style-name="P5"/>
      <text:p text:style-name="P5"/>
      <text:p text:style-name="P5">pupil</text:p>
      <text:p text:style-name="P5"/>
      <text:p text:style-name="P5"/>
      <text:p text:style-name="P5">lens</text:p>
      <text:p text:style-name="P5"/>
      <text:p text:style-name="P5"/>
      <text:p text:style-name="P5">optic nerve</text:p>
      <text:p text:style-name="P5"/>
      <text:p text:style-name="P5"/>
      <text:p text:style-name="P5">aqueous</text:p>
      <text:p text:style-name="P5"/>
      <text:p text:style-name="P5"/>
      <text:p text:style-name="P33">The eye, which has an extremely complex structure, is not able to see in the absence of even a single one of its components, for instance the tear glands, when the act of seeing takes place.</text:p>
      <text:p text:style-name="P2"><text:soft-page-break/></text:p>
      <text:p text:style-name="P6">35: He is Allah – the Creator, the Maker, the Giver of Form. To Him belong the Most Beautiful Names. Everything in the heavens and Earth glorifies Him. He is the Almighty, the All-Wise. </text:p>
      <text:p text:style-name="P17"><text:span text:style-name="T4">(Surat al-Hashr, 24)</text:span></text:p>
      <text:p text:style-name="P6"/>
      <text:p text:style-name="P19"><text:span text:style-name="Normal1"><text:span text:style-name="T104">36:</text:span></text:span></text:p>
      <text:p text:style-name="P18"><text:span text:style-name="Normal1"><text:span text:style-name="T100"/></text:span></text:p>
      <text:p text:style-name="P39">A B cell is seen as it is disjoined.</text:p>
      <text:p text:style-name="P39"/>
      <text:p text:style-name="P39">Immunity cells have an extremely </text:p>
      <text:p text:style-name="P39">disciplined command chain. None </text:p>
      <text:p text:style-name="P39">of them ever disobeys orders.</text:p>
      <text:p text:style-name="P39"/>
      <text:p text:style-name="P39"/>
      <text:p text:style-name="P39"/>
      <text:p text:style-name="P39">A B cell covered with bacteria.</text:p>
      <text:p text:style-name="P39"/>
      <text:p text:style-name="P39"/>
      <text:p text:style-name="P23"><text:span text:style-name="Normal1"><text:span text:style-name="T96"/></text:span></text:p>
      <text:p text:style-name="P19"><text:span text:style-name="Normal1"><text:span text:style-name="T96"/></text:span></text:p>
      <text:p text:style-name="P19"><text:span text:style-name="T92">39: Is then He Who creates like one </text:span></text:p>
      <text:p text:style-name="P31">that creates not? </text:p>
      <text:p text:style-name="P31">Will you not receive admonition? </text:p>
      <text:p text:style-name="P9">(Surat an-Nahl, 17)</text:p>
      <text:p text:style-name="P31"/>
      <text:p text:style-name="P31"/>
      <text:p text:style-name="P34">The caterpillar's spinning itself into a cocoon, and then its tearing it apart and getting out of it as a butterfly with a fabulous pattern and colour.</text:p>
      <text:p text:style-name="P4"/>
      <text:p text:style-name="P7"/>
      <text:p text:style-name="P19"><text:span text:style-name="Normal1"><text:span text:style-name="T104">41: </text:span></text:span></text:p>
      <text:p text:style-name="P19"><text:soft-page-break/><text:span text:style-name="Normal1"><text:span text:style-name="T96"/></text:span></text:p>
      <text:p text:style-name="P18"><text:span text:style-name="T97">The elegant and clear-cut patterns on the butterflies indicate that these living beings are not the products of unconscious coincidences but the outcomes of an excellent and matchless Creation.</text:span></text:p>
      <text:p text:style-name="P2"/>
      <text:p text:style-name="P19"><text:span text:style-name="Normal1"><text:span text:style-name="T104">44: </text:span></text:span></text:p>
      <text:p text:style-name="P18"><text:span text:style-name="T97">Like all other living beings, giraffes are also created with perfect features and characteristics.</text:span></text:p>
      <text:p text:style-name="P2"/>
      <text:p text:style-name="P19"><text:span text:style-name="Normal1"><text:span text:style-name="T96">45:</text:span></text:span></text:p>
      <text:p text:style-name="P18"><text:span text:style-name="T107">And in the Creation of yourselves and the fact that animals are scattered (through the earth), are signs for those of assured faith. </text:span></text:p>
      <text:p text:style-name="P40">(Surat al-Jathiyya, 4)</text:p>
      <text:p text:style-name="P10"/>
      <text:p text:style-name="P41"/>
      <text:p text:style-name="P41"/>
      <text:p text:style-name="P42">(Above) The young sea turtle is about to arrive at the sea before the Sun rises.</text:p>
      <text:p text:style-name="P11"/>
      <text:p text:style-name="P19"><text:span text:style-name="Normal1"><text:span text:style-name="T96">47: </text:span></text:span></text:p>
      <text:p text:style-name="P16"><text:span text:style-name="T108">Hydroquinone</text:span></text:p>
      <text:p text:style-name="P14"/>
      <text:p text:style-name="P14"/>
      <text:p text:style-name="P14">Hydrogen Peroxide</text:p>
      <text:p text:style-name="P14"/>
      <text:p text:style-name="P14"/>
      <text:p text:style-name="P14">Explosion Chamber</text:p>
      <text:p text:style-name="P14"/>
      <text:p text:style-name="P14"/>
      <text:p text:style-name="P18"><text:span text:style-name="T109">The discharge of the chemical at 100</text:span><text:span text:style-name="dipnot"><text:span text:style-name="T110">0</text:span></text:span><text:span text:style-name="T109"> C.</text:span></text:p>
      <text:p text:style-name="P15"/>
      <text:p text:style-name="P14"/>
      <text:p text:style-name="P19"><text:span text:style-name="Normal1"><text:span text:style-name="T104">49: </text:span></text:span></text:p>
      <text:p text:style-name="P21"><text:span text:style-name="T97">Being no taller than a few centimetres, termites can erect skyscrapers many metres high without using any tools. This admirable nest perfectly protects the inhabitant termite colony with a population of over a million from their enemies and unfavourable life conditions outside.</text:span></text:p>
      <text:p text:style-name="P3"><text:soft-page-break/></text:p>
      <text:p text:style-name="P8"/>
      <text:p text:style-name="P19"><text:span text:style-name="Normal1"><text:span text:style-name="T104">52:</text:span></text:span></text:p>
      <text:p text:style-name="P16"><text:span text:style-name="T82">In the picture on the left is a snake hiding among the bushes.</text:span></text:p>
      <text:p text:style-name="P6"/>
      <text:p text:style-name="P6"/>
      <text:p text:style-name="P33">When you look carefully, you will see that what you take to be a tree branch is in fact an insect.</text:p>
      <text:p text:style-name="P2"/>
      <text:p text:style-name="P19"><text:span text:style-name="Normal1"><text:span text:style-name="T96">53:</text:span></text:span></text:p>
      <text:p text:style-name="P16"><text:span text:style-name="T82">Some insects disguise themselves as dead leaves. It is quite difficult to distinguish the Panama moth from withered leaves.</text:span></text:p>
      <text:p text:style-name="P6"/>
      <text:p text:style-name="P6"/>
      <text:p text:style-name="P8">The eggs of a bird called the Western sandpiper are the same colour as their surroundings in order to be protected from enemies.</text:p>
      <text:p text:style-name="P6"/>
      <text:p text:style-name="P6"/>
      <text:p text:style-name="P6"/>
      <text:p text:style-name="P6">There is an ant-eater hiding among the leaves! Can you see it?</text:p>
      <text:p text:style-name="P6"/>
      <text:p text:style-name="P6"/>
      <text:p text:style-name="P6"/>
      <text:p text:style-name="P33">This caterpillar living in Panamanian rain forests has specks like snake eyes by which it can frighten away predators.</text:p>
      <text:p text:style-name="P2"/>
      <text:p text:style-name="P6"/>
      <text:p text:style-name="P19"><text:span text:style-name="Normal1"><text:span text:style-name="T104">54: </text:span></text:span></text:p>
      <text:p text:style-name="P16"><text:span text:style-name="T82">The caterpillar avoids the attention of its enemies because it places its body right in the middle of the leaf.</text:span></text:p>
      <text:p text:style-name="P6"/>
      <text:p text:style-name="P6"/>
      <text:p text:style-name="P6">Armoured chameleons do not change colour according to their environment, because their colour is already created in harmony with their habitat. </text:p>
      <text:p text:style-name="P6"/>
      <text:p text:style-name="P6"/>
      <text:p text:style-name="P6"/>
      <text:p text:style-name="P6">This insect species is protected from all its enemies with its leaf-like appearance.</text:p>
      <text:p text:style-name="P6"/>
      <text:p text:style-name="P6"/>
      <text:p text:style-name="P6"/>
      <text:p text:style-name="P35"><text:soft-page-break/>The praying mantis on the orchid has succeeded in deceiving the grasshopper by means of its wings that look like the petals of the flower.</text:p>
      <text:p text:style-name="P3"/>
      <text:p text:style-name="P8"/>
      <text:p text:style-name="P19"><text:span text:style-name="Normal1"><text:span text:style-name="T96">55:</text:span></text:span></text:p>
      <text:p text:style-name="P19"><text:span text:style-name="Normal1"><text:span text:style-name="T96"/></text:span></text:p>
      <text:p text:style-name="P16"><text:span text:style-name="T82">Insects resembling leaves are very common. It is possible to find all the details of leaves on their bodies.</text:span></text:p>
      <text:p text:style-name="P6"/>
      <text:p text:style-name="P6"/>
      <text:p text:style-name="P8">The snake is camouflaging itself by being poised in the air like all other leaves.</text:p>
      <text:p text:style-name="P8"/>
      <text:p text:style-name="P8"/>
      <text:p text:style-name="P33">The tree lice on the left can convince their enemies with their present appearance that they are the thorns of the tree.</text:p>
      <text:p text:style-name="P2"/>
      <text:p text:style-name="P19"><text:span text:style-name="Normal1"><text:span text:style-name="T104">56:</text:span></text:span></text:p>
      <text:p text:style-name="P16"><text:span text:style-name="T82">FALSE EYES BEWILDER!</text:span></text:p>
      <text:p text:style-name="P6">When some butterflies open their wings, we encounter a pair of eyes. These eyes convince their enemies that they are not butterflies. Particularly, the false faces of some butterfly species such as the Shonling butterfly seen above are so perfect with their shiny eyes, facial features, frowning eyebrows, mouth and nose that the overall picture is quite discouraging for many of its enemies.</text:p>
      <text:p text:style-name="P6">A tenacious person on denying Allah may try to bolster his extraordinary view with the evolutionist explanation of 'an interesting coincidence'. Or he can claim that "the butterfly brought about this pattern on its body by thinking that it would be useful to it."</text:p>
      <text:p text:style-name="P33">If someone makes such a claim and asserts that these patterns that surpass in beauty even the paintings of artists have come about by coincidence, then there is nothing left to say on the part of "the men of understanding". For such a claim is completely incompatible with reason and common sense.</text:p>
      <text:p text:style-name="P2"/>
      <text:p text:style-name="P19"><text:span text:style-name="Normal1"><text:span text:style-name="T104">58:</text:span></text:span></text:p>
      <text:p text:style-name="P18"><text:span text:style-name="T97">Water lilies can only make use of daylight once they have made their way from the depths of swamps to the water surface by extending upwards as high as 2 metres. However, the roots of these flowers also need oxygen. In the left picture are the stems </text:span><text:soft-page-break/><text:span text:style-name="T97">that stretch out from the roots of the plant to the water surface and carry the oxygen it obtains to the roots.</text:span></text:p>
      <text:p text:style-name="P2"/>
      <text:p text:style-name="P19"><text:span text:style-name="Normal1"><text:span text:style-name="T96">67:</text:span></text:span></text:p>
      <text:p text:style-name="P16"><text:span text:style-name="T82">German physicist Max Planck</text:span></text:p>
      <text:p text:style-name="P6"/>
      <text:p text:style-name="P6"/>
      <text:p text:style-name="P33">Sir Isaac Newton</text:p>
      <text:p text:style-name="P2"/>
      <text:p text:style-name="P6"/>
      <text:p text:style-name="P19"><text:span text:style-name="Normal1"><text:span text:style-name="T104">73:</text:span></text:span></text:p>
      <text:p text:style-name="P21"><text:span text:style-name="T97">Charles Darwin</text:span></text:p>
      <text:p text:style-name="P3"/>
      <text:p text:style-name="P19"><text:span text:style-name="Normal1"><text:span text:style-name="T104">74:</text:span></text:span></text:p>
      <text:p text:style-name="P18"><text:span text:style-name="T105">Louis Pasteur</text:span></text:p>
      <text:p text:style-name="P11"/>
      <text:p text:style-name="P13"/>
      <text:p text:style-name="P19"><text:span text:style-name="Normal1"><text:span text:style-name="T96">75:</text:span></text:span></text:p>
      <text:p text:style-name="P21"><text:span text:style-name="T105">Alexander Oparin</text:span></text:p>
      <text:p text:style-name="P12"/>
      <text:p text:style-name="P19"><text:span text:style-name="Normal1"><text:span text:style-name="T96">77:</text:span></text:span></text:p>
      <text:p text:style-name="P21"><text:span text:style-name="T97">One of the facts nullifying the theory of evolution is the outstand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span></text:p>
      <text:p text:style-name="P3"/>
      <text:p text:style-name="P8"/>
      <text:p text:style-name="P19"><text:span text:style-name="Normal1"><text:span text:style-name="T104">79:</text:span></text:span></text:p>
      <text:p text:style-name="P19"><text:span text:style-name="Normal1"><text:span text:style-name="T104"/></text:span></text:p>
      <text:p text:style-name="P19"><text:span text:style-name="T97">Lamarck believed that giraffes evolved from such animals as antelopes. In his view, the necks of these grass-eating animals </text:span><text:soft-page-break/><text:span text:style-name="T97">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span></text:p>
      <text:p text:style-name="P2"/>
      <text:p text:style-name="P6"/>
      <text:p text:style-name="P24"><text:span text:style-name="Normal1"><text:span text:style-name="T104"/></text:span></text:p>
      <text:h text:style-name="P20" text:outline-level="3"><text:span text:style-name="T93">They said, "Glory be to You!</text:span></text:h>
      <text:h text:style-name="P32" text:outline-level="3">We have no knowledge except</text:h>
      <text:h text:style-name="P32" text:outline-level="3">what You have taught us. You are</text:h>
      <text:h text:style-name="P32" text:outline-level="3">the All-Knowing, the All-Wise."</text:h>
      <text:p text:style-name="P51">(Surat al-Baqara, 32)</text:p>
      <text:h text:style-name="P32" text:outline-level="3"/>
      <text:p text:style-name="P45">NOTES</text:p>
      <text:p text:style-name="P43"/>
      <text:p text:style-name="P43">1. George Politzer, Principes Fondamentaux de Philosophie, Editions Sociales, Paris, 1954, p. 84</text:p>
      <text:p text:style-name="P43">2. Recounted in Jaki, S. (1980) Cosmos and Creator, Regnery Gateway, Chicago </text:p>
      <text:p text:style-name="P43">3. Stephen Hawkingís A Brief History of Time: A Readerís Companion, (Edited by Stephen Hawking; prepared by Gene Stone,) New York, Bantam Books,1982, p. 62-63</text:p>
      <text:p text:style-name="P43">4. Henry Margenau and Roy Abraham Varghese, eds., Cosmos, Bios, Theos, La Salle, IL: Open Court Publishing, 1992, p. 241</text:p>
      <text:p text:style-name="P43">5. Hugh Ross, Ph.D., The Creator and the Cosmos, Navpress, 1995, p. 76</text:p>
      <text:p text:style-name="P43">6. W.R. Bird, The Origin of Species Revisited , <text:s/>Nashville: Thomas Nelson, 1991; originally published by Philosophical Library in 1987, p. 462</text:p>
      <text:p text:style-name="P43">7. W.R. Bird, The Origin of Species Revisited , <text:s/>Nashville: Thomas Nelson, 1991; originally published by Philosophical Library in 1987, pp. 405-406</text:p>
      <text:p text:style-name="P43">8. Stephen W. Hawking, A Brief History of Time , Bantam Books, April, 1988, p. 121</text:p>
      <text:p text:style-name="P43"><text:soft-page-break/>9. Paul Davies, God and the New Physics, New York: Simon &amp; Schuster, 1983, p. 189</text:p>
      <text:p text:style-name="P43">10. Hugh Ross, The Fingerprint of God, 2nd. Ed., Orange, CA: Promise Publishing Co., 1991, pp. 114-115</text:p>
      <text:p text:style-name="P43">11. A Dorling Kindersley Book ñ The Science, published in the United States by Dorling Kindersley Inc., p. 24</text:p>
      <text:p text:style-name="P43">12. 3. Stephen Hawkingís A Brief History of Time: A Readerís Companion, (Edited by Stephen Hawking; prepared by Gene Stone,) New York, Bantam Books,1982, p. 143</text:p>
      <text:p text:style-name="P43">13. Bilim ve Teknik magazine (Science and Technology Magazine), vol. 203, p. 25</text:p>
      <text:p text:style-name="P43">14. Larousse Dictionary and Encyclopedia, Vol. II, p. 5734</text:p>
      <text:p text:style-name="P43">15. Maurice Burton, C.B.P.C. Publishing Limited, Encyclopedia of Animals, Reptiles, p. 120</text:p>
      <text:p text:style-name="P43">16. Ibid, p. 120</text:p>
      <text:p text:style-name="P43">17. Michael J. Behe, Darwinís Black Box, New York: Free Press, 1996, p. 232-233</text:p>
      <text:p text:style-name="P43">18. Grzimeks Tierleben Vögel 3, Deutscher Taschen Buch Verlag, Oktober 1993, p. 92</text:p>
      <text:p text:style-name="P43">19. Ibid, p. 89</text:p>
      <text:p text:style-name="P43">20. Ibid, p. 87-88</text:p>
      <text:p text:style-name="P43">21. David Attenborough, The Private Life of Plants, Princeton University Press, 1995, p. 291</text:p>
      <text:p text:style-name="P43">22. Nature, 12 November, 1981</text:p>
      <text:p text:style-name="P43">23. Michael Baigent, Richard Leigh, Henry Lincoln, The Messianic Legacy, Gorgi Books, London: 1991, p. 177-178. </text:p>
      <text:p text:style-name="P43">24. D.M.S. Watson, "Adaptation", Nature, no. 124, p. 233</text:p>
      <text:p text:style-name="P43">25. Richard Lewontin, "Billions and Billions of Demons", New York Review of Books <text:s/>, January 9, 1997, p. 28 </text:p>
      <text:p text:style-name="P43">26. Max Planck, Where Is Science Going?, Allen &amp; Unwin, 1933, p.214.</text:p>
      <text:p text:style-name="P43">27. David Darling, Deep Time, Bantam Press, 1989, </text:p>
      <text:p text:style-name="P43">28. Newton, Principia, 2nd edition; J. De Vries, Essentials of Physical Science, B. Eerdmans Pub.Co., Grand Rapids, SD, 1958, p.15</text:p>
      <text:p text:style-name="P43">29. Henry M. Morris, Men of Science Men of God, Master Books, 1992, p.13</text:p>
      <text:p text:style-name="P43">30. Henry M. Morris, Men of Science Men of God, Master Books, 1992, p.66</text:p>
      <text:p text:style-name="P43">31. Robert Matthews, Unraveling The Mind of God, p.8</text:p>
      <text:p text:style-name="P43">32. Sidney Fox, Klaus Dose, Molecular Evolution and The Origin of Life, W. H. Freeman and Company, San Francisco, 1972, p. 4.</text:p>
      <text:p text:style-name="P43">33. Alexander I. Oparin, Origin of Life, Dover Publications, NewYork, 1936, 1953 (reprint), p. 196.</text:p>
      <text:p text:style-name="P43"><text:soft-page-break/>34. "New Evidence on Evolution of Early Atmosphere and Life," Bulletin of the American Meteorological Society, vol 63, November 1982, 1328-1330. </text:p>
      <text:p text:style-name="P43">35. Stanley Miller, Molecular Evolution of Life: Current Status of the Prebiotic Synthesis of Small Molecules, 1986, p. 7.</text:p>
      <text:p text:style-name="P43">36. Jeffrey Bada, Earth, February 1998, p. 40.</text:p>
      <text:p text:style-name="P43">37. Leslie E. Orgel, "The Origin of Life on Earth," Scientific American, vol. 271, October 1994, p. 78.</text:p>
      <text:p text:style-name="P43">38. Charles Darwin, The Origin of Species by Means of Natural Selection, The Modern Library, New York, p. 127.</text:p>
      <text:p text:style-name="P43">39. Charles Darwin, The Origin of Species: A Facsimile of the First Edition, Harvard University Press, 1964, p. 184.</text:p>
      <text:p text:style-name="P43">40. B. G. Ranganathan, Origins?, Pennsylvania: The Banner of Truth Trust, 1988, p. 7.</text:p>
      <text:p text:style-name="P43">41. Charles Darwin, The Origin of Species: A Facsimile of the First Edition, p. 179.</text:p>
      <text:p text:style-name="P43">42. Charles Darwin, The Origin of Species, p. 172.</text:p>
      <text:p text:style-name="P43">43. Derek A. Ager, "The Nature of the Fossil Record," Proceedings of the British Geological Association, vol 87, 1976, p. 133.</text:p>
      <text:p text:style-name="P43">44. Douglas J. Futuyma, Science on Trial, Pantheon Books, New York, 1983, p. 197.</text:p>
      <text:p text:style-name="P43">45. Solly Zuckerman, Beyond The Ivory Tower, Toplinger Publications, New York, 1970, 75-14; Charles E. Oxnard, "The Place of Australopithecines in Human Evolution: Grounds for Doubt", Nature, vol 258, 389.</text:p>
      <text:p text:style-name="P43">46. "Could science be brought to an end by scientists' belief that they have final answers or by society's reluctance to pay the bills?" Scientific American, December 1992, p. 20.</text:p>
      <text:p text:style-name="P43">47. Alan Walker, Science, vol. 207, 7 March 1980, p. 1103; A. J. Kelso, Physical Antropology, 1st ed., J. B. Lipincott Co., New York, 1970, p. 221; M. D. Leakey, Olduvai Gorge, vol. 3, Cambridge University Press, Cambridge, 1971, p. 272.</text:p>
      <text:p text:style-name="P43">48. Jeffrey Kluger, "Not So Extinct After All: The Primitive Homo Erectus May Have Survived Long Enough To Coexist With Modern Humans," Time, 23 December 1996.</text:p>
      <text:p text:style-name="P43">49. S. J. Gould, Natural History, vol. 85, 1976, p. 30.</text:p>
      <text:p text:style-name="P43">50. Solly Zuckerman, Beyond The Ivory Tower, p. 19.</text:p>
      <text:p text:style-name="P43">51. Richard Lewontin, "The Demon-Haunted World," The New York Review of Books, January 9, 1997, p. 28.</text:p>
      <text:p text:style-name="P43">52. Malcolm Muggeridge, The End of Christendom, Grand Rapids: Eerdmans, 1980, p. 4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libri" svg:font-family="Calibri, Arial" style:font-family-generic="roman"/>
    <style:font-face style:name="Cochin" svg:font-family="Cochin" style:font-pitch="variable"/>
    <style:font-face style:name="FrizQuadrataTurk" svg:font-family="FrizQuadrataTurk" style:font-pitch="variable"/>
    <style:font-face style:name="Lucida Grande" svg:font-family="'Lucida Grande'" style:font-pitch="variable"/>
    <style:font-face style:name="MGillSans" svg:font-family="MGillSans" style:font-pitch="variable"/>
    <style:font-face style:name="New York" svg:font-family="'New York'" style:font-pitch="variable"/>
    <style:font-face style:name="OptimaTurk" svg:font-family="OptimaTurk" style:font-pitch="variable"/>
    <style:font-face style:name="PalatinoTurk" svg:font-family="PalatinoTurk" style:font-pitch="variable"/>
    <style:font-face style:name="SnellRoundhandBold" svg:font-family="SnellRoundhandBold" style:font-pitch="variable"/>
    <style:font-face style:name="Times" svg:font-family="Times"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urk" fo:font-family="HelveticaTurk" style:font-family-generic="swiss" style:font-pitch="variable" fo:font-size="12pt" fo:language="en" fo:country="US" style:font-name-asian="Times New Roman" style:font-family-asian="'Times New Roman'" style:font-family-generic-asian="roman" style:font-pitch-asian="variable" style:font-size-asian="12pt" style:font-name-complex="HelveticaTurk" style:font-family-complex="HelveticaTurk"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nametin"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B.BASLIK" style:family="paragraph">
      <style:paragraph-properties fo:margin-top="0cm" fo:margin-bottom="2.499cm" loext:contextual-spacing="false" fo:line-height="0.917cm" fo:text-align="center" style:justify-single-word="false" fo:orphans="2" fo:widows="2"/>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MGillSans" fo:font-family="MGillSans" style:font-pitch="variable" fo:font-size="14pt" fo:language="en" fo:country="GB" style:font-name-asian="Times New Roman" style:font-family-asian="'Times New Roman'" style:font-family-generic-asian="roman" style:font-pitch-asian="variable" style:font-size-asian="14pt" style:font-name-complex="MGillSans" style:font-family-complex="MGillSans" style:font-pitch-complex="variable" style:font-size-complex="10pt" style:language-complex="ar" style:country-complex="SA"/>
    </style:style>
    <style:style style:name="bölümb_2061__3a__20_al_2074__3a__20_anametin" style:display-name="bölümb⁡: al⁴: anametin" style:family="paragraph">
      <style:paragraph-properties fo:line-height="0.529cm" fo:text-align="justify" style:justify-single-word="false" fo:orphans="2" fo:widows="2"/>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a_206c__3a_n_2074__3a_" style:display-name="a⁬:n⁴:" style:family="paragraph">
      <style:paragraph-properties fo:margin-left="0.4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bas_206c__3a_k" style:display-name="bas⁬:k" style:family="paragraph">
      <style:paragraph-properties fo:margin-left="0cm" fo:margin-right="0cm" fo:margin-top="0.3cm" fo:margin-bottom="0.079cm" loext:contextual-spacing="false" fo:line-height="0.529cm" fo:text-align="justify" style:justify-single-word="false" fo:orphans="2" fo:widows="2" fo:text-indent="0.499cm" style:auto-text-indent="false"/>
      <style:text-properties style:use-window-font-color="true" style:font-name="Helvetica[T]Bold" fo:font-family="Helvetica[T]Bold, 'Times New Roman'"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Times New Roman'" style:font-family-generic-complex="swiss" style:font-pitch-complex="variable" style:font-size-complex="10pt" style:language-complex="ar" style:country-complex="SA"/>
    </style:style>
    <style:style style:name="ayet" style:family="paragraph">
      <style:paragraph-properties fo:margin-left="0.4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urk" fo:font-family="PalatinoTurk"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Turk" style:font-family-complex="PalatinoTurk" style:font-pitch-complex="variable" style:font-size-complex="10pt" style:language-complex="ar" style:country-complex="SA"/>
    </style:style>
    <style:style style:name="bas_206c__3a_k_20_ALT" style:display-name="bas⁬:k ALT" style:family="paragraph">
      <style:paragraph-properties fo:margin-left="0cm" fo:margin-right="0cm" fo:margin-top="0cm" fo:margin-bottom="0.079cm" loext:contextual-spacing="false" fo:line-height="0.529cm" fo:text-align="justify" style:justify-single-word="false" fo:orphans="2" fo:widows="2" fo:text-indent="0.499cm" style:auto-text-indent="false"/>
      <style:text-properties style:use-window-font-color="true" style:font-name="Helvetica[T]Bold" fo:font-family="Helvetica[T]Bold, 'Times New Roman'"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Times New Roman'" style:font-family-generic-complex="swiss"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loext:contextual-spacing="false" fo:line-height="0.564cm" fo:orphans="2" fo:widows="2" fo:text-indent="0cm" style:auto-text-indent="false"/>
      <style:text-properties style:use-window-font-color="true" style:font-name="Helvetica[T]Bold" fo:font-family="Helvetica[T]Bold, 'Times New Roman'"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Times New Roman'" style:font-family-generic-complex="swiss" style:font-pitch-complex="variable" style:font-size-complex="10pt" style:language-complex="ar" style:country-complex="SA"/>
    </style:style>
    <style:style style:name="RE_2053_9MALTI" style:display-name="RE⁓9MALTI" style:family="paragraph">
      <style:paragraph-properties fo:line-height="0.423cm" fo:orphans="2" fo:widows="2"/>
      <style:text-properties style:use-window-font-color="true"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Quote" style:family="paragraph" style:parent-style-name="Standard">
      <style:paragraph-properties fo:margin-left="0.799cm" fo:margin-right="0cm" fo:margin-top="0.106cm" fo:margin-bottom="0.106cm" loext:contextual-spacing="false" fo:text-indent="0cm" style:auto-text-indent="false"/>
      <style:text-properties style:font-name="PalatinoTurk" fo:font-family="PalatinoTurk" style:font-pitch="variable" fo:font-size="11pt" fo:language="en" fo:country="GB" fo:font-weight="bold" style:font-size-asian="11pt" style:font-weight-asian="bold" style:font-name-complex="PalatinoTurk" style:font-family-complex="PalatinoTurk" style:font-pitch-complex="variable"/>
    </style:style>
    <style:style style:name="Default_20_Paragraph_20_Font" style:display-name="Default Paragraph Font" style:family="text"/>
    <style:style style:name="Normal1" style:family="text">
      <style:text-properties style:font-name="HelveticaTurk" fo:font-family="HelveticaTurk" style:font-family-generic="swiss" style:font-pitch="variable" fo:font-size="12pt" fo:language="en" fo:country="US" style:font-size-asian="12pt" style:font-name-complex="HelveticaTurk" style:font-family-complex="HelveticaTurk" style:font-family-generic-complex="swiss" style:font-pitch-complex="variable"/>
    </style:style>
    <style:style style:name="dipnot" style:family="text">
      <style:text-properties style:text-position="super 58%" style:font-name="PalatinoTurk" fo:font-family="PalatinoTurk" style:font-pitch="variable" fo:font-size="6.5pt" fo:language="en" fo:country="US" style:font-size-asian="6.5pt" style:font-name-complex="PalatinoTurk" style:font-family-complex="PalatinoTurk" style:font-pitch-complex="variable"/>
    </style:style>
    <style:style style:name="Balloon_20_Text_20_Char" style:display-name="Balloon Text Char" style:family="text" style:parent-style-name="Default_20_Paragraph_20_Fon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istence of Allah</dc:title>
    <dc:subject>Existence of Allah</dc:subject>
    <meta:initial-creator>Adnan Oktar - Harun Yahya</meta:initial-creator>
    <meta:creation-date>2010-05-06T09:54:00</meta:creation-date>
    <dc:date>2020-06-28T22:10:28.125008158</dc:date>
    <meta:editing-cycles>43</meta:editing-cycles>
    <meta:editing-duration>PT54M25S</meta:editing-duration>
    <meta:generator>LibreOffice/6.4.4.2$Linux_X86_64 LibreOffice_project/523b8e55cdb4890550c54dc0a0ee2ea29d34e811</meta:generator>
    <meta:keyword>Existence of Allah</meta:keyword>
    <meta:document-statistic meta:table-count="0" meta:image-count="0" meta:object-count="0" meta:page-count="67" meta:paragraph-count="641" meta:word-count="25708" meta:character-count="152713" meta:non-whitespace-character-count="127481"/>
  </office:meta>
</office:document-meta>
</file>